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 svg:font-family="Arial" style:font-family-generic="swiss"/>
    <style:font-face style:name="Times New Roman" svg:font-family="'Times New Roman'" style:font-family-generic="swiss"/>
    <style:font-face style:name="Liberation Serif" svg:font-family="'Liberation Serif'"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margin-left="0.127cm" fo:margin-right="0cm" fo:margin-top="0cm" fo:margin-bottom="0cm" style:contextual-spacing="false" fo:line-height="100%" fo:text-align="start" style:justify-single-word="false" fo:text-indent="0cm" style:auto-text-indent="false">
        <style:tab-stops>
          <style:tab-stop style:position="10.589cm" style:type="right"/>
        </style:tab-stops>
      </style:paragraph-properties>
    </style:style>
    <style:style style:name="P2" style:family="paragraph" style:parent-style-name="Frame_20_contents">
      <style:paragraph-properties fo:margin-left="0.127cm" fo:margin-right="0cm" fo:margin-top="0cm" fo:margin-bottom="0cm" style:contextual-spacing="false" fo:line-height="100%" fo:text-align="start" style:justify-single-word="false" fo:text-indent="0cm" style:auto-text-indent="false">
        <style:tab-stops>
          <style:tab-stop style:position="10.578cm" style:type="right"/>
        </style:tab-stops>
      </style:paragraph-properties>
    </style:style>
    <style:style style:name="P3" style:family="paragraph" style:parent-style-name="Frame_20_contents">
      <style:paragraph-properties fo:margin-left="0.127cm" fo:margin-right="0cm" fo:margin-top="0cm" fo:margin-bottom="0cm" style:contextual-spacing="false" fo:line-height="100%" fo:text-align="start" style:justify-single-word="false" fo:text-indent="0cm" style:auto-text-indent="false">
        <style:tab-stops>
          <style:tab-stop style:position="10.575cm" style:type="right"/>
        </style:tab-stops>
      </style:paragraph-properties>
    </style:style>
    <style:style style:name="P4"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601cm" style:type="right"/>
        </style:tab-stops>
      </style:paragraph-properties>
    </style:style>
    <style:style style:name="P5"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82cm" style:type="right"/>
        </style:tab-stops>
      </style:paragraph-properties>
    </style:style>
    <style:style style:name="P6"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478cm" style:type="right"/>
        </style:tab-stops>
      </style:paragraph-properties>
    </style:style>
    <style:style style:name="P7"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78cm" style:type="right"/>
        </style:tab-stops>
      </style:paragraph-properties>
    </style:style>
    <style:style style:name="P8"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69cm" style:type="right"/>
        </style:tab-stops>
      </style:paragraph-properties>
    </style:style>
    <style:style style:name="P9"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73cm" style:type="right"/>
        </style:tab-stops>
      </style:paragraph-properties>
    </style:style>
    <style:style style:name="P10"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53cm" style:type="right"/>
        </style:tab-stops>
      </style:paragraph-properties>
    </style:style>
    <style:style style:name="P11"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71cm" style:type="right"/>
        </style:tab-stops>
      </style:paragraph-properties>
    </style:style>
    <style:style style:name="P12"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66cm" style:type="right"/>
        </style:tab-stops>
      </style:paragraph-properties>
    </style:style>
    <style:style style:name="P13"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75cm" style:type="right"/>
        </style:tab-stops>
      </style:paragraph-properties>
    </style:style>
    <style:style style:name="P14"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62cm" style:type="right"/>
        </style:tab-stops>
      </style:paragraph-properties>
    </style:style>
    <style:style style:name="P15"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89cm" style:type="right"/>
        </style:tab-stops>
      </style:paragraph-properties>
    </style:style>
    <style:style style:name="P16" style:family="paragraph" style:parent-style-name="Frame_20_contents">
      <style:paragraph-properties fo:margin-left="0.127cm" fo:margin-right="0.127cm" fo:margin-top="0cm" fo:margin-bottom="0cm" style:contextual-spacing="false" fo:line-height="0.316cm" fo:text-align="start" style:justify-single-word="false" fo:text-indent="0.381cm" style:auto-text-indent="false"/>
    </style:style>
    <style:style style:name="P17" style:family="paragraph" style:parent-style-name="Frame_20_contents">
      <style:paragraph-properties fo:margin-left="0.127cm" fo:margin-right="0.127cm" fo:margin-top="0cm" fo:margin-bottom="0.064cm" style:contextual-spacing="false" fo:line-height="100%" fo:text-align="start" style:justify-single-word="false" fo:text-indent="0.381cm" style:auto-text-indent="false"/>
    </style:style>
    <style:style style:name="P18" style:family="paragraph" style:parent-style-name="Footer">
      <style:paragraph-properties fo:text-align="end" style:justify-single-word="false"/>
    </style:style>
    <style:style style:name="P19" style:family="paragraph" style:parent-style-name="Footnote">
      <style:text-properties officeooo:rsid="0019cca4" officeooo:paragraph-rsid="0019cca4"/>
    </style:style>
    <style:style style:name="P20" style:family="paragraph" style:parent-style-name="Frame_20_contents">
      <style:paragraph-properties fo:margin-left="0cm" fo:margin-right="0cm" fo:margin-top="0cm" fo:margin-bottom="0cm" style:contextual-spacing="false" fo:line-height="100%" fo:text-align="start" style:justify-single-word="false" fo:text-indent="0cm" style:auto-text-indent="false">
        <style:tab-stops>
          <style:tab-stop style:position="10.582cm" style:type="right"/>
        </style:tab-stops>
      </style:paragraph-properties>
    </style:style>
    <style:style style:name="P21" style:family="paragraph" style:parent-style-name="Standard">
      <style:paragraph-properties fo:margin-left="6.477cm" fo:margin-right="0cm" fo:margin-top="0cm" fo:margin-bottom="0.318cm" style:contextual-spacing="false" fo:line-height="100%" fo:text-align="center" style:justify-single-word="false" fo:text-indent="0cm" style:auto-text-indent="false"/>
      <style:text-properties fo:color="#000000" loext:opacity="100%" style:text-line-through-style="none" style:text-line-through-type="none" style:text-position="0% 100%" style:font-name="Times New Roman" fo:font-size="10.5pt" fo:letter-spacing="-0.004cm" fo:language="fr" fo:country="FR" fo:font-weight="normal" style:font-size-asian="10.5pt" style:font-weight-asian="normal" style:font-weight-complex="normal" style:text-scale="100%"/>
    </style:style>
    <style:style style:name="P22" style:family="paragraph" style:parent-style-name="Standard" style:master-page-name="Standard">
      <style:paragraph-properties fo:margin-left="6.477cm" fo:margin-right="0cm" fo:margin-top="0cm" fo:margin-bottom="0.318cm" style:contextual-spacing="false" fo:line-height="100%" fo:text-align="center" style:justify-single-word="false" fo:text-indent="0cm" style:auto-text-indent="false" style:page-number="15"/>
      <style:text-properties fo:font-weight="normal" style:font-weight-asian="normal" style:font-weight-complex="normal"/>
    </style:style>
    <style:style style:name="P23" style:family="paragraph" style:parent-style-name="Standard">
      <style:paragraph-properties fo:margin-left="0cm" fo:margin-right="0cm" fo:margin-top="0cm" fo:margin-bottom="0.318cm" style:contextual-spacing="false" fo:line-height="100%" fo:text-align="center" style:justify-single-word="false" fo:text-indent="0cm" style:auto-text-indent="false"/>
      <style:text-properties fo:color="#000000" loext:opacity="100%" style:text-line-through-style="none" style:text-line-through-type="none" style:text-position="0% 100%" style:font-name="Times New Roman" fo:font-size="10.5pt" fo:letter-spacing="-0.004cm" fo:language="fr" fo:country="FR" fo:font-weight="normal" style:font-size-asian="10.5pt" style:font-weight-asian="normal" style:font-weight-complex="normal" style:text-scale="100%"/>
    </style:style>
    <style:style style:name="P24" style:family="paragraph" style:parent-style-name="Standard">
      <style:paragraph-properties fo:margin-left="0cm" fo:margin-right="0cm" fo:margin-top="0cm" fo:margin-bottom="0.318cm" style:contextual-spacing="false" fo:line-height="100%" fo:text-align="center" style:justify-single-word="false" fo:text-indent="0cm" style:auto-text-indent="false"/>
      <style:text-properties fo:color="#000000" loext:opacity="100%" style:text-line-through-style="none" style:text-line-through-type="none" style:text-position="0% 100%" style:font-name="Times New Roman" fo:font-size="10.5pt" fo:letter-spacing="-0.004cm" fo:language="fr" fo:country="FR" fo:font-weight="normal" officeooo:rsid="0012531c" officeooo:paragraph-rsid="0012531c" style:font-size-asian="10.5pt" style:font-weight-asian="normal" style:font-weight-complex="normal" style:text-scale="100%"/>
    </style:style>
    <style:style style:name="P25" style:family="paragraph" style:parent-style-name="Standard">
      <style:paragraph-properties fo:margin-left="0cm" fo:margin-right="0cm" fo:margin-top="0cm" fo:margin-bottom="0.318cm" style:contextual-spacing="false" fo:line-height="100%" fo:text-align="center" style:justify-single-word="false" fo:text-indent="0cm" style:auto-text-indent="false"/>
      <style:text-properties fo:color="#000000" loext:opacity="100%" style:text-line-through-style="none" style:text-line-through-type="none" style:text-position="0% 100%" style:font-name="Times New Roman" fo:font-size="28pt" fo:letter-spacing="-0.004cm" fo:language="fr" fo:country="FR" fo:font-weight="bold" officeooo:rsid="0012531c" officeooo:paragraph-rsid="0012531c" style:font-size-asian="28pt" style:font-weight-asian="bold" style:font-size-complex="28pt" style:font-weight-complex="bold" style:text-scale="100%"/>
    </style:style>
    <style:style style:name="P26" style:family="paragraph" style:parent-style-name="Standard" style:list-style-name="WWNum4">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97cm" style:type="char" style:char=","/>
        </style:tab-stops>
      </style:paragraph-properties>
      <style:text-properties fo:font-size="10pt" fo:font-weight="normal" officeooo:paragraph-rsid="00101c89" style:font-size-asian="10pt" style:font-weight-asian="normal" style:font-size-complex="10pt" style:font-weight-complex="normal"/>
    </style:style>
    <style:style style:name="P27" style:family="paragraph" style:parent-style-name="Standard" style:list-style-name="WWNum4" style:master-page-name="">
      <loext:graphic-properties draw:fill="none"/>
      <style:paragraph-properties fo:margin-left="0cm" fo:margin-right="0cm" fo:margin-top="0cm" fo:margin-bottom="0cm" style:contextual-spacing="false" fo:line-height="100%" fo:text-align="justify" style:justify-single-word="false" fo:text-indent="0cm" style:auto-text-indent="false" style:page-number="auto" fo:background-color="transparent">
        <style:tab-stops>
          <style:tab-stop style:position="1.397cm" style:type="char" style:char=","/>
        </style:tab-stops>
      </style:paragraph-properties>
      <style:text-properties fo:color="#000000" loext:opacity="100%" style:text-line-through-style="none" style:text-line-through-type="none" style:text-position="0% 100%" style:font-name="Times New Roman" fo:font-size="10pt" fo:letter-spacing="-0.019cm" fo:language="fr" fo:country="FR" fo:font-weight="normal" officeooo:paragraph-rsid="00101c89" style:font-size-asian="10pt" style:font-weight-asian="normal" style:font-size-complex="10pt" style:font-weight-complex="normal" style:text-scale="100%"/>
    </style:style>
    <style:style style:name="P28" style:family="paragraph" style:parent-style-name="Standard" style:master-page-name="Converted4">
      <style:paragraph-properties fo:margin-left="0cm" fo:margin-right="0cm" fo:margin-top="0cm" fo:margin-bottom="0cm" style:contextual-spacing="false" fo:line-height="85%" fo:text-align="center" style:justify-single-word="false" fo:text-indent="0cm" style:auto-text-indent="false" style:page-number="auto"/>
      <style:text-properties fo:color="#000000" loext:opacity="100%" style:text-line-through-style="none" style:text-line-through-type="none" style:text-position="0% 100%" style:font-name="Times New Roman" fo:font-size="12pt" fo:letter-spacing="0.004cm" fo:language="fr" fo:country="FR" fo:font-style="italic" fo:font-weight="normal" style:font-size-asian="12pt" style:font-style-asian="italic" style:font-weight-asian="normal" style:font-weight-complex="normal" style:text-scale="100%"/>
    </style:style>
    <style:style style:name="P29" style:family="paragraph" style:parent-style-name="Standard">
      <style:paragraph-properties fo:margin-left="0cm" fo:margin-right="0cm" fo:margin-top="1.27cm" fo:margin-bottom="0cm" style:contextual-spacing="false" fo:line-height="85%" fo:text-align="center" style:justify-single-word="false" fo:text-indent="0cm" style:auto-text-indent="false"/>
      <style:text-properties fo:color="#000000" loext:opacity="100%" style:text-line-through-style="none" style:text-line-through-type="none" style:text-position="0% 100%" style:font-name="Times New Roman" fo:font-size="10pt" fo:letter-spacing="-0.012cm" fo:language="fr" fo:country="FR" fo:font-weight="normal" officeooo:paragraph-rsid="00101c89" style:font-size-asian="10pt" style:font-weight-asian="normal" style:font-size-complex="10pt" style:font-weight-complex="normal" style:text-scale="100%"/>
    </style:style>
    <style:style style:name="P30" style:family="paragraph" style:parent-style-name="Standard">
      <style:paragraph-properties fo:margin-left="0cm" fo:margin-right="0cm" fo:margin-top="1.27cm" fo:margin-bottom="0cm" style:contextual-spacing="false" fo:line-height="100%" fo:text-align="center" style:justify-single-word="false" fo:text-indent="0cm" style:auto-text-indent="false"/>
      <style:text-properties fo:color="#000000" loext:opacity="100%" style:text-line-through-style="none" style:text-line-through-type="none" style:text-position="0% 100%" style:font-name="Times New Roman" fo:font-size="10pt" fo:letter-spacing="-0.011cm" fo:language="fr" fo:country="FR" fo:font-weight="normal" officeooo:paragraph-rsid="00101c89" style:font-size-asian="10pt" style:font-weight-asian="normal" style:font-size-complex="10pt" style:font-weight-complex="normal" style:text-scale="100%"/>
    </style:style>
    <style:style style:name="P31" style:family="paragraph" style:parent-style-name="Standard">
      <style:paragraph-properties fo:margin-left="0cm" fo:margin-right="0cm" fo:margin-top="1.27cm" fo:margin-bottom="0cm" style:contextual-spacing="false" fo:line-height="100%" fo:text-align="center" style:justify-single-word="false" fo:text-indent="0cm" style:auto-text-indent="false"/>
      <style:text-properties fo:color="#cccccc" loext:opacity="100%" style:text-line-through-style="none" style:text-line-through-type="none" style:text-position="0% 100%" style:font-name="Times New Roman" fo:font-size="10pt" fo:letter-spacing="-0.011cm" fo:language="fr" fo:country="FR" fo:font-weight="normal" officeooo:paragraph-rsid="00101c89" style:font-size-asian="10pt" style:font-weight-asian="normal" style:font-size-complex="10pt" style:font-weight-complex="normal" style:text-scale="100%"/>
    </style:style>
    <style:style style:name="P32" style:family="paragraph" style:parent-style-name="Standard">
      <style:paragraph-properties fo:margin-left="0cm" fo:margin-right="0cm" fo:margin-top="1.27cm" fo:margin-bottom="0cm" style:contextual-spacing="false" fo:line-height="100%" fo:text-align="center" style:justify-single-word="false" fo:text-indent="0cm" style:auto-text-indent="false"/>
      <style:text-properties fo:color="#cccccc" loext:opacity="100%" style:text-line-through-style="none" style:text-line-through-type="none" style:text-position="0% 100%" style:font-name="Times New Roman" fo:font-size="10pt" fo:letter-spacing="-0.007cm" fo:language="fr" fo:country="FR" fo:font-weight="normal" officeooo:paragraph-rsid="00101c89" style:font-size-asian="10pt" style:font-weight-asian="normal" style:font-size-complex="10pt" style:font-weight-complex="normal" style:text-scale="100%"/>
    </style:style>
    <style:style style:name="P33" style:family="paragraph" style:parent-style-name="Standard">
      <style:paragraph-properties fo:margin-left="0cm" fo:margin-right="0cm" fo:margin-top="1.27cm" fo:margin-bottom="0cm" style:contextual-spacing="false" fo:line-height="100%" fo:text-align="center" style:justify-single-word="false" fo:text-indent="0cm" style:auto-text-indent="false"/>
      <style:text-properties fo:color="#cccccc" loext:opacity="100%" fo:font-size="10pt" fo:font-weight="normal" officeooo:paragraph-rsid="00101c89" style:font-size-asian="10pt" style:font-weight-asian="normal" style:font-size-complex="10pt" style:font-weight-complex="normal"/>
    </style:style>
    <style:style style:name="P34" style:family="paragraph" style:parent-style-name="Standard">
      <style:paragraph-properties fo:margin-left="0cm" fo:margin-right="0cm" fo:margin-top="1.334cm" fo:margin-bottom="0cm" style:contextual-spacing="false" fo:line-height="86%" fo:text-align="center" style:justify-single-word="false" fo:text-indent="0cm" style:auto-text-indent="false"/>
      <style:text-properties fo:color="#cccccc" loext:opacity="100%" style:text-line-through-style="none" style:text-line-through-type="none" style:text-position="0% 100%" style:font-name="Times New Roman" fo:font-size="10pt" fo:letter-spacing="-0.009cm" fo:language="fr" fo:country="FR" fo:font-weight="normal" officeooo:paragraph-rsid="00101c89" style:font-size-asian="10pt" style:font-weight-asian="normal" style:font-size-complex="10pt" style:font-weight-complex="normal" style:text-scale="100%"/>
    </style:style>
    <style:style style:name="P35" style:family="paragraph" style:parent-style-name="Standard">
      <style:paragraph-properties fo:margin-left="0cm" fo:margin-right="0cm" fo:margin-top="1.334cm" fo:margin-bottom="0cm" style:contextual-spacing="false" fo:line-height="100%" fo:text-align="center" style:justify-single-word="false" fo:text-indent="0cm" style:auto-text-indent="false" fo:break-before="page"/>
      <style:text-properties fo:color="#cccccc" loext:opacity="100%" style:text-line-through-style="none" style:text-line-through-type="none" style:text-position="0% 100%" style:font-name="Times New Roman" fo:font-size="10pt" fo:letter-spacing="-0.007cm" fo:language="fr" fo:country="FR" fo:font-weight="normal" officeooo:paragraph-rsid="00101c89" style:font-size-asian="10pt" style:font-weight-asian="normal" style:font-size-complex="10pt" style:font-weight-complex="normal" style:text-scale="100%"/>
    </style:style>
    <style:style style:name="P36" style:family="paragraph" style:parent-style-name="Standard">
      <style:paragraph-properties fo:margin-left="0cm" fo:margin-right="0cm" fo:margin-top="1.778cm" fo:margin-bottom="0cm" style:contextual-spacing="false" fo:line-height="100%" fo:text-align="center" style:justify-single-word="false" fo:text-indent="0cm" style:auto-text-indent="false"/>
      <style:text-properties fo:color="#cccccc" loext:opacity="100%" style:text-line-through-style="none" style:text-line-through-type="none" style:text-position="0% 100%" style:font-name="Times New Roman" fo:font-size="10pt" fo:letter-spacing="-0.011cm" fo:language="fr" fo:country="FR" fo:font-weight="normal" officeooo:paragraph-rsid="00101c89" style:font-size-asian="10pt" style:font-weight-asian="normal" style:font-size-complex="10pt" style:font-weight-complex="normal" style:text-scale="100%"/>
    </style:style>
    <style:style style:name="P37" style:family="paragraph" style:parent-style-name="Standard">
      <style:paragraph-properties fo:margin-left="0cm" fo:margin-right="0cm" fo:margin-top="1.524cm" fo:margin-bottom="0cm" style:contextual-spacing="false" fo:line-height="150%" fo:text-align="center" style:justify-single-word="false" fo:text-indent="0cm" style:auto-text-indent="false"/>
      <style:text-properties fo:color="#000000" loext:opacity="100%" style:text-line-through-style="none" style:text-line-through-type="none" style:text-position="0% 100%" style:font-name="Times New Roman" fo:font-size="14.5pt" fo:letter-spacing="normal" fo:language="fr" fo:country="FR" fo:font-weight="normal" style:font-size-asian="14.5pt" style:font-weight-asian="normal" style:font-weight-complex="normal" style:text-scale="95%"/>
    </style:style>
    <style:style style:name="P38" style:family="paragraph" style:parent-style-name="Standard">
      <style:paragraph-properties fo:margin-left="0cm" fo:margin-right="0cm" fo:margin-top="1.588cm" fo:margin-bottom="0cm" style:contextual-spacing="false" fo:line-height="83%" fo:text-align="center" style:justify-single-word="false" fo:text-indent="0cm" style:auto-text-indent="false"/>
      <style:text-properties fo:color="#000000" loext:opacity="100%" style:text-line-through-style="none" style:text-line-through-type="none" style:text-position="0% 100%" style:font-name="Times New Roman" fo:font-size="10pt" fo:letter-spacing="-0.014cm" fo:language="fr" fo:country="FR" fo:font-weight="normal" style:font-size-asian="10pt" style:font-weight-asian="normal" style:font-size-complex="10pt" style:font-weight-complex="normal" style:text-scale="100%"/>
    </style:style>
    <style:style style:name="P39" style:family="paragraph" style:parent-style-name="Standard">
      <style:paragraph-properties fo:margin-left="0cm" fo:margin-right="0cm" fo:margin-top="0.445cm" fo:margin-bottom="0cm" style:contextual-spacing="false" fo:line-height="100%" fo:text-align="center" style:justify-single-word="false" fo:text-indent="0cm" style:auto-text-indent="false"/>
      <style:text-properties fo:color="#cccccc" loext:opacity="100%" fo:font-size="10pt" fo:font-weight="normal" officeooo:paragraph-rsid="00101c89" style:font-size-asian="10pt" style:font-weight-asian="normal" style:font-size-complex="10pt" style:font-weight-complex="normal"/>
    </style:style>
    <style:style style:name="P40" style:family="paragraph" style:parent-style-name="Standard">
      <style:paragraph-properties fo:margin-left="0.508cm" fo:margin-right="0.127cm" fo:margin-top="0cm" fo:margin-bottom="0cm" style:contextual-spacing="false" fo:line-height="100%" fo:text-align="justify" style:justify-single-word="false" fo:text-indent="0.254cm" style:auto-text-indent="false"/>
      <style:text-properties fo:color="#000000" loext:opacity="100%" style:text-line-through-style="none" style:text-line-through-type="none" style:text-position="0% 100%" style:font-name="Times New Roman" fo:font-size="10pt" fo:letter-spacing="normal" fo:language="fr" fo:country="FR" fo:font-weight="normal" officeooo:paragraph-rsid="000c229c" style:font-size-asian="10pt" style:font-weight-asian="normal" style:font-size-complex="10pt" style:font-weight-complex="normal" style:text-scale="100%"/>
    </style:style>
    <style:style style:name="P41" style:family="paragraph" style:parent-style-name="Standard">
      <style:paragraph-properties fo:margin-left="0.508cm" fo:margin-right="0.127cm" fo:margin-top="0cm" fo:margin-bottom="0cm" style:contextual-spacing="false" fo:line-height="110%" fo:text-align="justify" style:justify-single-word="false" fo:text-indent="0.254cm" style:auto-text-indent="false"/>
      <style:text-properties fo:font-size="10pt" fo:font-weight="normal" style:font-size-asian="10pt" style:font-weight-asian="normal" style:font-size-complex="10pt" style:font-weight-complex="normal"/>
    </style:style>
    <style:style style:name="P42" style:family="paragraph" style:parent-style-name="Standard">
      <style:paragraph-properties fo:margin-left="0.508cm" fo:margin-right="0.127cm" fo:margin-top="0.064cm" fo:margin-bottom="0cm" style:contextual-spacing="false" fo:line-height="100%" fo:text-align="justify" style:justify-single-word="false" fo:text-indent="0.254cm" style:auto-text-indent="false"/>
      <style:text-properties fo:color="#000000" loext:opacity="100%" style:text-line-through-style="none" style:text-line-through-type="none" style:text-position="0% 100%" style:font-name="Times New Roman" fo:font-size="10pt" fo:letter-spacing="-0.002cm" fo:language="fr" fo:country="FR" fo:font-weight="normal" officeooo:paragraph-rsid="000c229c" style:font-size-asian="10pt" style:font-weight-asian="normal" style:font-size-complex="10pt" style:font-weight-complex="normal" style:text-scale="100%"/>
    </style:style>
    <style:style style:name="P43" style:family="paragraph" style:parent-style-name="Standard">
      <style:paragraph-properties fo:margin-left="0.508cm" fo:margin-right="0.127cm" fo:margin-top="0.064cm" fo:margin-bottom="0cm" style:contextual-spacing="false" fo:line-height="100%" fo:text-align="justify" style:justify-single-word="false" fo:text-indent="0.254cm" style:auto-text-indent="false"/>
      <style:text-properties fo:color="#000000" loext:opacity="100%" style:text-line-through-style="none" style:text-line-through-type="none" style:text-position="0% 100%" style:font-name="Times New Roman" fo:font-size="10pt" fo:letter-spacing="0.002cm" fo:language="fr" fo:country="FR" fo:font-weight="normal" officeooo:paragraph-rsid="000c229c" style:font-size-asian="10pt" style:font-weight-asian="normal" style:font-size-complex="10pt" style:font-weight-complex="normal" style:text-scale="100%"/>
    </style:style>
    <style:style style:name="P44" style:family="paragraph" style:parent-style-name="Standard">
      <style:paragraph-properties fo:margin-left="0.508cm" fo:margin-right="0.127cm" fo:margin-top="0.064cm" fo:margin-bottom="0cm" style:contextual-spacing="false" fo:line-height="100%" fo:text-align="justify" style:justify-single-word="false" fo:text-indent="0.254cm" style:auto-text-indent="false"/>
      <style:text-properties fo:font-size="10pt" fo:font-weight="normal" officeooo:paragraph-rsid="000c229c" style:font-size-asian="10pt" style:font-weight-asian="normal" style:font-size-complex="10pt" style:font-weight-complex="normal"/>
    </style:style>
    <style:style style:name="P45" style:family="paragraph" style:parent-style-name="Standard">
      <style:paragraph-properties fo:margin-left="0.508cm" fo:margin-right="0.127cm" fo:margin-top="0.381cm" fo:margin-bottom="0cm" style:contextual-spacing="false" fo:line-height="110%" fo:text-align="justify" style:justify-single-word="false" fo:text-indent="0.254cm" style:auto-text-indent="false"/>
      <style:text-properties fo:font-size="10pt" fo:font-weight="normal" style:font-size-asian="10pt" style:font-weight-asian="normal" style:font-size-complex="10pt" style:font-weight-complex="normal"/>
    </style:style>
    <style:style style:name="P46" style:family="paragraph" style:parent-style-name="Standard">
      <style:paragraph-properties fo:margin-left="0.508cm" fo:margin-right="0.127cm" fo:margin-top="0.508cm" fo:margin-bottom="0cm" style:contextual-spacing="false" fo:line-height="100%" fo:text-align="start" style:justify-single-word="false" fo:text-indent="0.254cm" style:auto-text-indent="false" fo:break-before="page"/>
      <style:text-properties fo:color="#000000" loext:opacity="100%" style:text-line-through-style="none" style:text-line-through-type="none" style:text-position="0% 100%" style:font-name="Times New Roman" fo:font-size="10pt" fo:letter-spacing="normal" fo:language="fr" fo:country="FR" fo:font-weight="normal" style:font-size-asian="10pt" style:font-weight-asian="normal" style:font-size-complex="10pt" style:font-weight-complex="normal" style:text-scale="100%"/>
    </style:style>
    <style:style style:name="P47" style:family="paragraph" style:parent-style-name="Standard">
      <style:paragraph-properties fo:margin-left="0.508cm" fo:margin-right="0.127cm" fo:margin-top="0.508cm" fo:margin-bottom="0cm" style:contextual-spacing="false" fo:line-height="100%" fo:text-align="justify" style:justify-single-word="false" fo:text-indent="0.254cm" style:auto-text-indent="false"/>
      <style:text-properties fo:font-size="10pt" fo:font-weight="normal" style:font-size-asian="10pt" style:font-weight-asian="normal" style:font-size-complex="10pt" style:font-weight-complex="normal"/>
    </style:style>
    <style:style style:name="P48" style:family="paragraph" style:parent-style-name="Standard">
      <style:paragraph-properties fo:margin-left="0.508cm" fo:margin-right="0.127cm" fo:margin-top="0.127cm" fo:margin-bottom="0cm" style:contextual-spacing="false" fo:line-height="100%" fo:text-align="justify" style:justify-single-word="false" fo:text-indent="0.254cm" style:auto-text-indent="false"/>
      <style:text-properties fo:color="#000000" loext:opacity="100%" style:text-line-through-style="none" style:text-line-through-type="none" style:text-position="0% 100%" style:font-name="Times New Roman" fo:font-size="10pt" fo:letter-spacing="-0.002cm" fo:language="fr" fo:country="FR" fo:font-weight="normal" style:font-size-asian="10pt" style:font-weight-asian="normal" style:font-size-complex="10pt" style:font-weight-complex="normal" style:text-scale="100%"/>
    </style:style>
    <style:style style:name="P49" style:family="paragraph" style:parent-style-name="Standard">
      <style:paragraph-properties fo:margin-left="0.508cm" fo:margin-right="0cm" fo:margin-top="0.826cm" fo:margin-bottom="0cm" style:contextual-spacing="false" fo:line-height="100%" fo:text-align="start" style:justify-single-word="false" fo:text-indent="0cm" style:auto-text-indent="false" fo:break-before="page"/>
      <style:text-properties fo:color="#000000" loext:opacity="100%" style:text-line-through-style="none" style:text-line-through-type="none" style:text-position="0% 100%" style:font-name="Times New Roman" fo:font-size="10pt" fo:letter-spacing="normal" fo:language="fr" fo:country="FR" fo:font-weight="normal" style:font-size-asian="10pt" style:font-weight-asian="normal" style:font-size-complex="10pt" style:font-weight-complex="normal" style:text-scale="100%"/>
    </style:style>
    <style:style style:name="P50" style:family="paragraph" style:parent-style-name="Standard">
      <style:paragraph-properties fo:margin-left="0.508cm" fo:margin-right="0cm" fo:margin-top="0.826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51" style:family="paragraph" style:parent-style-name="Standard">
      <style:paragraph-properties fo:margin-left="0.508cm" fo:margin-right="0cm" fo:margin-top="0.826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10%"/>
    </style:style>
    <style:style style:name="P52" style:family="paragraph" style:parent-style-name="Standard">
      <style:paragraph-properties fo:margin-left="0.508cm" fo:margin-right="0cm" fo:margin-top="0.889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style:font-size-asian="10pt" style:font-weight-asian="normal" style:font-size-complex="10pt" style:font-weight-complex="normal" style:text-scale="100%"/>
    </style:style>
    <style:style style:name="P53" style:family="paragraph" style:parent-style-name="Standard">
      <style:paragraph-properties fo:margin-left="0.508cm" fo:margin-right="0cm" fo:margin-top="0.889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54" style:family="paragraph" style:parent-style-name="Standard">
      <style:paragraph-properties fo:margin-left="0.508cm" fo:margin-right="0cm" fo:margin-top="0.445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55" style:family="paragraph" style:parent-style-name="Standard">
      <style:paragraph-properties fo:margin-left="0.508cm" fo:margin-right="0cm" fo:margin-top="0.445cm" fo:margin-bottom="0cm" style:contextual-spacing="false" fo:line-height="9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56" style:family="paragraph" style:parent-style-name="Standard">
      <style:paragraph-properties fo:margin-left="0.508cm" fo:margin-right="0cm" fo:margin-top="0.508cm" fo:margin-bottom="0cm" style:contextual-spacing="false" fo:line-height="90%" fo:text-align="start" style:justify-single-word="false" fo:text-indent="0cm" style:auto-text-indent="false"/>
      <style:text-properties fo:color="#cccccc"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57" style:family="paragraph" style:parent-style-name="Standard">
      <style:paragraph-properties fo:margin-left="0.508cm" fo:margin-right="0cm" fo:margin-top="0.508cm" fo:margin-bottom="0cm" style:contextual-spacing="false" fo:line-height="90%" fo:text-align="start" style:justify-single-word="false" fo:text-indent="0cm" style:auto-text-indent="false" fo:break-before="page"/>
      <style:text-properties fo:color="#cccccc"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58" style:family="paragraph" style:parent-style-name="Standard">
      <style:paragraph-properties fo:margin-left="0.508cm" fo:margin-right="0cm" fo:margin-top="1.27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style:font-size-asian="10pt" style:font-weight-asian="normal" style:font-size-complex="10pt" style:font-weight-complex="normal" style:text-scale="100%"/>
    </style:style>
    <style:style style:name="P59" style:family="paragraph" style:parent-style-name="Standard">
      <style:paragraph-properties fo:margin-left="0.508cm" fo:margin-right="0cm" fo:margin-top="0cm" fo:margin-bottom="0cm" style:contextual-spacing="false" fo:line-height="100%" fo:text-align="start" style:justify-single-word="false" fo:text-indent="0cm" style:auto-text-indent="false"/>
      <style:text-properties fo:font-size="10pt" fo:font-weight="normal" style:font-size-asian="10pt" style:font-weight-asian="normal" style:font-size-complex="10pt" style:font-weight-complex="normal"/>
    </style:style>
    <style:style style:name="P60" style:family="paragraph" style:parent-style-name="Standard">
      <style:paragraph-properties fo:margin-left="0.635cm" fo:margin-right="0cm" fo:margin-top="0.381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0.012cm" fo:language="fr" fo:country="FR" fo:font-weight="normal" officeooo:paragraph-rsid="00101c89" style:font-size-asian="10pt" style:font-weight-asian="normal" style:font-size-complex="10pt" style:font-weight-complex="normal" style:text-scale="100%"/>
    </style:style>
    <style:style style:name="P61" style:family="paragraph" style:parent-style-name="Standard">
      <style:paragraph-properties fo:margin-left="1.27cm" fo:margin-right="0.127cm" fo:margin-top="0.762cm" fo:margin-bottom="0cm" style:contextual-spacing="false" fo:line-height="100%" fo:text-align="justify" style:justify-single-word="false" fo:text-indent="0cm" style:auto-text-indent="false"/>
      <style:text-properties fo:color="#cccccc" loext:opacity="100%" style:text-line-through-style="none" style:text-line-through-type="none" style:text-position="0% 100%" style:font-name="Times New Roman" fo:font-size="10pt" fo:letter-spacing="-0.007cm" fo:language="fr" fo:country="FR" fo:font-weight="normal" officeooo:paragraph-rsid="00101c89" style:font-size-asian="10pt" style:font-weight-asian="normal" style:font-size-complex="10pt" style:font-weight-complex="normal" style:text-scale="100%"/>
    </style:style>
    <style:style style:name="P62" style:family="paragraph" style:parent-style-name="Standard" style:list-style-name="WWNum4">
      <style:paragraph-properties fo:margin-top="0.254cm" fo:margin-bottom="0cm" style:contextual-spacing="false" fo:line-height="200%" fo:text-align="start" style:justify-single-word="false">
        <style:tab-stops>
          <style:tab-stop style:position="1.27cm" style:type="char" style:char=","/>
        </style:tab-stops>
      </style:paragraph-properties>
      <style:text-properties fo:color="#cccccc" loext:opacity="100%" fo:font-size="10pt" fo:font-weight="normal" officeooo:paragraph-rsid="00101c89" style:font-size-asian="10pt" style:font-weight-asian="normal" style:font-size-complex="10pt" style:font-weight-complex="normal"/>
    </style:style>
    <style:style style:name="P63" style:family="paragraph" style:parent-style-name="Standard">
      <style:paragraph-properties fo:margin-left="0.127cm" fo:margin-right="0cm" fo:margin-top="0.445cm" fo:margin-bottom="0cm" style:contextual-spacing="false" fo:line-height="115%" fo:text-align="start" style:justify-single-word="false" fo:text-indent="0cm" style:auto-text-indent="false"/>
      <style:text-properties fo:color="#cccccc" loext:opacity="100%" style:text-line-through-style="none" style:text-line-through-type="none" style:text-position="0% 100%" style:font-name="Times New Roman" fo:font-size="10pt" fo:letter-spacing="-0.012cm" fo:language="fr" fo:country="FR" fo:font-weight="normal" officeooo:paragraph-rsid="00101c89" style:font-size-asian="10pt" style:font-weight-asian="normal" style:font-size-complex="10pt" style:font-weight-complex="normal" style:text-scale="100%"/>
    </style:style>
    <style:style style:name="P64"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font-size="10pt" fo:font-weight="normal" style:font-size-asian="10pt" style:font-weight-asian="normal" style:font-size-complex="10pt" style:font-weight-complex="normal"/>
    </style:style>
    <style:style style:name="P65"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font-size="10pt" fo:font-weight="normal" officeooo:paragraph-rsid="001096e4" style:font-size-asian="10pt" style:font-weight-asian="normal" style:font-size-complex="10pt" style:font-weight-complex="normal"/>
    </style:style>
    <style:style style:name="P66"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font-size="10pt" fo:font-weight="normal" officeooo:paragraph-rsid="00101c89" style:font-size-asian="10pt" style:font-weight-asian="normal" style:font-size-complex="10pt" style:font-weight-complex="normal"/>
    </style:style>
    <style:style style:name="P67"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font-size="10pt" fo:font-weight="normal" officeooo:paragraph-rsid="000e1dde" style:font-size-asian="10pt" style:font-weight-asian="normal" style:font-size-complex="10pt" style:font-weight-complex="normal"/>
    </style:style>
    <style:style style:name="P68" style:family="paragraph" style:parent-style-name="Standard">
      <style:paragraph-properties fo:margin-left="0.127cm" fo:margin-right="0.127cm" fo:margin-top="0cm" fo:margin-bottom="0cm" style:contextual-spacing="false" fo:line-height="0.425cm" fo:text-align="justify" style:justify-single-word="false" fo:text-indent="0.381cm" style:auto-text-indent="false"/>
      <style:text-properties fo:font-size="10pt" fo:font-weight="normal" officeooo:paragraph-rsid="001096e4" style:font-size-asian="10pt" style:font-weight-asian="normal" style:font-size-complex="10pt" style:font-weight-complex="normal"/>
    </style:style>
    <style:style style:name="P69"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color="#cccccc" loext:opacity="100%" fo:font-size="10pt" fo:font-weight="normal" style:font-size-asian="10pt" style:font-weight-asian="normal" style:font-size-complex="10pt" style:font-weight-complex="normal"/>
    </style:style>
    <style:style style:name="P70"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color="#cccccc" loext:opacity="100%" fo:font-size="10pt" fo:font-weight="normal" officeooo:paragraph-rsid="000a5b93" style:font-size-asian="10pt" style:font-weight-asian="normal" style:font-size-complex="10pt" style:font-weight-complex="normal"/>
    </style:style>
    <style:style style:name="P71"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72"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color="#cccccc" loext:opacity="100%" fo:font-size="10pt" fo:font-weight="normal" officeooo:paragraph-rsid="001096e4" style:font-size-asian="10pt" style:font-weight-asian="normal" style:font-size-complex="10pt" style:font-weight-complex="normal"/>
    </style:style>
    <style:style style:name="P73"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color="#cccccc" loext:opacity="100%" fo:font-size="10pt" fo:font-weight="normal" officeooo:paragraph-rsid="000e1dde" style:font-size-asian="10pt" style:font-weight-asian="normal" style:font-size-complex="10pt" style:font-weight-complex="normal"/>
    </style:style>
    <style:style style:name="P74"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style:text-properties fo:color="#cccccc" loext:opacity="100%" style:text-line-through-style="none" style:text-line-through-type="none" style:text-position="0% 100%" style:font-name="Times New Roman" fo:font-size="10pt" fo:letter-spacing="-0.007cm" fo:language="fr" fo:country="FR" fo:font-weight="normal" officeooo:paragraph-rsid="00101c89" style:font-size-asian="10pt" style:font-weight-asian="normal" style:font-size-complex="10pt" style:font-weight-complex="normal" style:text-scale="100%"/>
    </style:style>
    <style:style style:name="P75"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fo:break-before="page"/>
      <style:text-properties fo:font-size="10pt" fo:font-weight="normal" style:font-size-asian="10pt" style:font-weight-asian="normal" style:font-size-complex="10pt" style:font-weight-complex="normal"/>
    </style:style>
    <style:style style:name="P76"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77"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fo:break-before="page"/>
      <style:text-properties fo:color="#cccccc" loext:opacity="100%" style:text-line-through-style="none" style:text-line-through-type="none" style:text-position="0% 100%" style:font-name="Times New Roman" fo:font-size="10pt" fo:letter-spacing="-0.009cm" fo:language="fr" fo:country="FR" fo:font-weight="normal" officeooo:paragraph-rsid="00101c89" style:font-size-asian="10pt" style:font-weight-asian="normal" style:font-size-complex="10pt" style:font-weight-complex="normal" style:text-scale="100%"/>
    </style:style>
    <style:style style:name="P78" style:family="paragraph" style:parent-style-name="Standard">
      <style:paragraph-properties fo:margin-left="0.127cm" fo:margin-right="0.127cm" fo:margin-top="0cm" fo:margin-bottom="0cm" style:contextual-spacing="false" fo:line-height="100%" fo:text-align="justify" style:justify-single-word="false" fo:text-indent="0.381cm" style:auto-text-indent="false" fo:break-before="page"/>
      <style:text-properties fo:color="#cccccc" loext:opacity="100%" style:text-line-through-style="none" style:text-line-through-type="none" style:text-position="0% 100%" style:font-name="Times New Roman" fo:font-size="10pt" fo:letter-spacing="normal" fo:language="fr" fo:country="FR" fo:font-weight="normal" officeooo:paragraph-rsid="00101c89" style:font-size-asian="10pt" style:font-weight-asian="normal" style:font-size-complex="10pt" style:font-weight-complex="normal" style:text-scale="100%"/>
    </style:style>
    <style:style style:name="P79" style:family="paragraph" style:parent-style-name="Standard">
      <style:paragraph-properties fo:margin-left="0.127cm" fo:margin-right="0.127cm" fo:margin-top="0cm" fo:margin-bottom="5.715cm" style:contextual-spacing="false" fo:line-height="100%" fo:text-align="justify" style:justify-single-word="false" fo:text-indent="0.381cm" style:auto-text-indent="false"/>
      <style:text-properties fo:color="#cccccc" loext:opacity="100%" fo:font-size="10pt" fo:font-weight="normal" officeooo:paragraph-rsid="000a5b93" style:font-size-asian="10pt" style:font-weight-asian="normal" style:font-size-complex="10pt" style:font-weight-complex="normal"/>
    </style:style>
    <style:style style:name="P80" style:family="paragraph" style:parent-style-name="Standard">
      <style:paragraph-properties fo:margin-left="0.127cm" fo:margin-right="0.127cm" fo:margin-top="1.334cm" fo:margin-bottom="0cm" style:contextual-spacing="false" fo:line-height="100%" fo:text-align="justify" style:justify-single-word="false" fo:text-indent="0.381cm" style:auto-text-indent="false"/>
      <style:text-properties fo:font-size="10pt" fo:font-weight="normal" officeooo:paragraph-rsid="000c229c" style:font-size-asian="10pt" style:font-weight-asian="normal" style:font-size-complex="10pt" style:font-weight-complex="normal"/>
    </style:style>
    <style:style style:name="P81" style:family="paragraph" style:parent-style-name="Standard">
      <style:paragraph-properties fo:margin-left="0.127cm" fo:margin-right="0.127cm" fo:margin-top="0.826cm" fo:margin-bottom="0cm" style:contextual-spacing="false" fo:line-height="100%" fo:text-align="justify" style:justify-single-word="false" fo:text-indent="0.381cm" style:auto-text-indent="false"/>
      <style:text-properties fo:font-size="10pt" fo:font-weight="normal" style:font-size-asian="10pt" style:font-weight-asian="normal" style:font-size-complex="10pt" style:font-weight-complex="normal"/>
    </style:style>
    <style:style style:name="P82" style:family="paragraph" style:parent-style-name="Standard">
      <style:paragraph-properties fo:margin-left="0.127cm" fo:margin-right="0.127cm" fo:margin-top="0.826cm" fo:margin-bottom="0cm" style:contextual-spacing="false" fo:line-height="100%" fo:text-align="justify" style:justify-single-word="false" fo:text-indent="0.381cm" style:auto-text-indent="false"/>
      <style:text-properties fo:font-size="10pt" fo:font-weight="normal" officeooo:paragraph-rsid="001096e4" style:font-size-asian="10pt" style:font-weight-asian="normal" style:font-size-complex="10pt" style:font-weight-complex="normal"/>
    </style:style>
    <style:style style:name="P83" style:family="paragraph" style:parent-style-name="Standard">
      <style:paragraph-properties fo:margin-left="0.127cm" fo:margin-right="0.127cm" fo:margin-top="0.826cm" fo:margin-bottom="0cm" style:contextual-spacing="false" fo:line-height="100%" fo:text-align="justify" style:justify-single-word="false" fo:text-indent="0.381cm" style:auto-text-indent="false"/>
      <style:text-properties fo:font-size="10pt" fo:font-weight="normal" officeooo:paragraph-rsid="00101c89" style:font-size-asian="10pt" style:font-weight-asian="normal" style:font-size-complex="10pt" style:font-weight-complex="normal"/>
    </style:style>
    <style:style style:name="P84" style:family="paragraph" style:parent-style-name="Standard">
      <style:paragraph-properties fo:margin-left="0.127cm" fo:margin-right="0.127cm" fo:margin-top="0.826cm" fo:margin-bottom="0cm" style:contextual-spacing="false" fo:line-height="100%" fo:text-align="justify" style:justify-single-word="false" fo:text-indent="0.381cm" style:auto-text-indent="false"/>
      <style:text-properties fo:font-size="10pt" fo:font-weight="normal" officeooo:paragraph-rsid="000c229c" style:font-size-asian="10pt" style:font-weight-asian="normal" style:font-size-complex="10pt" style:font-weight-complex="normal"/>
    </style:style>
    <style:style style:name="P85" style:family="paragraph" style:parent-style-name="Standard">
      <style:paragraph-properties fo:margin-left="0.127cm" fo:margin-right="0.127cm" fo:margin-top="0.826cm" fo:margin-bottom="0cm" style:contextual-spacing="false" fo:line-height="100%" fo:text-align="justify" style:justify-single-word="false" fo:text-indent="0.381cm" style:auto-text-indent="false"/>
      <style:text-properties fo:color="#cccccc" loext:opacity="100%" fo:font-size="10pt" fo:font-weight="normal" style:font-size-asian="10pt" style:font-weight-asian="normal" style:font-size-complex="10pt" style:font-weight-complex="normal"/>
    </style:style>
    <style:style style:name="P86" style:family="paragraph" style:parent-style-name="Standard">
      <style:paragraph-properties fo:margin-left="0.127cm" fo:margin-right="0.127cm" fo:margin-top="0.826cm" fo:margin-bottom="0cm" style:contextual-spacing="false" fo:line-height="100%"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87" style:family="paragraph" style:parent-style-name="Standard">
      <style:paragraph-properties fo:margin-left="0.127cm" fo:margin-right="0.127cm" fo:margin-top="0cm" fo:margin-bottom="0.635cm" style:contextual-spacing="false" fo:line-height="100%" fo:text-align="justify" style:justify-single-word="false" fo:text-indent="0.381cm" style:auto-text-indent="false"/>
      <style:text-properties fo:font-size="10pt" fo:font-weight="normal" officeooo:paragraph-rsid="000c229c" style:font-size-asian="10pt" style:font-weight-asian="normal" style:font-size-complex="10pt" style:font-weight-complex="normal"/>
    </style:style>
    <style:style style:name="P88" style:family="paragraph" style:parent-style-name="Standard">
      <style:paragraph-properties fo:margin-left="0.127cm" fo:margin-right="0.127cm" fo:margin-top="0.762cm" fo:margin-bottom="0cm" style:contextual-spacing="false" fo:line-height="100%" fo:text-align="justify" style:justify-single-word="false" fo:text-indent="0.381cm" style:auto-text-indent="false"/>
      <style:text-properties fo:font-size="10pt" fo:font-weight="normal" officeooo:paragraph-rsid="00101c89" style:font-size-asian="10pt" style:font-weight-asian="normal" style:font-size-complex="10pt" style:font-weight-complex="normal"/>
    </style:style>
    <style:style style:name="P89" style:family="paragraph" style:parent-style-name="Standard">
      <style:paragraph-properties fo:margin-left="0.127cm" fo:margin-right="0.127cm" fo:margin-top="0.762cm" fo:margin-bottom="0cm" style:contextual-spacing="false" fo:line-height="100%" fo:text-align="start" style:justify-single-word="false" fo:text-indent="0.381cm" style:auto-text-indent="false"/>
      <style:text-properties fo:font-size="10pt" fo:font-weight="normal" style:font-size-asian="10pt" style:font-weight-asian="normal" style:font-size-complex="10pt" style:font-weight-complex="normal"/>
    </style:style>
    <style:style style:name="P90" style:family="paragraph" style:parent-style-name="Standard">
      <style:paragraph-properties fo:margin-left="0.127cm" fo:margin-right="0.127cm" fo:margin-top="0.762cm" fo:margin-bottom="0cm" style:contextual-spacing="false" fo:line-height="100%"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91" style:family="paragraph" style:parent-style-name="Standard">
      <style:paragraph-properties fo:margin-left="0.127cm" fo:margin-right="0.127cm" fo:margin-top="0.762cm" fo:margin-bottom="0cm" style:contextual-spacing="false" fo:line-height="100%" fo:text-align="justify" style:justify-single-word="false" fo:text-indent="0.381cm" style:auto-text-indent="false"/>
      <style:text-properties fo:color="#cccccc" loext:opacity="100%" fo:font-size="10pt" fo:font-weight="normal" officeooo:paragraph-rsid="001096e4" style:font-size-asian="10pt" style:font-weight-asian="normal" style:font-size-complex="10pt" style:font-weight-complex="normal"/>
    </style:style>
    <style:style style:name="P92" style:family="paragraph" style:parent-style-name="Standard">
      <style:paragraph-properties fo:margin-left="0.127cm" fo:margin-right="0.127cm" fo:margin-top="0cm" fo:margin-bottom="0.826cm" style:contextual-spacing="false" fo:line-height="100%"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93" style:family="paragraph" style:parent-style-name="Standard">
      <style:paragraph-properties fo:margin-left="0.127cm" fo:margin-right="0.127cm" fo:margin-top="0.889cm" fo:margin-bottom="0cm" style:contextual-spacing="false" fo:line-height="100%" fo:text-align="justify" style:justify-single-word="false" fo:text-indent="0.381cm" style:auto-text-indent="false"/>
      <style:text-properties fo:font-size="10pt" fo:font-weight="normal" officeooo:paragraph-rsid="00101c89" style:font-size-asian="10pt" style:font-weight-asian="normal" style:font-size-complex="10pt" style:font-weight-complex="normal"/>
    </style:style>
    <style:style style:name="P94" style:family="paragraph" style:parent-style-name="Standard">
      <style:paragraph-properties fo:margin-left="0.127cm" fo:margin-right="0.127cm" fo:margin-top="0.889cm" fo:margin-bottom="0cm" style:contextual-spacing="false" fo:line-height="100%"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95" style:family="paragraph" style:parent-style-name="Standard">
      <style:paragraph-properties fo:margin-left="0.127cm" fo:margin-right="0.127cm" fo:margin-top="0.889cm" fo:margin-bottom="0cm" style:contextual-spacing="false" fo:line-height="100%" fo:text-align="justify" style:justify-single-word="false" fo:text-indent="0.381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96" style:family="paragraph" style:parent-style-name="Standard">
      <style:paragraph-properties fo:margin-left="0.127cm" fo:margin-right="0.127cm" fo:margin-top="0cm" fo:margin-bottom="0.445cm" style:contextual-spacing="false" fo:line-height="100%" fo:text-align="justify" style:justify-single-word="false" fo:text-indent="0.381cm" style:auto-text-indent="false"/>
      <style:text-properties fo:font-size="10pt" fo:font-weight="normal" officeooo:paragraph-rsid="00101c89" style:font-size-asian="10pt" style:font-weight-asian="normal" style:font-size-complex="10pt" style:font-weight-complex="normal"/>
    </style:style>
    <style:style style:name="P97" style:family="paragraph" style:parent-style-name="Standard">
      <style:paragraph-properties fo:margin-left="0.127cm" fo:margin-right="0.127cm" fo:margin-top="0.635cm" fo:margin-bottom="0cm" style:contextual-spacing="false" fo:line-height="100%"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98" style:family="paragraph" style:parent-style-name="Standard">
      <style:paragraph-properties fo:margin-left="0.127cm" fo:margin-right="0.127cm" fo:margin-top="0.064cm" fo:margin-bottom="0cm" style:contextual-spacing="false" fo:line-height="93%" fo:text-align="justify" style:justify-single-word="false" fo:text-indent="0.381cm" style:auto-text-indent="false"/>
      <style:text-properties fo:color="#cccccc" loext:opacity="100%" fo:font-size="10pt" fo:font-weight="normal" officeooo:paragraph-rsid="00101c89" style:font-size-asian="10pt" style:font-weight-asian="normal" style:font-size-complex="10pt" style:font-weight-complex="normal"/>
    </style:style>
    <style:style style:name="P99" style:family="paragraph" style:parent-style-name="Standard">
      <style:paragraph-properties fo:margin-left="0.127cm" fo:margin-right="0.127cm" fo:margin-top="0.508cm" fo:margin-bottom="0cm" style:contextual-spacing="false" fo:line-height="0.423cm" fo:text-align="justify" style:justify-single-word="false" fo:text-indent="0.381cm" style:auto-text-indent="false"/>
      <style:text-properties fo:font-size="10pt" fo:font-weight="normal" officeooo:paragraph-rsid="00101c89" style:font-size-asian="10pt" style:font-weight-asian="normal" style:font-size-complex="10pt" style:font-weight-complex="normal"/>
    </style:style>
    <style:style style:name="P100" style:family="paragraph" style:parent-style-name="Standard">
      <style:paragraph-properties fo:margin-left="0.762cm" fo:margin-right="0cm" fo:margin-top="0.445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0.014cm" fo:language="fr" fo:country="FR" fo:font-weight="normal" officeooo:paragraph-rsid="00101c89" style:font-size-asian="10pt" style:font-weight-asian="normal" style:font-size-complex="10pt" style:font-weight-complex="normal" style:text-scale="100%"/>
    </style:style>
    <style:style style:name="P101" style:family="paragraph" style:parent-style-name="Standard">
      <style:paragraph-properties fo:margin-left="0.762cm" fo:margin-right="0cm" fo:margin-top="0.064cm" fo:margin-bottom="0cm" style:contextual-spacing="false" fo:line-height="100%" fo:text-align="start" style:justify-single-word="false" fo:text-indent="0cm" style:auto-text-indent="false"/>
      <style:text-properties fo:font-size="10pt" fo:font-weight="normal" style:font-size-asian="10pt" style:font-weight-asian="normal" style:font-size-complex="10pt" style:font-weight-complex="normal"/>
    </style:style>
    <style:style style:name="P102" style:family="paragraph" style:parent-style-name="Standard">
      <style:paragraph-properties fo:margin-left="0.762cm" fo:margin-right="0cm" fo:margin-top="0.064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0pt" fo:letter-spacing="normal" fo:language="fr" fo:country="FR" fo:font-weight="normal" style:font-size-asian="10pt" style:font-weight-asian="normal" style:font-size-complex="10pt" style:font-weight-complex="normal" style:text-scale="100%"/>
    </style:style>
    <style:style style:name="P103" style:family="paragraph" style:parent-style-name="Standard">
      <style:paragraph-properties fo:margin-left="3.556cm" fo:margin-right="0cm" fo:margin-top="0.381cm" fo:margin-bottom="0cm" style:contextual-spacing="false" fo:line-height="113%" fo:text-align="start" style:justify-single-word="false" fo:text-indent="0cm" style:auto-text-indent="false"/>
      <style:text-properties fo:color="#cccccc" loext:opacity="100%" style:text-line-through-style="none" style:text-line-through-type="none" style:text-position="0% 100%" style:font-name="Times New Roman" fo:font-size="10pt" fo:letter-spacing="-0.014cm" fo:language="fr" fo:country="FR" fo:font-weight="normal" officeooo:paragraph-rsid="00101c89" style:font-size-asian="10pt" style:font-weight-asian="normal" style:font-size-complex="10pt" style:font-weight-complex="normal" style:text-scale="100%"/>
    </style:style>
    <style:style style:name="P104" style:family="paragraph" style:parent-style-name="Standard">
      <style:paragraph-properties fo:margin-left="0.381cm" fo:margin-right="0cm" fo:margin-top="0cm" fo:margin-bottom="0cm" style:contextual-spacing="false" fo:line-height="95%" fo:text-align="start" style:justify-single-word="false" fo:text-indent="0cm" style:auto-text-indent="false"/>
      <style:text-properties fo:font-weight="normal" style:font-weight-asian="normal" style:font-weight-complex="normal"/>
    </style:style>
    <style:style style:name="P105" style:family="paragraph" style:parent-style-name="Standard">
      <style:paragraph-properties fo:margin-left="0.381cm" fo:margin-right="0cm" fo:margin-top="0.445cm" fo:margin-bottom="0cm" style:contextual-spacing="false" fo:line-height="115%" fo:text-align="start" style:justify-single-word="false" fo:text-indent="0cm" style:auto-text-indent="false"/>
      <style:text-properties fo:color="#000000" loext:opacity="100%" style:text-line-through-style="none" style:text-line-through-type="none" style:text-position="0% 100%" style:font-name="Times New Roman" fo:font-size="10pt" fo:letter-spacing="-0.012cm" fo:language="fr" fo:country="FR" fo:font-weight="normal" style:font-size-asian="10pt" style:font-weight-asian="normal" style:font-size-complex="10pt" style:font-weight-complex="normal" style:text-scale="100%"/>
    </style:style>
    <style:style style:name="P106" style:family="paragraph" style:parent-style-name="Standard">
      <style:paragraph-properties fo:margin-left="4.064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text-position="0% 100%" style:font-name="Times New Roman" fo:font-size="14pt" fo:letter-spacing="normal" fo:language="fr" fo:country="FR" fo:font-weight="normal" style:font-size-asian="14pt" style:font-weight-asian="normal" style:font-weight-complex="normal" style:text-scale="95%"/>
    </style:style>
    <style:style style:name="P107" style:family="paragraph" style:parent-style-name="Standard">
      <style:paragraph-properties fo:margin-left="0cm" fo:margin-right="0.254cm" fo:margin-top="1.588cm" fo:margin-bottom="0cm" style:contextual-spacing="false" fo:line-height="100%" fo:text-align="justify" style:justify-single-word="false" fo:text-indent="0.381cm" style:auto-text-indent="false"/>
      <style:text-properties fo:font-size="10pt" fo:font-weight="normal" officeooo:paragraph-rsid="000a5b93" style:font-size-asian="10pt" style:font-weight-asian="normal" style:font-size-complex="10pt" style:font-weight-complex="normal"/>
    </style:style>
    <style:style style:name="P108" style:family="paragraph" style:parent-style-name="Standard">
      <style:paragraph-properties fo:margin-left="0cm" fo:margin-right="0.254cm" fo:margin-top="0cm" fo:margin-bottom="0cm" style:contextual-spacing="false" fo:line-height="100%" fo:text-align="justify" style:justify-single-word="false" fo:text-indent="0.381cm" style:auto-text-indent="false"/>
      <style:text-properties fo:font-size="10pt" fo:font-weight="normal" style:font-size-asian="10pt" style:font-weight-asian="normal" style:font-size-complex="10pt" style:font-weight-complex="normal"/>
    </style:style>
    <style:style style:name="P109" style:family="paragraph" style:parent-style-name="Standard">
      <style:paragraph-properties fo:margin-left="0cm" fo:margin-right="0.254cm" fo:margin-top="1.588cm" fo:margin-bottom="0cm" style:contextual-spacing="false" fo:line-height="100%" fo:text-align="justify" style:justify-single-word="false" fo:text-indent="0cm" style:auto-text-indent="false" fo:break-before="page"/>
      <style:text-properties fo:font-size="10pt" fo:font-weight="normal" officeooo:paragraph-rsid="000a5b93" style:font-size-asian="10pt" style:font-weight-asian="normal" style:font-size-complex="10pt" style:font-weight-complex="normal"/>
    </style:style>
    <style:style style:name="P110"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font-size="10pt" fo:font-weight="normal" officeooo:paragraph-rsid="001096e4" style:font-size-asian="10pt" style:font-weight-asian="normal" style:font-size-complex="10pt" style:font-weight-complex="normal"/>
    </style:style>
    <style:style style:name="P111"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font-size="10pt" fo:font-weight="normal" officeooo:paragraph-rsid="000e1dde" style:font-size-asian="10pt" style:font-weight-asian="normal" style:font-size-complex="10pt" style:font-weight-complex="normal"/>
    </style:style>
    <style:style style:name="P112" style:family="paragraph" style:parent-style-name="Standard">
      <style:paragraph-properties fo:margin-left="0.127cm" fo:margin-right="0.127cm" fo:margin-top="0cm" fo:margin-bottom="0cm" style:contextual-spacing="false" fo:line-height="0.425cm" fo:text-align="justify" style:justify-single-word="false" fo:text-indent="0cm" style:auto-text-indent="false" fo:break-before="page"/>
      <style:text-properties fo:font-size="10pt" fo:font-weight="normal" officeooo:paragraph-rsid="001096e4" style:font-size-asian="10pt" style:font-weight-asian="normal" style:font-size-complex="10pt" style:font-weight-complex="normal"/>
    </style:style>
    <style:style style:name="P113"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font-weight="normal" officeooo:paragraph-rsid="00101c89" style:font-weight-asian="normal" style:font-weight-complex="normal"/>
    </style:style>
    <style:style style:name="P114"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color="#cccccc" loext:opacity="100%" fo:font-size="10pt" fo:font-weight="normal" officeooo:paragraph-rsid="000a5b93" style:font-size-asian="10pt" style:font-weight-asian="normal" style:font-size-complex="10pt" style:font-weight-complex="normal"/>
    </style:style>
    <style:style style:name="P115"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116"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color="#cccccc" loext:opacity="100%" fo:font-size="10pt" fo:font-weight="normal" officeooo:paragraph-rsid="001096e4" style:font-size-asian="10pt" style:font-weight-asian="normal" style:font-size-complex="10pt" style:font-weight-complex="normal"/>
    </style:style>
    <style:style style:name="P117"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fo:break-before="page"/>
      <style:text-properties fo:color="#cccccc" loext:opacity="100%" fo:font-size="10pt" fo:font-weight="normal" officeooo:paragraph-rsid="000e1dde" style:font-size-asian="10pt" style:font-weight-asian="normal" style:font-size-complex="10pt" style:font-weight-complex="normal"/>
    </style:style>
    <style:style style:name="P118" style:family="paragraph" style:parent-style-name="Standard">
      <style:paragraph-properties fo:margin-left="0.127cm" fo:margin-right="0.127cm" fo:margin-top="0cm" fo:margin-bottom="0cm" style:contextual-spacing="false" fo:line-height="100%" fo:text-align="justify" style:justify-single-word="false" fo:text-indent="0cm" style:auto-text-indent="false"/>
      <style:text-properties fo:font-weight="normal" officeooo:paragraph-rsid="00101c89" style:font-weight-asian="normal" style:font-weight-complex="normal"/>
    </style:style>
    <style:style style:name="P119" style:family="paragraph" style:parent-style-name="Standard">
      <style:paragraph-properties fo:margin-left="0.127cm" fo:margin-right="0.127cm" fo:margin-top="0cm" fo:margin-bottom="5.715cm" style:contextual-spacing="false" fo:line-height="100%" fo:text-align="justify" style:justify-single-word="false" fo:text-indent="0cm" style:auto-text-indent="false" fo:break-before="page"/>
      <style:text-properties fo:color="#cccccc" loext:opacity="100%" fo:font-size="10pt" fo:font-weight="normal" officeooo:paragraph-rsid="000a5b93" style:font-size-asian="10pt" style:font-weight-asian="normal" style:font-size-complex="10pt" style:font-weight-complex="normal"/>
    </style:style>
    <style:style style:name="P120" style:family="paragraph" style:parent-style-name="Standard">
      <style:paragraph-properties fo:margin-left="0.127cm" fo:margin-right="0.127cm" fo:margin-top="1.334cm" fo:margin-bottom="0cm" style:contextual-spacing="false" fo:line-height="100%" fo:text-align="justify" style:justify-single-word="false" fo:text-indent="0cm" style:auto-text-indent="false" fo:break-before="page"/>
      <style:text-properties fo:font-size="10pt" fo:font-weight="normal" officeooo:paragraph-rsid="000c229c" style:font-size-asian="10pt" style:font-weight-asian="normal" style:font-size-complex="10pt" style:font-weight-complex="normal"/>
    </style:style>
    <style:style style:name="P121" style:family="paragraph" style:parent-style-name="Standard">
      <style:paragraph-properties fo:margin-left="0.127cm" fo:margin-right="0.127cm" fo:margin-top="0.826cm" fo:margin-bottom="0cm" style:contextual-spacing="false" fo:line-height="100%" fo:text-align="justify" style:justify-single-word="false" fo:text-indent="0cm" style:auto-text-indent="false" fo:break-before="page"/>
      <style:text-properties fo:font-size="10pt" fo:font-weight="normal" officeooo:paragraph-rsid="001096e4" style:font-size-asian="10pt" style:font-weight-asian="normal" style:font-size-complex="10pt" style:font-weight-complex="normal"/>
    </style:style>
    <style:style style:name="P122" style:family="paragraph" style:parent-style-name="Standard">
      <style:paragraph-properties fo:margin-left="0.127cm" fo:margin-right="0.127cm" fo:margin-top="0.826cm" fo:margin-bottom="0cm" style:contextual-spacing="false" fo:line-height="100%" fo:text-align="justify" style:justify-single-word="false" fo:text-indent="0cm" style:auto-text-indent="false" fo:break-before="page"/>
      <style:text-properties fo:font-size="10pt" fo:font-weight="normal" officeooo:paragraph-rsid="000c229c" style:font-size-asian="10pt" style:font-weight-asian="normal" style:font-size-complex="10pt" style:font-weight-complex="normal"/>
    </style:style>
    <style:style style:name="P123" style:family="paragraph" style:parent-style-name="Standard">
      <style:paragraph-properties fo:margin-left="0.127cm" fo:margin-right="0.127cm" fo:margin-top="0.826cm" fo:margin-bottom="0cm" style:contextual-spacing="false" fo:line-height="100%" fo:text-align="justify" style:justify-single-word="false" fo:text-indent="0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124" style:family="paragraph" style:parent-style-name="Standard">
      <style:paragraph-properties fo:margin-left="0.127cm" fo:margin-right="0.127cm" fo:margin-top="0cm" fo:margin-bottom="0.826cm" style:contextual-spacing="false" fo:line-height="100%" fo:text-align="justify" style:justify-single-word="false" fo:text-indent="0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125" style:family="paragraph" style:parent-style-name="Standard">
      <style:paragraph-properties fo:margin-left="0.127cm" fo:margin-right="0.127cm" fo:margin-top="0.889cm" fo:margin-bottom="0cm" style:contextual-spacing="false" fo:line-height="100%" fo:text-align="justify" style:justify-single-word="false" fo:text-indent="0cm" style:auto-text-indent="false" fo:break-before="page"/>
      <style:text-properties fo:font-size="10pt" fo:font-weight="normal" officeooo:paragraph-rsid="00101c89" style:font-size-asian="10pt" style:font-weight-asian="normal" style:font-size-complex="10pt" style:font-weight-complex="normal"/>
    </style:style>
    <style:style style:name="P126" style:family="paragraph" style:parent-style-name="Standard">
      <style:paragraph-properties fo:margin-left="0.127cm" fo:margin-right="0.127cm" fo:margin-top="0.508cm" fo:margin-bottom="0cm" style:contextual-spacing="false" fo:line-height="0.423cm" fo:text-align="justify" style:justify-single-word="false" fo:text-indent="0cm" style:auto-text-indent="false" fo:break-before="page"/>
      <style:text-properties fo:font-size="10pt" fo:font-weight="normal" officeooo:paragraph-rsid="00101c89" style:font-size-asian="10pt" style:font-weight-asian="normal" style:font-size-complex="10pt" style:font-weight-complex="normal"/>
    </style:style>
    <style:style style:name="P127" style:family="paragraph" style:parent-style-name="Standard">
      <style:paragraph-properties fo:margin-left="0.127cm" fo:margin-right="0.127cm" fo:margin-top="0.508cm" fo:margin-bottom="0cm" style:contextual-spacing="false" fo:line-height="100%" fo:text-align="justify" style:justify-single-word="false" fo:text-indent="0cm" style:auto-text-indent="false" fo:break-before="page"/>
      <style:text-properties fo:font-size="10pt" fo:font-weight="normal" officeooo:paragraph-rsid="00101c89" style:font-size-asian="10pt" style:font-weight-asian="normal" style:font-size-complex="10pt" style:font-weight-complex="normal"/>
    </style:style>
    <style:style style:name="P128" style:family="paragraph" style:parent-style-name="Standard">
      <style:paragraph-properties fo:margin-left="0.127cm" fo:margin-right="0.127cm" fo:margin-top="0cm" fo:margin-bottom="0.445cm" style:contextual-spacing="false" fo:line-height="100%" fo:text-align="justify" style:justify-single-word="false" fo:text-indent="0cm" style:auto-text-indent="false" fo:break-before="page"/>
      <style:text-properties fo:font-size="10pt" fo:font-weight="normal" officeooo:paragraph-rsid="00101c89" style:font-size-asian="10pt" style:font-weight-asian="normal" style:font-size-complex="10pt" style:font-weight-complex="normal"/>
    </style:style>
    <style:style style:name="P129" style:family="paragraph" style:parent-style-name="Standard">
      <style:paragraph-properties fo:margin-left="0.127cm" fo:margin-right="0.127cm" fo:margin-top="0.762cm" fo:margin-bottom="0cm" style:contextual-spacing="false" fo:line-height="100%" fo:text-align="justify" style:justify-single-word="false" fo:text-indent="0cm" style:auto-text-indent="false" fo:break-before="page"/>
      <style:text-properties fo:font-size="10pt" fo:font-weight="normal" officeooo:paragraph-rsid="00101c89" style:font-size-asian="10pt" style:font-weight-asian="normal" style:font-size-complex="10pt" style:font-weight-complex="normal"/>
    </style:style>
    <style:style style:name="P130" style:family="paragraph" style:parent-style-name="Standard">
      <style:paragraph-properties fo:margin-left="0.127cm" fo:margin-right="0.127cm" fo:margin-top="0.762cm" fo:margin-bottom="0cm" style:contextual-spacing="false" fo:line-height="100%" fo:text-align="justify" style:justify-single-word="false" fo:text-indent="0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131" style:family="paragraph" style:parent-style-name="Standard">
      <style:paragraph-properties fo:margin-left="0.127cm" fo:margin-right="0.127cm" fo:margin-top="0.762cm" fo:margin-bottom="0cm" style:contextual-spacing="false" fo:line-height="100%" fo:text-align="justify" style:justify-single-word="false" fo:text-indent="0cm" style:auto-text-indent="false" fo:break-before="page"/>
      <style:text-properties fo:color="#cccccc" loext:opacity="100%" fo:font-size="10pt" fo:font-weight="normal" officeooo:paragraph-rsid="001096e4" style:font-size-asian="10pt" style:font-weight-asian="normal" style:font-size-complex="10pt" style:font-weight-complex="normal"/>
    </style:style>
    <style:style style:name="P132" style:family="paragraph" style:parent-style-name="Standard">
      <style:paragraph-properties fo:margin-left="0.127cm" fo:margin-right="0.127cm" fo:margin-top="0.762cm" fo:margin-bottom="0cm" style:contextual-spacing="false" fo:line-height="100%" fo:text-align="justify" style:justify-single-word="false" fo:text-indent="0cm" style:auto-text-indent="false"/>
      <style:text-properties fo:font-size="10pt" fo:font-weight="normal" officeooo:paragraph-rsid="00101c89" style:font-size-asian="10pt" style:font-weight-asian="normal" style:font-size-complex="10pt" style:font-weight-complex="normal"/>
    </style:style>
    <style:style style:name="P133" style:family="paragraph" style:parent-style-name="Standard">
      <style:paragraph-properties fo:margin-left="0.127cm" fo:margin-right="0.127cm" fo:margin-top="0.635cm" fo:margin-bottom="0cm" style:contextual-spacing="false" fo:line-height="100%" fo:text-align="justify" style:justify-single-word="false" fo:text-indent="0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134" style:family="paragraph" style:parent-style-name="Standard">
      <style:paragraph-properties fo:margin-left="0.127cm" fo:margin-right="0.127cm" fo:margin-top="0.064cm" fo:margin-bottom="0cm" style:contextual-spacing="false" fo:line-height="93%" fo:text-align="justify" style:justify-single-word="false" fo:text-indent="0cm" style:auto-text-indent="false" fo:break-before="page"/>
      <style:text-properties fo:color="#cccccc" loext:opacity="100%" fo:font-size="10pt" fo:font-weight="normal" officeooo:paragraph-rsid="00101c89" style:font-size-asian="10pt" style:font-weight-asian="normal" style:font-size-complex="10pt" style:font-weight-complex="normal"/>
    </style:style>
    <style:style style:name="P135" style:family="paragraph" style:parent-style-name="Standard">
      <style:paragraph-properties fo:margin-left="2.667cm" fo:margin-right="0cm" fo:margin-top="0.381cm" fo:margin-bottom="0cm" style:contextual-spacing="false" fo:line-height="113%" fo:text-align="start" style:justify-single-word="false" fo:text-indent="0cm" style:auto-text-indent="false"/>
      <style:text-properties fo:color="#000000" loext:opacity="100%" style:text-line-through-style="none" style:text-line-through-type="none" style:text-position="0% 100%" style:font-name="Times New Roman" fo:font-size="10pt" fo:letter-spacing="-0.014cm" fo:language="fr" fo:country="FR" fo:font-weight="normal" style:font-size-asian="10pt" style:font-weight-asian="normal" style:font-size-complex="10pt" style:font-weight-complex="normal" style:text-scale="100%"/>
    </style:style>
    <style:style style:name="P136" style:family="paragraph" style:parent-style-name="Standard">
      <style:paragraph-properties fo:margin-left="2.921cm" fo:margin-right="0cm" fo:margin-top="0.445cm" fo:margin-bottom="0cm" style:contextual-spacing="false" fo:line-height="85%" fo:text-align="start" style:justify-single-word="false" fo:text-indent="0cm" style:auto-text-indent="false"/>
      <style:text-properties fo:color="#000000" loext:opacity="100%" style:text-line-through-style="none" style:text-line-through-type="none" style:text-position="0% 100%" style:font-name="Times New Roman" fo:font-size="10pt" fo:letter-spacing="-0.009cm" fo:language="fr" fo:country="FR" fo:font-weight="normal" style:font-size-asian="10pt" style:font-weight-asian="normal" style:font-size-complex="10pt" style:font-weight-complex="normal" style:text-scale="100%"/>
    </style:style>
    <style:style style:name="P137" style:family="paragraph">
      <loext:graphic-properties draw:fill="none"/>
    </style:style>
    <style:style style:name="P138" style:family="paragraph">
      <loext:graphic-properties draw:fill="solid" draw:fill-color="#ffffff"/>
      <style:paragraph-properties fo:text-align="center"/>
    </style:style>
    <style:style style:name="T1" style:family="text">
      <style:text-properties fo:color="#000000" loext:opacity="100%" style:text-line-through-style="none" style:text-line-through-type="none" style:text-position="0% 100%" style:font-name="Times New Roman" fo:font-size="10.5pt" fo:letter-spacing="-0.004cm" fo:language="fr" fo:country="FR" style:font-size-asian="10.5pt" style:text-scale="100%"/>
    </style:style>
    <style:style style:name="T2" style:family="text">
      <style:text-properties fo:color="#000000" loext:opacity="100%" style:text-line-through-style="none" style:text-line-through-type="none" style:text-position="0% 100%" style:font-name="Times New Roman" fo:font-size="10.5pt" fo:letter-spacing="normal" fo:language="fr" fo:country="FR" fo:font-weight="bold" style:font-size-asian="10.5pt" style:font-weight-asian="bold" style:text-scale="100%"/>
    </style:style>
    <style:style style:name="T3" style:family="text">
      <style:text-properties fo:color="#000000" loext:opacity="100%" style:text-line-through-style="none" style:text-line-through-type="none" style:text-position="0% 100%" style:font-name="Times New Roman" fo:font-size="10.5pt" fo:letter-spacing="normal" fo:language="fr" fo:country="FR" style:font-size-asian="10.5pt" style:text-scale="100%"/>
    </style:style>
    <style:style style:name="T4" style:family="text">
      <style:text-properties fo:color="#000000" loext:opacity="100%" style:text-line-through-style="none" style:text-line-through-type="none" style:text-position="0% 100%" style:font-name="Times New Roman" fo:font-size="10.5pt" fo:letter-spacing="normal" fo:language="fr" fo:country="FR" officeooo:rsid="000a5b93" style:font-size-asian="10.5pt" style:text-scale="100%"/>
    </style:style>
    <style:style style:name="T5" style:family="text">
      <style:text-properties fo:color="#000000" loext:opacity="100%" style:text-line-through-style="none" style:text-line-through-type="none" style:text-position="0% 100%" style:font-name="Times New Roman" fo:font-size="10.5pt" fo:letter-spacing="-0.071cm" fo:language="fr" fo:country="FR" fo:font-weight="bold" style:font-size-asian="10.5pt" style:font-weight-asian="bold" style:text-scale="100%"/>
    </style:style>
    <style:style style:name="T6" style:family="text">
      <style:text-properties fo:color="#000000" loext:opacity="100%" style:text-line-through-style="none" style:text-line-through-type="none" style:text-position="0% 100%" style:font-name="Times New Roman" fo:font-size="10.5pt" fo:letter-spacing="-0.011cm" fo:language="fr" fo:country="FR" fo:font-weight="bold" style:font-size-asian="10.5pt" style:font-weight-asian="bold" style:font-size-complex="10pt" style:font-weight-complex="bold" style:text-scale="100%"/>
    </style:style>
    <style:style style:name="T7" style:family="text">
      <style:text-properties fo:color="#000000" loext:opacity="100%" style:text-line-through-style="none" style:text-line-through-type="none" style:text-position="0% 100%" style:font-name="Times New Roman" fo:font-size="9pt" fo:letter-spacing="-0.004cm" fo:language="fr" fo:country="FR" fo:font-style="italic" style:font-size-asian="9pt" style:font-style-asian="italic" style:text-scale="100%"/>
    </style:style>
    <style:style style:name="T8" style:family="text">
      <style:text-properties fo:color="#000000" loext:opacity="100%" style:text-line-through-style="none" style:text-line-through-type="none" style:text-position="0% 100%" style:font-name="Times New Roman" fo:font-size="9pt" fo:letter-spacing="0.004cm" fo:language="fr" fo:country="FR" fo:font-style="italic" style:font-size-asian="9pt" style:font-style-asian="italic" style:text-scale="100%"/>
    </style:style>
    <style:style style:name="T9" style:family="text">
      <style:text-properties fo:color="#000000" loext:opacity="100%" style:text-line-through-style="none" style:text-line-through-type="none" style:text-position="0% 100%" style:font-name="Times New Roman" fo:font-size="10pt" fo:letter-spacing="0.004cm" fo:language="fr" fo:country="FR" fo:font-style="italic" fo:font-weight="bold" style:font-size-asian="10pt" style:font-style-asian="italic" style:font-weight-asian="bold" style:text-scale="100%"/>
    </style:style>
    <style:style style:name="T10" style:family="text">
      <style:text-properties fo:color="#000000" loext:opacity="100%" style:text-line-through-style="none" style:text-line-through-type="none" style:text-position="0% 100%" style:font-name="Times New Roman" fo:font-size="10pt" fo:letter-spacing="normal" fo:language="fr" fo:country="FR" fo:font-style="italic" fo:font-weight="bold" style:font-size-asian="10pt" style:font-style-asian="italic" style:font-weight-asian="bold" style:text-scale="100%"/>
    </style:style>
    <style:style style:name="T11" style:family="text">
      <style:text-properties fo:color="#000000" loext:opacity="100%" style:text-line-through-style="none" style:text-line-through-type="none" style:text-position="0% 100%" style:font-name="Times New Roman" fo:font-size="10pt" fo:letter-spacing="normal" fo:language="fr" fo:country="FR" style:font-size-asian="10pt" style:font-size-complex="10pt" style:text-scale="100%"/>
    </style:style>
    <style:style style:name="T12" style:family="text">
      <style:text-properties fo:color="#000000" loext:opacity="100%" style:text-line-through-style="none" style:text-line-through-type="none" style:text-position="0% 100%" style:font-name="Times New Roman" fo:font-size="10pt" fo:letter-spacing="normal" fo:language="fr" fo:country="FR" fo:font-weight="bold" style:font-size-asian="10pt" style:font-weight-asian="bold" style:font-size-complex="10pt" style:font-weight-complex="bold" style:text-scale="100%"/>
    </style:style>
    <style:style style:name="T13" style:family="text">
      <style:text-properties fo:color="#000000" loext:opacity="100%" style:text-line-through-style="none" style:text-line-through-type="none" style:text-position="0% 100%" style:font-name="Times New Roman" fo:font-size="10pt" fo:letter-spacing="-0.002cm" fo:language="fr" fo:country="FR" style:font-size-asian="10pt" style:font-size-complex="10pt" style:text-scale="100%"/>
    </style:style>
    <style:style style:name="T14" style:family="text">
      <style:text-properties fo:color="#000000" loext:opacity="100%" style:text-line-through-style="none" style:text-line-through-type="none" style:text-position="0% 100%" style:font-name="Times New Roman" fo:font-size="10pt" fo:letter-spacing="-0.009cm" fo:language="fr" fo:country="FR" style:font-size-asian="10pt" style:font-size-complex="10pt" style:text-scale="100%"/>
    </style:style>
    <style:style style:name="T15" style:family="text">
      <style:text-properties fo:color="#000000" loext:opacity="100%" style:text-line-through-style="none" style:text-line-through-type="none" style:text-position="0% 100%" style:font-name="Times New Roman" fo:font-size="10pt" fo:letter-spacing="-0.012cm" fo:language="fr" fo:country="FR" style:font-size-asian="10pt" style:font-size-complex="10pt" style:text-scale="100%"/>
    </style:style>
    <style:style style:name="T16" style:family="text">
      <style:text-properties fo:color="#000000" loext:opacity="100%" style:text-line-through-style="none" style:text-line-through-type="none" style:text-position="0% 100%" style:font-name="Times New Roman" fo:font-size="10pt" fo:letter-spacing="0.014cm" fo:language="fr" fo:country="FR" fo:font-style="italic" style:font-size-asian="10pt" style:font-style-asian="italic" style:font-size-complex="10pt" style:text-scale="100%"/>
    </style:style>
    <style:style style:name="T17" style:family="text">
      <style:text-properties fo:color="#000000" loext:opacity="100%" style:text-line-through-style="none" style:text-line-through-type="none" style:text-position="0% 100%" style:font-name="Times New Roman" fo:font-size="10pt" fo:letter-spacing="0.018cm" fo:language="fr" fo:country="FR" fo:font-style="italic" fo:font-weight="bold" style:font-size-asian="10pt" style:font-style-asian="italic" style:font-weight-asian="bold" style:font-size-complex="10pt" style:font-weight-complex="bold" style:text-scale="100%"/>
    </style:style>
    <style:style style:name="T18" style:family="text">
      <style:text-properties fo:color="#000000" loext:opacity="100%" style:text-line-through-style="none" style:text-line-through-type="none" style:text-position="0% 100%" style:font-name="Times New Roman" fo:font-size="10pt" fo:letter-spacing="-0.005cm" fo:language="fr" fo:country="FR" style:font-size-asian="10pt" style:font-size-complex="10pt" style:text-scale="100%"/>
    </style:style>
    <style:style style:name="T19" style:family="text">
      <style:text-properties fo:color="#000000" loext:opacity="100%" style:text-line-through-style="none" style:text-line-through-type="none" style:text-position="0% 100%" style:font-name="Times New Roman" fo:font-size="10pt" fo:letter-spacing="-0.005cm" fo:language="fr" fo:country="FR" fo:font-weight="bold" style:font-size-asian="10pt" style:font-weight-asian="bold" style:font-size-complex="10pt" style:font-weight-complex="bold" style:text-scale="100%"/>
    </style:style>
    <style:style style:name="T20" style:family="text">
      <style:text-properties fo:color="#000000" loext:opacity="100%" style:text-line-through-style="none" style:text-line-through-type="none" style:text-position="0% 100%" style:font-name="Times New Roman" fo:font-size="10pt" fo:letter-spacing="-0.004cm" fo:language="fr" fo:country="FR" style:font-size-asian="10pt" style:font-size-complex="10pt" style:text-scale="100%"/>
    </style:style>
    <style:style style:name="T21" style:family="text">
      <style:text-properties fo:color="#000000" loext:opacity="100%" style:text-line-through-style="none" style:text-line-through-type="none" style:text-position="0% 100%" style:font-name="Times New Roman" fo:font-size="10pt" fo:letter-spacing="-0.004cm" fo:language="fr" fo:country="FR" fo:font-weight="bold" style:font-size-asian="10pt" style:font-weight-asian="bold" style:font-size-complex="10pt" style:font-weight-complex="bold" style:text-scale="100%"/>
    </style:style>
    <style:style style:name="T22" style:family="text">
      <style:text-properties fo:color="#000000" loext:opacity="100%" style:text-line-through-style="none" style:text-line-through-type="none" style:text-position="0% 100%" style:font-name="Times New Roman" fo:font-size="10pt" fo:letter-spacing="-0.011cm" fo:language="fr" fo:country="FR" style:font-size-asian="10pt" style:font-size-complex="10pt" style:text-scale="100%"/>
    </style:style>
    <style:style style:name="T23" style:family="text">
      <style:text-properties fo:color="#000000" loext:opacity="100%" style:text-line-through-style="none" style:text-line-through-type="none" style:text-position="0% 100%" style:font-name="Times New Roman" fo:font-size="10pt" fo:letter-spacing="0.002cm" fo:language="fr" fo:country="FR" style:font-size-asian="10pt" style:font-size-complex="10pt" style:text-scale="100%"/>
    </style:style>
    <style:style style:name="T24" style:family="text">
      <style:text-properties fo:color="#000000" loext:opacity="100%" style:text-line-through-style="none" style:text-line-through-type="none" style:text-position="0% 100%" style:font-name="Times New Roman" fo:font-size="10pt" fo:letter-spacing="-0.007cm" fo:language="fr" fo:country="FR" style:font-size-asian="10pt" style:font-size-complex="10pt" style:text-scale="100%"/>
    </style:style>
    <style:style style:name="T25" style:family="text">
      <style:text-properties fo:color="#000000" loext:opacity="100%" style:text-line-through-style="none" style:text-line-through-type="none" style:text-position="0% 100%" style:font-name="Times New Roman" fo:font-size="10pt" fo:letter-spacing="-0.007cm" fo:language="fr" fo:country="FR" fo:font-weight="bold" style:font-size-asian="10pt" style:font-weight-asian="bold" style:font-size-complex="10pt" style:font-weight-complex="bold" style:text-scale="100%"/>
    </style:style>
    <style:style style:name="T26" style:family="text">
      <style:text-properties fo:color="#000000" loext:opacity="100%" style:text-line-through-style="none" style:text-line-through-type="none" style:text-position="0% 100%" style:font-name="Times New Roman" fo:font-size="9.5pt" fo:letter-spacing="0.014cm" fo:language="fr" fo:country="FR" fo:font-style="italic" fo:font-weight="bold" style:font-size-asian="9.5pt" style:font-style-asian="italic" style:font-weight-asian="bold" style:text-scale="100%"/>
    </style:style>
    <style:style style:name="T27" style:family="text">
      <style:text-properties fo:color="#000000" loext:opacity="100%" style:text-line-through-style="none" style:text-line-through-type="none" style:text-position="0% 100%" style:font-name="Times New Roman" fo:font-size="8pt" fo:letter-spacing="normal" fo:language="fr" fo:country="FR" fo:font-weight="bold" style:font-size-asian="8pt" style:font-weight-asian="bold" style:text-scale="100%"/>
    </style:style>
    <style:style style:name="T28" style:family="text">
      <style:text-properties fo:color="#000000" loext:opacity="100%" style:text-line-through-style="none" style:text-line-through-type="none" style:text-position="0% 100%" style:font-name="Times New Roman" fo:font-size="8pt" fo:letter-spacing="normal" fo:language="fr" fo:country="FR" fo:font-style="italic" fo:font-weight="bold" style:font-size-asian="8pt" style:font-style-asian="italic" style:font-weight-asian="bold" style:text-scale="100%"/>
    </style:style>
    <style:style style:name="T29" style:family="text">
      <style:text-properties fo:color="#000000" loext:opacity="100%" style:text-line-through-style="none" style:text-line-through-type="none" style:text-position="0% 100%" style:font-name="Times New Roman" fo:font-size="8pt" fo:letter-spacing="0.002cm" fo:language="fr" fo:country="FR" fo:font-weight="bold" style:font-size-asian="8pt" style:font-weight-asian="bold" style:text-scale="100%"/>
    </style:style>
    <style:style style:name="T30" style:family="text">
      <style:text-properties fo:color="#000000" loext:opacity="100%" style:text-line-through-style="none" style:text-line-through-type="none" style:text-position="0% 100%" style:font-name="Times New Roman" fo:letter-spacing="-0.004cm" fo:language="fr" fo:country="FR" fo:font-weight="bold" style:font-weight-asian="bold" style:font-weight-complex="bold" style:text-scale="100%"/>
    </style:style>
    <style:style style:name="T31" style:family="text">
      <style:text-properties fo:color="#000000" loext:opacity="100%" style:text-line-through-style="none" style:text-line-through-type="none" style:text-position="0% 100%" style:font-name="Times New Roman" fo:letter-spacing="-0.004cm" fo:language="fr" fo:country="FR" style:text-scale="100%"/>
    </style:style>
    <style:style style:name="T32" style:family="text">
      <style:text-properties fo:color="#000000" loext:opacity="100%" style:text-line-through-style="none" style:text-line-through-type="none" style:text-position="0% 100%" style:font-name="Times New Roman" fo:letter-spacing="-0.004cm" fo:language="fr" fo:country="FR" officeooo:rsid="0014a6f3" style:text-scale="100%"/>
    </style:style>
    <style:style style:name="T33" style:family="text">
      <style:text-properties fo:color="#000000" loext:opacity="100%" style:text-line-through-style="none" style:text-line-through-type="none" style:text-position="0% 100%" style:font-name="Times New Roman" fo:letter-spacing="-0.004cm" fo:language="fr" fo:country="FR" officeooo:rsid="0019cca4" style:text-scale="100%"/>
    </style:style>
    <style:style style:name="T34" style:family="text">
      <style:text-properties fo:color="#000000" loext:opacity="100%" style:text-line-through-style="none" style:text-line-through-type="none" style:text-position="0% 100%" style:font-name="Times New Roman" fo:letter-spacing="-0.004cm" fo:language="fr" fo:country="FR" fo:font-style="italic" style:font-style-asian="italic" style:text-scale="95%"/>
    </style:style>
    <style:style style:name="T35" style:family="text">
      <style:text-properties fo:color="#000000" loext:opacity="100%" style:text-line-through-style="none" style:text-line-through-type="none" style:text-position="0% 100%" style:font-name="Times New Roman" fo:letter-spacing="0.005cm" fo:language="fr" fo:country="FR" style:text-scale="100%"/>
    </style:style>
    <style:style style:name="T36" style:family="text">
      <style:text-properties fo:color="#000000" loext:opacity="100%" style:text-line-through-style="none" style:text-line-through-type="none" style:text-position="0% 100%" style:font-name="Times New Roman" fo:letter-spacing="0.005cm" fo:language="fr" fo:country="FR" fo:font-weight="bold" style:font-weight-asian="bold" style:font-weight-complex="bold" style:text-scale="100%"/>
    </style:style>
    <style:style style:name="T37" style:family="text">
      <style:text-properties fo:color="#000000" loext:opacity="100%" style:text-line-through-style="none" style:text-line-through-type="none" style:text-position="0% 100%" style:font-name="Times New Roman" fo:letter-spacing="-0.002cm" fo:language="fr" fo:country="FR" style:text-scale="100%"/>
    </style:style>
    <style:style style:name="T38" style:family="text">
      <style:text-properties fo:color="#000000" loext:opacity="100%" style:text-line-through-style="none" style:text-line-through-type="none" style:text-position="0% 100%" style:font-name="Times New Roman" fo:letter-spacing="-0.002cm" fo:language="fr" fo:country="FR" officeooo:rsid="000c229c" style:text-scale="100%"/>
    </style:style>
    <style:style style:name="T39" style:family="text">
      <style:text-properties fo:color="#000000" loext:opacity="100%" style:text-line-through-style="none" style:text-line-through-type="none" style:text-position="0% 100%" style:font-name="Times New Roman" fo:letter-spacing="-0.002cm" fo:language="fr" fo:country="FR" fo:font-style="italic" style:font-style-asian="italic" style:text-scale="95%"/>
    </style:style>
    <style:style style:name="T40" style:family="text">
      <style:text-properties fo:color="#000000" loext:opacity="100%" style:text-line-through-style="none" style:text-line-through-type="none" style:text-position="0% 100%" style:font-name="Times New Roman" fo:letter-spacing="-0.002cm" fo:language="fr" fo:country="FR" fo:font-weight="bold" style:font-weight-asian="bold" style:font-weight-complex="bold" style:text-scale="100%"/>
    </style:style>
    <style:style style:name="T41" style:family="text">
      <style:text-properties fo:color="#000000" loext:opacity="100%" style:text-line-through-style="none" style:text-line-through-type="none" style:text-position="0% 100%" style:font-name="Times New Roman" fo:letter-spacing="normal" fo:language="fr" fo:country="FR" style:text-scale="100%"/>
    </style:style>
    <style:style style:name="T42" style:family="text">
      <style:text-properties fo:color="#000000" loext:opacity="100%" style:text-line-through-style="none" style:text-line-through-type="none" style:text-position="0% 100%" style:font-name="Times New Roman" fo:letter-spacing="normal" fo:language="fr" fo:country="FR" fo:font-weight="bold" style:font-weight-asian="bold" style:font-weight-complex="bold" style:text-scale="100%"/>
    </style:style>
    <style:style style:name="T43" style:family="text">
      <style:text-properties fo:color="#000000" loext:opacity="100%" style:text-line-through-style="none" style:text-line-through-type="none" style:text-position="0% 100%" style:font-name="Times New Roman" fo:letter-spacing="normal" fo:language="fr" fo:country="FR" fo:font-style="italic" style:font-style-asian="italic" style:text-scale="100%"/>
    </style:style>
    <style:style style:name="T44" style:family="text">
      <style:text-properties fo:color="#000000" loext:opacity="100%" style:text-line-through-style="none" style:text-line-through-type="none" style:text-position="0% 100%" style:font-name="Times New Roman" fo:letter-spacing="-0.014cm" fo:language="fr" fo:country="FR" style:text-scale="100%"/>
    </style:style>
    <style:style style:name="T45" style:family="text">
      <style:text-properties fo:color="#000000" loext:opacity="100%" style:text-line-through-style="none" style:text-line-through-type="none" style:text-position="0% 100%" style:font-name="Times New Roman" fo:letter-spacing="-0.014cm" fo:language="fr" fo:country="FR" fo:font-weight="bold" style:font-weight-asian="bold" style:font-weight-complex="bold" style:text-scale="100%"/>
    </style:style>
    <style:style style:name="T46" style:family="text">
      <style:text-properties fo:color="#000000" loext:opacity="100%" style:text-line-through-style="none" style:text-line-through-type="none" style:text-position="0% 100%" style:font-name="Times New Roman" fo:letter-spacing="-0.011cm" fo:language="fr" fo:country="FR" fo:font-weight="bold" style:font-weight-asian="bold" style:font-weight-complex="bold" style:text-scale="100%"/>
    </style:style>
    <style:style style:name="T47" style:family="text">
      <style:text-properties fo:color="#000000" loext:opacity="100%" style:text-line-through-style="none" style:text-line-through-type="none" style:text-position="0% 100%" style:font-name="Times New Roman" fo:letter-spacing="-0.011cm" fo:language="fr" fo:country="FR" style:text-scale="100%"/>
    </style:style>
    <style:style style:name="T48" style:family="text">
      <style:text-properties fo:color="#000000" loext:opacity="100%" style:text-line-through-style="none" style:text-line-through-type="none" style:text-position="0% 100%" style:font-name="Times New Roman" fo:letter-spacing="-0.011cm" fo:language="fr" fo:country="FR" officeooo:rsid="000a9ea0" style:text-scale="100%"/>
    </style:style>
    <style:style style:name="T49" style:family="text">
      <style:text-properties fo:color="#000000" loext:opacity="100%" style:text-line-through-style="none" style:text-line-through-type="none" style:text-position="0% 100%" style:font-name="Times New Roman" fo:letter-spacing="-0.011cm" fo:language="fr" fo:country="FR" officeooo:rsid="000e1dde" style:text-scale="100%"/>
    </style:style>
    <style:style style:name="T50" style:family="text">
      <style:text-properties fo:color="#000000" loext:opacity="100%" style:text-line-through-style="none" style:text-line-through-type="none" style:text-position="0% 100%" style:font-name="Times New Roman" fo:letter-spacing="-0.011cm" fo:language="fr" fo:country="FR" fo:font-style="italic" style:font-style-asian="italic" style:text-scale="100%"/>
    </style:style>
    <style:style style:name="T51" style:family="text">
      <style:text-properties fo:color="#000000" loext:opacity="100%" style:text-line-through-style="none" style:text-line-through-type="none" style:text-position="0% 100%" style:font-name="Times New Roman" fo:letter-spacing="-0.011cm" fo:language="fr" fo:country="FR" fo:font-style="italic" officeooo:rsid="000e1dde" style:font-style-asian="italic" style:text-scale="100%"/>
    </style:style>
    <style:style style:name="T52" style:family="text">
      <style:text-properties fo:color="#000000" loext:opacity="100%" style:text-line-through-style="none" style:text-line-through-type="none" style:text-position="0% 100%" style:font-name="Times New Roman" fo:letter-spacing="-0.011cm" fo:language="fr" fo:country="FR" fo:font-style="normal" officeooo:rsid="000e1dde" style:font-style-asian="normal" style:font-style-complex="normal" style:text-scale="100%"/>
    </style:style>
    <style:style style:name="T53" style:family="text">
      <style:text-properties fo:color="#000000" loext:opacity="100%" style:text-line-through-style="none" style:text-line-through-type="none" style:text-position="0% 100%" style:font-name="Times New Roman" fo:letter-spacing="-0.016cm" fo:language="fr" fo:country="FR" style:text-scale="100%"/>
    </style:style>
    <style:style style:name="T54" style:family="text">
      <style:text-properties fo:color="#000000" loext:opacity="100%" style:text-line-through-style="none" style:text-line-through-type="none" style:text-position="0% 100%" style:font-name="Times New Roman" fo:letter-spacing="-0.016cm" fo:language="fr" fo:country="FR" fo:font-weight="bold" style:font-weight-asian="bold" style:font-weight-complex="bold" style:text-scale="100%"/>
    </style:style>
    <style:style style:name="T55" style:family="text">
      <style:text-properties fo:color="#000000" loext:opacity="100%" style:text-line-through-style="none" style:text-line-through-type="none" style:text-position="0% 100%" style:font-name="Times New Roman" fo:letter-spacing="-0.009cm" fo:language="fr" fo:country="FR" style:text-scale="100%"/>
    </style:style>
    <style:style style:name="T56" style:family="text">
      <style:text-properties fo:color="#000000" loext:opacity="100%" style:text-line-through-style="none" style:text-line-through-type="none" style:text-position="0% 100%" style:font-name="Times New Roman" fo:letter-spacing="-0.009cm" fo:language="fr" fo:country="FR" officeooo:rsid="000a5b93" style:text-scale="100%"/>
    </style:style>
    <style:style style:name="T57" style:family="text">
      <style:text-properties fo:color="#000000" loext:opacity="100%" style:text-line-through-style="none" style:text-line-through-type="none" style:text-position="0% 100%" style:font-name="Times New Roman" fo:letter-spacing="-0.009cm" fo:language="fr" fo:country="FR" officeooo:rsid="000bff2f" style:text-scale="100%"/>
    </style:style>
    <style:style style:name="T58" style:family="text">
      <style:text-properties fo:color="#000000" loext:opacity="100%" style:text-line-through-style="none" style:text-line-through-type="none" style:text-position="0% 100%" style:font-name="Times New Roman" fo:letter-spacing="-0.009cm" fo:language="fr" fo:country="FR" officeooo:rsid="000e1dde" style:text-scale="100%"/>
    </style:style>
    <style:style style:name="T59" style:family="text">
      <style:text-properties fo:color="#000000" loext:opacity="100%" style:text-line-through-style="none" style:text-line-through-type="none" style:text-position="0% 100%" style:font-name="Times New Roman" fo:letter-spacing="-0.009cm" fo:language="fr" fo:country="FR" fo:font-style="italic" style:font-style-asian="italic" style:text-scale="95%"/>
    </style:style>
    <style:style style:name="T60" style:family="text">
      <style:text-properties fo:color="#000000" loext:opacity="100%" style:text-line-through-style="none" style:text-line-through-type="none" style:text-position="0% 100%" style:font-name="Times New Roman" fo:letter-spacing="-0.009cm" fo:language="fr" fo:country="FR" fo:font-style="italic" style:font-style-asian="italic" style:text-scale="100%"/>
    </style:style>
    <style:style style:name="T61" style:family="text">
      <style:text-properties fo:color="#000000" loext:opacity="100%" style:text-line-through-style="none" style:text-line-through-type="none" style:text-position="0% 100%" style:font-name="Times New Roman" fo:letter-spacing="-0.009cm" fo:language="fr" fo:country="FR" fo:font-weight="bold" style:font-weight-asian="bold" style:font-weight-complex="bold" style:text-scale="100%"/>
    </style:style>
    <style:style style:name="T62" style:family="text">
      <style:text-properties fo:color="#000000" loext:opacity="100%" style:text-line-through-style="none" style:text-line-through-type="none" style:text-position="0% 100%" style:font-name="Times New Roman" fo:letter-spacing="-0.005cm" fo:language="fr" fo:country="FR" style:text-scale="100%"/>
    </style:style>
    <style:style style:name="T63" style:family="text">
      <style:text-properties fo:color="#000000" loext:opacity="100%" style:text-line-through-style="none" style:text-line-through-type="none" style:text-position="0% 100%" style:font-name="Times New Roman" fo:letter-spacing="-0.005cm" fo:language="fr" fo:country="FR" fo:font-weight="bold" style:font-weight-asian="bold" style:font-weight-complex="bold" style:text-scale="100%"/>
    </style:style>
    <style:style style:name="T64" style:family="text">
      <style:text-properties fo:color="#000000" loext:opacity="100%" style:text-line-through-style="none" style:text-line-through-type="none" style:text-position="0% 100%" style:font-name="Times New Roman" fo:letter-spacing="-0.005cm" fo:language="fr" fo:country="FR" fo:font-style="italic" style:font-style-asian="italic" style:text-scale="100%"/>
    </style:style>
    <style:style style:name="T65" style:family="text">
      <style:text-properties fo:color="#000000" loext:opacity="100%" style:text-line-through-style="none" style:text-line-through-type="none" style:text-position="0% 100%" style:font-name="Times New Roman" fo:letter-spacing="-0.005cm" fo:language="fr" fo:country="FR" fo:font-style="italic" style:font-style-asian="italic" style:text-scale="95%"/>
    </style:style>
    <style:style style:name="T66" style:family="text">
      <style:text-properties fo:color="#000000" loext:opacity="100%" style:text-line-through-style="none" style:text-line-through-type="none" style:text-position="0% 100%" style:font-name="Times New Roman" fo:letter-spacing="-0.005cm" fo:language="fr" fo:country="FR" fo:font-style="italic" fo:font-weight="bold" style:font-style-asian="italic" style:font-weight-asian="bold" style:font-weight-complex="bold" style:text-scale="100%"/>
    </style:style>
    <style:style style:name="T67" style:family="text">
      <style:text-properties fo:color="#000000" loext:opacity="100%" style:text-line-through-style="none" style:text-line-through-type="none" style:text-position="0% 100%" style:font-name="Times New Roman" fo:letter-spacing="-0.007cm" fo:language="fr" fo:country="FR" fo:font-weight="bold" style:font-weight-asian="bold" style:font-weight-complex="bold" style:text-scale="100%"/>
    </style:style>
    <style:style style:name="T68" style:family="text">
      <style:text-properties fo:color="#000000" loext:opacity="100%" style:text-line-through-style="none" style:text-line-through-type="none" style:text-position="0% 100%" style:font-name="Times New Roman" fo:letter-spacing="-0.007cm" fo:language="fr" fo:country="FR" fo:font-weight="bold" officeooo:rsid="001bea68" style:font-weight-asian="bold" style:font-weight-complex="bold" style:text-scale="100%"/>
    </style:style>
    <style:style style:name="T69" style:family="text">
      <style:text-properties fo:color="#000000" loext:opacity="100%" style:text-line-through-style="none" style:text-line-through-type="none" style:text-position="0% 100%" style:font-name="Times New Roman" fo:letter-spacing="-0.007cm" fo:language="fr" fo:country="FR" style:text-scale="100%"/>
    </style:style>
    <style:style style:name="T70" style:family="text">
      <style:text-properties fo:color="#000000" loext:opacity="100%" style:text-line-through-style="none" style:text-line-through-type="none" style:text-position="0% 100%" style:font-name="Times New Roman" fo:letter-spacing="-0.007cm" fo:language="fr" fo:country="FR" fo:font-style="italic" fo:font-weight="bold" style:font-style-asian="italic" style:font-weight-asian="bold" style:font-weight-complex="bold" style:text-scale="100%"/>
    </style:style>
    <style:style style:name="T71" style:family="text">
      <style:text-properties fo:color="#000000" loext:opacity="100%" style:text-line-through-style="none" style:text-line-through-type="none" style:text-position="0% 100%" style:font-name="Times New Roman" fo:letter-spacing="-0.007cm" fo:language="fr" fo:country="FR" fo:font-style="italic" style:font-style-asian="italic" style:text-scale="100%"/>
    </style:style>
    <style:style style:name="T72" style:family="text">
      <style:text-properties fo:color="#000000" loext:opacity="100%" style:text-line-through-style="none" style:text-line-through-type="none" style:text-position="0% 100%" style:font-name="Times New Roman" fo:letter-spacing="-0.007cm" fo:language="fr" fo:country="FR" fo:font-style="italic" officeooo:rsid="0019cca4" style:font-style-asian="italic" style:text-scale="100%"/>
    </style:style>
    <style:style style:name="T73" style:family="text">
      <style:text-properties fo:color="#000000" loext:opacity="100%" style:text-line-through-style="none" style:text-line-through-type="none" style:text-position="0% 100%" style:font-name="Times New Roman" fo:letter-spacing="0.011cm" fo:language="fr" fo:country="FR" style:text-scale="100%"/>
    </style:style>
    <style:style style:name="T74" style:family="text">
      <style:text-properties fo:color="#000000" loext:opacity="100%" style:text-line-through-style="none" style:text-line-through-type="none" style:text-position="0% 100%" style:font-name="Times New Roman" fo:letter-spacing="-0.012cm" fo:language="fr" fo:country="FR" style:text-scale="100%"/>
    </style:style>
    <style:style style:name="T75" style:family="text">
      <style:text-properties fo:color="#000000" loext:opacity="100%" style:text-line-through-style="none" style:text-line-through-type="none" style:text-position="0% 100%" style:font-name="Times New Roman" fo:letter-spacing="-0.012cm" fo:language="fr" fo:country="FR" fo:font-weight="bold" style:font-weight-asian="bold" style:font-weight-complex="bold" style:text-scale="100%"/>
    </style:style>
    <style:style style:name="T76" style:family="text">
      <style:text-properties fo:color="#000000" loext:opacity="100%" style:text-line-through-style="none" style:text-line-through-type="none" style:text-position="0% 100%" style:font-name="Times New Roman" fo:letter-spacing="-0.012cm" fo:language="fr" fo:country="FR" fo:font-style="italic" style:font-style-asian="italic" style:text-scale="100%"/>
    </style:style>
    <style:style style:name="T77" style:family="text">
      <style:text-properties fo:color="#000000" loext:opacity="100%" style:text-line-through-style="none" style:text-line-through-type="none" style:text-position="0% 100%" style:font-name="Times New Roman" fo:letter-spacing="0.004cm" fo:language="fr" fo:country="FR" style:text-scale="100%"/>
    </style:style>
    <style:style style:name="T78" style:family="text">
      <style:text-properties fo:color="#000000" loext:opacity="100%" style:text-line-through-style="none" style:text-line-through-type="none" style:text-position="0% 100%" style:font-name="Times New Roman" fo:letter-spacing="0.004cm" fo:language="fr" fo:country="FR" fo:font-style="italic" style:font-style-asian="italic" style:text-scale="100%"/>
    </style:style>
    <style:style style:name="T79" style:family="text">
      <style:text-properties fo:color="#000000" loext:opacity="100%" style:text-line-through-style="none" style:text-line-through-type="none" style:text-position="0% 100%" style:font-name="Times New Roman" fo:letter-spacing="0.004cm" fo:language="fr" fo:country="FR" fo:font-weight="bold" style:font-weight-asian="bold" style:font-weight-complex="bold" style:text-scale="100%"/>
    </style:style>
    <style:style style:name="T80" style:family="text">
      <style:text-properties fo:color="#000000" loext:opacity="100%" style:text-line-through-style="none" style:text-line-through-type="none" style:text-position="0% 100%" style:font-name="Times New Roman" fo:letter-spacing="0.002cm" fo:language="fr" fo:country="FR" style:text-scale="100%"/>
    </style:style>
    <style:style style:name="T81" style:family="text">
      <style:text-properties fo:color="#000000" loext:opacity="100%" style:text-line-through-style="none" style:text-line-through-type="none" style:text-position="0% 100%" style:font-name="Times New Roman" fo:letter-spacing="0.002cm" fo:language="fr" fo:country="FR" fo:font-weight="bold" style:font-weight-asian="bold" style:font-weight-complex="bold" style:text-scale="100%"/>
    </style:style>
    <style:style style:name="T82" style:family="text">
      <style:text-properties fo:color="#000000" loext:opacity="100%" style:text-line-through-style="none" style:text-line-through-type="none" style:text-position="0% 100%" style:font-name="Times New Roman" fo:letter-spacing="0.009cm" fo:language="fr" fo:country="FR" style:text-scale="100%"/>
    </style:style>
    <style:style style:name="T83" style:family="text">
      <style:text-properties fo:color="#000000" loext:opacity="100%" style:text-line-through-style="none" style:text-line-through-type="none" style:text-position="0% 100%" style:font-name="Times New Roman" fo:letter-spacing="0.009cm" fo:language="fr" fo:country="FR" fo:font-style="italic" style:font-style-asian="italic" style:text-scale="100%"/>
    </style:style>
    <style:style style:name="T84" style:family="text">
      <style:text-properties fo:color="#000000" loext:opacity="100%" style:text-line-through-style="none" style:text-line-through-type="none" style:text-position="0% 100%" style:font-name="Times New Roman" fo:letter-spacing="0.014cm" fo:language="fr" fo:country="FR" style:text-scale="100%"/>
    </style:style>
    <style:style style:name="T85" style:family="text">
      <style:text-properties fo:color="#000000" loext:opacity="100%" style:text-line-through-style="none" style:text-line-through-type="none" style:text-position="0% 100%" style:font-name="Times New Roman" fo:letter-spacing="0.014cm" fo:language="fr" fo:country="FR" fo:font-style="italic" style:font-style-asian="italic" style:text-scale="100%"/>
    </style:style>
    <style:style style:name="T86" style:family="text">
      <style:text-properties fo:color="#000000" loext:opacity="100%" style:text-line-through-style="none" style:text-line-through-type="none" style:text-position="0% 100%" style:font-name="Times New Roman" fo:letter-spacing="-0.018cm" fo:language="fr" fo:country="FR" style:text-scale="100%"/>
    </style:style>
    <style:style style:name="T87" style:family="text">
      <style:text-properties fo:color="#000000" loext:opacity="100%" style:text-line-through-style="none" style:text-line-through-type="none" style:text-position="0% 100%" style:font-name="Times New Roman" fo:letter-spacing="-0.018cm" fo:language="fr" fo:country="FR" fo:font-weight="bold" style:font-weight-asian="bold" style:font-weight-complex="bold" style:text-scale="100%"/>
    </style:style>
    <style:style style:name="T88" style:family="text">
      <style:text-properties fo:color="#000000" loext:opacity="100%" style:text-line-through-style="none" style:text-line-through-type="none" style:text-position="0% 100%" style:font-name="Times New Roman" fo:letter-spacing="-0.021cm" fo:language="fr" fo:country="FR" style:text-scale="100%"/>
    </style:style>
    <style:style style:name="T89" style:family="text">
      <style:text-properties fo:color="#000000" loext:opacity="100%" style:text-line-through-style="none" style:text-line-through-type="none" style:text-position="0% 100%" style:font-name="Times New Roman" fo:letter-spacing="-0.019cm" fo:language="fr" fo:country="FR" style:text-scale="100%"/>
    </style:style>
    <style:style style:name="T90" style:family="text">
      <style:text-properties fo:color="#000000" loext:opacity="100%" style:text-line-through-style="none" style:text-line-through-type="none" style:text-position="0% 100%" style:font-name="Times New Roman" fo:letter-spacing="-0.019cm" fo:language="fr" fo:country="FR" fo:font-weight="bold" style:font-weight-asian="bold" style:font-weight-complex="bold" style:text-scale="100%"/>
    </style:style>
    <style:style style:name="T91" style:family="text">
      <style:text-properties fo:color="#000000" loext:opacity="100%" style:text-line-through-style="none" style:text-line-through-type="none" style:text-position="0% 100%" style:font-name="Times New Roman" fo:letter-spacing="0.025cm" fo:language="fr" fo:country="FR" fo:font-style="italic" style:font-style-asian="italic" style:text-scale="100%"/>
    </style:style>
    <style:style style:name="T92" style:family="text">
      <style:text-properties fo:color="#000000" loext:opacity="100%" style:text-line-through-style="none" style:text-line-through-type="none" style:text-position="0% 100%" style:font-name="Times New Roman" fo:letter-spacing="0.007cm" fo:language="fr" fo:country="FR" style:text-scale="100%"/>
    </style:style>
    <style:style style:name="T93" style:family="text">
      <style:text-properties fo:color="#000000" loext:opacity="100%" style:text-line-through-style="none" style:text-line-through-type="none" style:text-position="0% 100%" style:font-name="Times New Roman" fo:letter-spacing="0.018cm" fo:language="fr" fo:country="FR" style:text-scale="100%"/>
    </style:style>
    <style:style style:name="T94" style:family="text">
      <style:text-properties fo:color="#000000" loext:opacity="100%" style:text-line-through-style="none" style:text-line-through-type="none" style:text-position="0% 100%" style:font-name="Times New Roman" fo:letter-spacing="0.018cm" fo:language="fr" fo:country="FR" fo:font-style="italic" style:font-style-asian="italic" style:text-scale="100%"/>
    </style:style>
    <style:style style:name="T95" style:family="text">
      <style:text-properties fo:color="#000000" loext:opacity="100%" style:text-line-through-style="none" style:text-line-through-type="none" style:text-position="0% 100%" style:font-name="Times New Roman" fo:letter-spacing="0.018cm" fo:language="fr" fo:country="FR" fo:font-style="italic" style:font-style-asian="italic" style:text-scale="95%"/>
    </style:style>
    <style:style style:name="T96" style:family="text">
      <style:text-properties fo:color="#000000" loext:opacity="100%" style:text-line-through-style="none" style:text-line-through-type="none" style:text-position="0% 100%" style:font-name="Times New Roman" fo:letter-spacing="0.018cm" fo:language="fr" fo:country="FR" fo:font-style="italic" fo:font-weight="bold" style:font-style-asian="italic" style:font-weight-asian="bold" style:font-weight-complex="bold" style:text-scale="100%"/>
    </style:style>
    <style:style style:name="T97" style:family="text">
      <style:text-properties fo:color="#000000" loext:opacity="100%" style:text-line-through-style="none" style:text-line-through-type="none" style:text-position="0% 100%" style:font-name="Times New Roman" fo:letter-spacing="0.018cm" fo:language="fr" fo:country="FR" fo:font-weight="bold" style:font-weight-asian="bold" style:font-weight-complex="bold" style:text-scale="100%"/>
    </style:style>
    <style:style style:name="T98" style:family="text">
      <style:text-properties fo:color="#000000" loext:opacity="100%" style:text-line-through-style="none" style:text-line-through-type="none" style:text-position="0% 100%" style:font-name="Arial" fo:font-size="9pt" fo:letter-spacing="0.016cm" fo:language="fr" fo:country="FR" fo:font-style="italic" fo:font-weight="bold" style:font-size-asian="9pt" style:font-style-asian="italic" style:font-weight-asian="bold" style:text-scale="100%"/>
    </style:style>
    <style:style style:name="T99" style:family="text">
      <style:text-properties fo:color="#000000" loext:opacity="100%" style:text-line-through-style="none" style:text-line-through-type="none" style:text-position="0% 100%" style:font-name="Arial" fo:font-size="8pt" fo:letter-spacing="normal" fo:language="fr" fo:country="FR" fo:font-weight="bold" style:font-size-asian="8pt" style:font-weight-asian="bold" style:text-scale="100%"/>
    </style:style>
    <style:style style:name="T100" style:family="text">
      <style:text-properties fo:color="#000000" loext:opacity="100%" style:text-line-through-style="none" style:text-line-through-type="none" style:text-position="super 58%" style:font-name="Times New Roman" fo:font-size="10pt" fo:letter-spacing="-0.002cm" fo:language="fr" fo:country="FR" style:font-size-asian="10pt" style:font-size-complex="10pt" style:text-scale="120%"/>
    </style:style>
    <style:style style:name="T101" style:family="text">
      <style:text-properties fo:color="#000000" loext:opacity="100%" style:text-line-through-style="none" style:text-line-through-type="none" style:text-position="super 58%" style:font-name="Times New Roman" fo:font-size="10pt" fo:letter-spacing="-0.004cm" fo:language="fr" fo:country="FR" style:font-size-asian="10pt" style:font-size-complex="10pt" style:text-scale="120%"/>
    </style:style>
    <style:style style:name="T102" style:family="text">
      <style:text-properties fo:color="#000000" loext:opacity="100%" style:text-line-through-style="none" style:text-line-through-type="none" style:text-position="super 58%" style:font-name="Times New Roman" fo:letter-spacing="-0.009cm" fo:language="fr" fo:country="FR" style:text-scale="100%"/>
    </style:style>
    <style:style style:name="T103" style:family="text">
      <style:text-properties fo:color="#000000" loext:opacity="100%" style:text-line-through-style="none" style:text-line-through-type="none" style:text-position="super 58%" style:font-name="Times New Roman" fo:letter-spacing="-0.009cm" fo:language="fr" fo:country="FR" fo:font-weight="bold" style:font-weight-asian="bold" style:font-weight-complex="bold" style:text-scale="100%"/>
    </style:style>
    <style:style style:name="T104" style:family="text">
      <style:text-properties fo:color="#000000" loext:opacity="100%" style:text-line-through-style="none" style:text-line-through-type="none" style:text-position="super 58%" style:font-name="Times New Roman" fo:letter-spacing="-0.014cm" fo:language="fr" fo:country="FR" style:text-scale="135%"/>
    </style:style>
    <style:style style:name="T105" style:family="text">
      <style:text-properties style:text-line-through-style="none" style:text-line-through-type="none" style:text-position="0% 100%" style:font-name="Times New Roman" fo:letter-spacing="-0.011cm" fo:language="fr" fo:country="FR" style:text-scale="100%"/>
    </style:style>
    <style:style style:name="T106" style:family="text">
      <style:text-properties style:text-line-through-style="none" style:text-line-through-type="none" style:text-position="0% 100%" style:font-name="Times New Roman" fo:letter-spacing="-0.011cm" fo:language="fr" fo:country="FR" fo:font-style="italic" style:font-style-asian="italic" style:text-scale="100%"/>
    </style:style>
    <style:style style:name="T107" style:family="text">
      <style:text-properties style:text-line-through-style="none" style:text-line-through-type="none" style:text-position="0% 100%" style:font-name="Times New Roman" fo:letter-spacing="-0.011cm" fo:language="fr" fo:country="FR" fo:font-style="italic" style:font-style-asian="italic" style:text-scale="95%"/>
    </style:style>
    <style:style style:name="T108" style:family="text">
      <style:text-properties style:text-line-through-style="none" style:text-line-through-type="none" style:text-position="0% 100%" style:font-name="Times New Roman" fo:letter-spacing="normal" fo:language="fr" fo:country="FR" style:text-scale="100%"/>
    </style:style>
    <style:style style:name="T109" style:family="text">
      <style:text-properties style:text-line-through-style="none" style:text-line-through-type="none" style:text-position="0% 100%" style:font-name="Times New Roman" fo:letter-spacing="normal" fo:language="fr" fo:country="FR" style:text-scale="105%"/>
    </style:style>
    <style:style style:name="T110" style:family="text">
      <style:text-properties style:text-line-through-style="none" style:text-line-through-type="none" style:text-position="0% 100%" style:font-name="Times New Roman" fo:letter-spacing="normal" fo:language="fr" fo:country="FR" fo:font-style="italic" style:font-style-asian="italic" style:text-scale="95%"/>
    </style:style>
    <style:style style:name="T111" style:family="text">
      <style:text-properties style:text-line-through-style="none" style:text-line-through-type="none" style:text-position="0% 100%" style:font-name="Times New Roman" fo:letter-spacing="normal" fo:language="fr" fo:country="FR" fo:font-style="italic" style:font-style-asian="italic" style:text-scale="100%"/>
    </style:style>
    <style:style style:name="T112" style:family="text">
      <style:text-properties style:text-line-through-style="none" style:text-line-through-type="none" style:text-position="0% 100%" style:font-name="Times New Roman" fo:letter-spacing="-0.005cm" fo:language="fr" fo:country="FR" style:text-scale="100%"/>
    </style:style>
    <style:style style:name="T113" style:family="text">
      <style:text-properties style:text-line-through-style="none" style:text-line-through-type="none" style:text-position="0% 100%" style:font-name="Times New Roman" fo:letter-spacing="-0.005cm" fo:language="fr" fo:country="FR" fo:font-style="italic" style:font-style-asian="italic" style:text-scale="100%"/>
    </style:style>
    <style:style style:name="T114" style:family="text">
      <style:text-properties style:text-line-through-style="none" style:text-line-through-type="none" style:text-position="0% 100%" style:font-name="Times New Roman" fo:letter-spacing="-0.005cm" fo:language="fr" fo:country="FR" fo:font-style="italic" officeooo:rsid="001096e4" style:font-style-asian="italic" style:text-scale="100%"/>
    </style:style>
    <style:style style:name="T115" style:family="text">
      <style:text-properties style:text-line-through-style="none" style:text-line-through-type="none" style:text-position="0% 100%" style:font-name="Times New Roman" fo:letter-spacing="-0.005cm" fo:language="fr" fo:country="FR" fo:font-style="italic" style:font-style-asian="italic" style:text-scale="95%"/>
    </style:style>
    <style:style style:name="T116" style:family="text">
      <style:text-properties style:text-line-through-style="none" style:text-line-through-type="none" style:text-position="0% 100%" style:font-name="Times New Roman" fo:letter-spacing="-0.005cm" fo:language="fr" fo:country="FR" style:text-underline-style="solid" style:text-underline-width="auto" style:text-underline-color="font-color" style:text-scale="100%"/>
    </style:style>
    <style:style style:name="T117" style:family="text">
      <style:text-properties style:text-line-through-style="none" style:text-line-through-type="none" style:text-position="0% 100%" style:font-name="Times New Roman" fo:letter-spacing="-0.016cm" fo:language="fr" fo:country="FR" style:text-scale="100%"/>
    </style:style>
    <style:style style:name="T118" style:family="text">
      <style:text-properties style:text-line-through-style="none" style:text-line-through-type="none" style:text-position="0% 100%" style:font-name="Times New Roman" fo:letter-spacing="-0.009cm" fo:language="fr" fo:country="FR" style:text-scale="100%"/>
    </style:style>
    <style:style style:name="T119" style:family="text">
      <style:text-properties style:text-line-through-style="none" style:text-line-through-type="none" style:text-position="0% 100%" style:font-name="Times New Roman" fo:letter-spacing="-0.009cm" fo:language="fr" fo:country="FR" fo:font-style="italic" style:font-style-asian="italic" style:text-scale="100%"/>
    </style:style>
    <style:style style:name="T120" style:family="text">
      <style:text-properties style:text-line-through-style="none" style:text-line-through-type="none" style:text-position="0% 100%" style:font-name="Times New Roman" fo:letter-spacing="-0.009cm" fo:language="fr" fo:country="FR" fo:font-style="italic" style:font-style-asian="italic" style:text-scale="95%"/>
    </style:style>
    <style:style style:name="T121" style:family="text">
      <style:text-properties style:text-line-through-style="none" style:text-line-through-type="none" style:text-position="0% 100%" style:font-name="Times New Roman" fo:letter-spacing="-0.009cm" fo:language="fr" fo:country="FR" style:text-scale="110%"/>
    </style:style>
    <style:style style:name="T122" style:family="text">
      <style:text-properties style:text-line-through-style="none" style:text-line-through-type="none" style:text-position="0% 100%" style:font-name="Times New Roman" fo:letter-spacing="0.004cm" fo:language="fr" fo:country="FR" style:text-scale="100%"/>
    </style:style>
    <style:style style:name="T123" style:family="text">
      <style:text-properties style:text-line-through-style="none" style:text-line-through-type="none" style:text-position="0% 100%" style:font-name="Times New Roman" fo:letter-spacing="-0.012cm" fo:language="fr" fo:country="FR" style:text-scale="100%"/>
    </style:style>
    <style:style style:name="T124" style:family="text">
      <style:text-properties style:text-line-through-style="none" style:text-line-through-type="none" style:text-position="0% 100%" style:font-name="Times New Roman" fo:letter-spacing="-0.012cm" fo:language="fr" fo:country="FR" fo:font-style="italic" style:font-style-asian="italic" style:text-scale="100%"/>
    </style:style>
    <style:style style:name="T125" style:family="text">
      <style:text-properties style:text-line-through-style="none" style:text-line-through-type="none" style:text-position="0% 100%" style:font-name="Times New Roman" fo:letter-spacing="-0.012cm" fo:language="fr" fo:country="FR" fo:font-style="italic" style:font-style-asian="italic" style:text-scale="95%"/>
    </style:style>
    <style:style style:name="T126" style:family="text">
      <style:text-properties style:text-line-through-style="none" style:text-line-through-type="none" style:text-position="0% 100%" style:font-name="Times New Roman" fo:letter-spacing="0.005cm" fo:language="fr" fo:country="FR" style:text-scale="100%"/>
    </style:style>
    <style:style style:name="T127" style:family="text">
      <style:text-properties style:text-line-through-style="none" style:text-line-through-type="none" style:text-position="0% 100%" style:font-name="Times New Roman" fo:letter-spacing="-0.007cm" fo:language="fr" fo:country="FR" style:text-scale="100%"/>
    </style:style>
    <style:style style:name="T128" style:family="text">
      <style:text-properties style:text-line-through-style="none" style:text-line-through-type="none" style:text-position="0% 100%" style:font-name="Times New Roman" fo:letter-spacing="-0.007cm" fo:language="fr" fo:country="FR" fo:font-style="italic" style:font-style-asian="italic" style:text-scale="90%"/>
    </style:style>
    <style:style style:name="T129" style:family="text">
      <style:text-properties style:text-line-through-style="none" style:text-line-through-type="none" style:text-position="0% 100%" style:font-name="Times New Roman" fo:letter-spacing="-0.007cm" fo:language="fr" fo:country="FR" fo:font-style="italic" style:font-style-asian="italic" style:text-scale="95%"/>
    </style:style>
    <style:style style:name="T130" style:family="text">
      <style:text-properties style:text-line-through-style="none" style:text-line-through-type="none" style:text-position="0% 100%" style:font-name="Times New Roman" fo:letter-spacing="-0.007cm" fo:language="fr" fo:country="FR" fo:font-style="italic" style:font-style-asian="italic" style:text-scale="100%"/>
    </style:style>
    <style:style style:name="T131" style:family="text">
      <style:text-properties style:text-line-through-style="none" style:text-line-through-type="none" style:text-position="0% 100%" style:font-name="Times New Roman" fo:letter-spacing="-0.014cm" fo:language="fr" fo:country="FR" style:text-scale="100%"/>
    </style:style>
    <style:style style:name="T132" style:family="text">
      <style:text-properties style:text-line-through-style="none" style:text-line-through-type="none" style:text-position="0% 100%" style:font-name="Times New Roman" fo:letter-spacing="-0.014cm" fo:language="fr" fo:country="FR" fo:font-style="italic" style:font-style-asian="italic" style:text-scale="100%"/>
    </style:style>
    <style:style style:name="T133" style:family="text">
      <style:text-properties style:text-line-through-style="none" style:text-line-through-type="none" style:text-position="0% 100%" style:font-name="Times New Roman" fo:letter-spacing="0.007cm" fo:language="fr" fo:country="FR" style:text-scale="100%"/>
    </style:style>
    <style:style style:name="T134" style:family="text">
      <style:text-properties style:text-line-through-style="none" style:text-line-through-type="none" style:text-position="0% 100%" style:font-name="Times New Roman" fo:letter-spacing="0.007cm" fo:language="fr" fo:country="FR" fo:font-style="italic" style:font-style-asian="italic" style:text-scale="100%"/>
    </style:style>
    <style:style style:name="T135" style:family="text">
      <style:text-properties style:text-line-through-style="none" style:text-line-through-type="none" style:text-position="0% 100%" style:font-name="Times New Roman" fo:letter-spacing="-0.004cm" fo:language="fr" fo:country="FR" style:text-scale="100%"/>
    </style:style>
    <style:style style:name="T136" style:family="text">
      <style:text-properties style:text-line-through-style="none" style:text-line-through-type="none" style:text-position="0% 100%" style:font-name="Times New Roman" fo:letter-spacing="-0.004cm" fo:language="fr" fo:country="FR" fo:font-style="italic" style:font-style-asian="italic" style:text-scale="100%"/>
    </style:style>
    <style:style style:name="T137" style:family="text">
      <style:text-properties style:text-line-through-style="none" style:text-line-through-type="none" style:text-position="0% 100%" style:font-name="Times New Roman" fo:letter-spacing="-0.004cm" fo:language="fr" fo:country="FR" fo:font-style="italic" style:font-style-asian="italic" style:text-scale="95%"/>
    </style:style>
    <style:style style:name="T138" style:family="text">
      <style:text-properties style:text-line-through-style="none" style:text-line-through-type="none" style:text-position="0% 100%" style:font-name="Times New Roman" fo:letter-spacing="0.016cm" fo:language="fr" fo:country="FR" style:text-scale="100%"/>
    </style:style>
    <style:style style:name="T139" style:family="text">
      <style:text-properties style:text-line-through-style="none" style:text-line-through-type="none" style:text-position="0% 100%" style:font-name="Times New Roman" fo:letter-spacing="0.021cm" fo:language="fr" fo:country="FR" style:text-scale="100%"/>
    </style:style>
    <style:style style:name="T140" style:family="text">
      <style:text-properties style:text-line-through-style="none" style:text-line-through-type="none" style:text-position="0% 100%" style:font-name="Times New Roman" fo:letter-spacing="0.002cm" fo:language="fr" fo:country="FR" style:text-scale="100%"/>
    </style:style>
    <style:style style:name="T141" style:family="text">
      <style:text-properties style:text-line-through-style="none" style:text-line-through-type="none" style:text-position="0% 100%" style:font-name="Times New Roman" fo:letter-spacing="0.002cm" fo:language="fr" fo:country="FR" fo:font-style="italic" style:font-style-asian="italic" style:text-scale="100%"/>
    </style:style>
    <style:style style:name="T142" style:family="text">
      <style:text-properties style:text-line-through-style="none" style:text-line-through-type="none" style:text-position="0% 100%" style:font-name="Times New Roman" fo:letter-spacing="0.002cm" fo:language="fr" fo:country="FR" fo:font-style="italic" style:font-style-asian="italic" style:text-scale="95%"/>
    </style:style>
    <style:style style:name="T143" style:family="text">
      <style:text-properties style:text-line-through-style="none" style:text-line-through-type="none" style:text-position="0% 100%" style:font-name="Times New Roman" fo:letter-spacing="0.002cm" fo:language="fr" fo:country="FR" style:text-scale="45%"/>
    </style:style>
    <style:style style:name="T144" style:family="text">
      <style:text-properties style:text-line-through-style="none" style:text-line-through-type="none" style:text-position="0% 100%" style:font-name="Times New Roman" fo:letter-spacing="-0.002cm" fo:language="fr" fo:country="FR" style:text-scale="100%"/>
    </style:style>
    <style:style style:name="T145" style:family="text">
      <style:text-properties style:text-line-through-style="none" style:text-line-through-type="none" style:text-position="0% 100%" style:font-name="Times New Roman" fo:letter-spacing="-0.002cm" fo:language="fr" fo:country="FR" fo:font-style="italic" style:font-style-asian="italic" style:text-scale="95%"/>
    </style:style>
    <style:style style:name="T146" style:family="text">
      <style:text-properties style:text-line-through-style="none" style:text-line-through-type="none" style:text-position="0% 100%" style:font-name="Times New Roman" fo:letter-spacing="-0.002cm" fo:language="fr" fo:country="FR" fo:font-style="italic" style:font-style-asian="italic" style:text-scale="100%"/>
    </style:style>
    <style:style style:name="T147" style:family="text">
      <style:text-properties style:text-line-through-style="none" style:text-line-through-type="none" style:text-position="0% 100%" style:font-name="Times New Roman" fo:letter-spacing="-0.018cm" fo:language="fr" fo:country="FR" style:text-scale="100%"/>
    </style:style>
    <style:style style:name="T148" style:family="text">
      <style:text-properties style:text-line-through-style="none" style:text-line-through-type="none" style:text-position="0% 100%" style:font-name="Times New Roman" fo:letter-spacing="-0.018cm" fo:language="fr" fo:country="FR" style:text-underline-style="solid" style:text-underline-width="auto" style:text-underline-color="font-color" style:text-scale="100%"/>
    </style:style>
    <style:style style:name="T149" style:family="text">
      <style:text-properties style:text-line-through-style="none" style:text-line-through-type="none" style:text-position="0% 100%" style:font-name="Times New Roman" fo:letter-spacing="0.014cm" fo:language="fr" fo:country="FR" style:text-scale="100%"/>
    </style:style>
    <style:style style:name="T150" style:family="text">
      <style:text-properties style:text-line-through-style="none" style:text-line-through-type="none" style:text-position="0% 100%" style:font-name="Times New Roman" fo:letter-spacing="-0.021cm" fo:language="fr" fo:country="FR" style:text-scale="100%"/>
    </style:style>
    <style:style style:name="T151" style:family="text">
      <style:text-properties style:text-line-through-style="none" style:text-line-through-type="none" style:text-position="0% 100%" style:font-name="Times New Roman" fo:letter-spacing="0.009cm" fo:language="fr" fo:country="FR" style:text-scale="100%"/>
    </style:style>
    <style:style style:name="T152" style:family="text">
      <style:text-properties style:text-line-through-style="none" style:text-line-through-type="none" style:text-position="0% 100%" style:font-name="Times New Roman" fo:letter-spacing="0.009cm" fo:language="fr" fo:country="FR" fo:font-style="italic" style:font-style-asian="italic" style:text-scale="100%"/>
    </style:style>
    <style:style style:name="T153" style:family="text">
      <style:text-properties style:text-line-through-style="none" style:text-line-through-type="none" style:text-position="0% 100%" style:font-name="Times New Roman" fo:letter-spacing="0.011cm" fo:language="fr" fo:country="FR" style:text-scale="100%"/>
    </style:style>
    <style:style style:name="T154" style:family="text">
      <style:text-properties style:text-line-through-style="none" style:text-line-through-type="none" style:text-position="0% 100%" style:font-name="Times New Roman" fo:letter-spacing="0.018cm" fo:language="fr" fo:country="FR" style:text-scale="100%"/>
    </style:style>
    <style:style style:name="T155" style:family="text">
      <style:text-properties style:text-line-through-style="none" style:text-line-through-type="none" style:text-position="0% 100%" style:font-name="Times New Roman" fo:letter-spacing="0.012cm" fo:language="fr" fo:country="FR" style:text-scale="100%"/>
    </style:style>
    <style:style style:name="T156" style:family="text">
      <style:text-properties style:text-line-through-style="none" style:text-line-through-type="none" style:text-position="0% 100%" style:font-name="Arial" fo:letter-spacing="0.007cm" fo:language="fr" fo:country="FR" style:text-scale="85%"/>
    </style:style>
    <style:style style:name="T157" style:family="text">
      <style:text-properties style:text-line-through-style="none" style:text-line-through-type="none" style:text-position="0% 100%" style:font-name="Arial" fo:letter-spacing="0.005cm" fo:language="fr" fo:country="FR" style:text-scale="85%"/>
    </style:style>
    <style:style style:name="T158" style:family="text">
      <style:text-properties style:text-line-through-style="none" style:text-line-through-type="none" style:text-position="super 58%" style:font-name="Times New Roman" fo:letter-spacing="-0.007cm" fo:language="fr" fo:country="FR" style:text-scale="110%"/>
    </style:style>
    <style:style style:name="T159" style:family="text">
      <style:text-properties style:text-line-through-style="none" style:text-line-through-type="none" style:text-position="super 58%" style:font-name="Times New Roman" fo:letter-spacing="-0.005cm" fo:language="fr" fo:country="FR" style:text-scale="100%"/>
    </style:style>
    <style:style style:name="T160" style:family="text">
      <style:text-properties officeooo:rsid="000c229c"/>
    </style:style>
    <style:style style:name="T161" style:family="text">
      <style:text-properties fo:font-style="italic" style:font-style-asian="italic" style:font-style-complex="italic"/>
    </style:style>
    <style:style style:name="T16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background" style:wrap="parallel" style:number-wrapped-paragraphs="no-limit" style:vertical-pos="from-top" style:vertical-rel="page" style:horizontal-pos="from-left" style:horizontal-rel="page" fo:background-color="transparent" draw:fill="none" draw:opacity="0%" fo:padding="0cm" fo:border="0.06pt solid #000000"/>
    </style:style>
    <style:style style:name="gr1" style:family="graphic" style:parent-style-name="Frame">
      <style:graphic-properties draw:stroke="none" svg:stroke-width="0cm" draw:fill="none" draw:textarea-vertical-align="top" draw:auto-grow-height="false" fo:min-height="0.448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427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43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452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false" fo:min-height="0.464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0.453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0.436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446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false" fo:min-height="0.706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9cm" svg:stroke-color="#000000" draw:stroke-linejoin="round" svg:stroke-linecap="butt" draw:fill="solid" draw:fill-color="#ffffff" draw:textarea-horizontal-align="center" draw:textarea-vertical-align="top" draw:auto-grow-height="false" fo:padding-top="0.019cm" fo:padding-bottom="0.019cm" fo:padding-left="0.019cm" fo:padding-right="0.01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draw:textarea-vertical-align="top" draw:auto-grow-height="false" fo:min-height="0.429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2" style:family="graphic">
      <style:graphic-properties draw:stroke="solid" svg:stroke-width="0.025cm" svg:stroke-color="#000000" draw:stroke-linejoin="round" svg:stroke-linecap="butt" draw:fill="solid" draw:fill-color="#ffffff" draw:textarea-horizontal-align="center" draw:textarea-vertical-align="top" draw:auto-grow-height="false" fo:padding-top="0.012cm" fo:padding-bottom="0.012cm" fo:padding-left="0.012cm" fo:padding-right="0.01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cm" draw:fill="none" draw:textarea-vertical-align="top" draw:auto-grow-height="false" fo:min-height="0.434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4" style:family="graphic" style:parent-style-name="Frame">
      <style:graphic-properties draw:stroke="none" svg:stroke-width="0cm" draw:fill="none" draw:textarea-vertical-align="top" draw:auto-grow-height="false" fo:min-height="0.358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5" style:family="graphic" style:parent-style-name="Frame">
      <style:graphic-properties draw:stroke="none" svg:stroke-width="0cm" draw:fill="none" draw:textarea-vertical-align="top" draw:auto-grow-height="false" fo:min-height="0.45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draw:textarea-vertical-align="top" draw:auto-grow-height="false" fo:min-height="0.633cm" fo:min-width="10.795cm" fo:padding-top="0cm" fo:padding-bottom="0cm" fo:padding-left="0cm" fo:padding-right="0cm"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21"/>
      <text:p text:style-name="P23"/>
      <text:p text:style-name="P25">Le Principe Responsabilité</text:p>
      <text:p text:style-name="P24">Préface et Chapitre premier</text:p>
      <text:p text:style-name="P22"><text:span text:style-name="T1">A </text:span><text:span text:style-name="T7">mes enfants <text:line-break/></text:span><text:span text:style-name="T8">Alaya, Jonathan, Gabrielle.</text:span></text:p>
      <text:p text:style-name="P104"><text:span text:style-name="T3">[7</text:span><text:span text:style-name="T4">]</text:span></text:p>
      <text:p text:style-name="P106">PRÉFACE</text:p>
      <text:p text:style-name="P107"><text:span text:style-name="T30">Le Prométhée définitivement déchaîné</text:span><text:span text:style-name="T31">, auquel la science confère </text:span><text:span text:style-name="T35">des forces jamais encore connues et l'économie son impulsion effrénée, réclame une éthique qui, par des entraves librement </text:span><text:span text:style-name="T37">consenties, empêche le pouvoir de l'homme de devenir une mal</text:span><text:span text:style-name="T38">é</text:span><text:span text:style-name="T31">diction pour lui. La thèse liminaire de ce livre est que </text:span><text:span text:style-name="T30">la promesse de la technique moderne s'est inversée en menace</text:span><text:span text:style-name="T31">, ou bien que celle-ci </text:span><text:span text:style-name="T41">s'est indissolublement alliée à celle-là. </text:span><text:span text:style-name="T42">Elle va au-delà du constat d'une menace physique</text:span><text:span text:style-name="T41">. La soumission de la nature destinée au </text:span><text:span text:style-name="T44">bonheur humain a entraîné par la démesure de son succès, qui </text:span><text:span text:style-name="T45">s'étend </text:span><text:span text:style-name="T46">maintenant également à la nature de l'homme lui-même</text:span><text:span text:style-name="T47">, le plus grand </text:span><text:span text:style-name="T53">défi pour l'être humain que </text:span><text:span text:style-name="T54">son faire</text:span><text:span text:style-name="T53"> ait jamais entraîné. Tout en </text:span><text:span text:style-name="T54">lui</text:span><text:span text:style-name="T53"> est </text:span><text:span text:style-name="T55">inédit, sans comparaison possible </text:span><text:span text:style-name="T59">avec </text:span><text:span text:style-name="T55">ce qui précède, tant du point de </text:span><text:span text:style-name="T44">vue de la </text:span><text:span text:style-name="T45">modalité</text:span><text:span text:style-name="T44"> que du point de vue de l'ordre de grandeur : ce que </text:span><text:span text:style-name="T62">l'homme peut faire aujourd'hui et ce que par la suite </text:span><text:span text:style-name="T63">il sera contraint </text:span><text:span text:style-name="T67">de continuer à faire, dans l'exercice irrésistible de ce pouvoir</text:span><text:span text:style-name="T69">, n'a pas </text:span><text:span text:style-name="T55">son équivalent dans l'expérience passée. </text:span><text:span text:style-name="T61">Toute sagesse héritée, relative </text:span><text:span text:style-name="T46">au comportement juste, était taillée en vue de cette expérience</text:span><text:span text:style-name="T47">. Nulle </text:span><text:span text:style-name="T69">éthique traditionnelle ne nous instruit donc sur les normes du « bien » </text:span><text:span text:style-name="T73">et du « mal » auxquelles doivent être soumises les modalités </text:span><text:span text:style-name="T53">entièrement nouvelles du pouvoir et de ses créations possibles. La terre </text:span><text:span text:style-name="T62">nouvelle</text:span></text:p>
      <text:p text:style-name="P109"><text:span text:style-name="T62">de la pratique collective, dans laquelle nous sommes entrés </text:span><text:span text:style-name="T74">avec la technologie de pointe, est encore </text:span><text:span text:style-name="T75">une terre vierge de la théorie </text:span><text:span text:style-name="T42">éthique</text:span><text:span text:style-name="T41">.</text:span></text:p>
      <text:p text:style-name="P108"><text:span text:style-name="T69">Dans ce </text:span><text:span text:style-name="T67">vide</text:span><text:span text:style-name="T69"> (qui est en même temps le vide de l'actuel relativisme </text:span><text:span text:style-name="T55">des valeurs) s'établit la recherche présentée ici. Qu'est-ce qui peut se</text:span><text:span text:style-name="T56">r</text:span><text:span text:style-name="T35">vir de boussole ? </text:span><text:span text:style-name="T36">L'anticipation de la menace elle-même !</text:span><text:span text:style-name="T35"> C'est </text:span><text:span text:style-name="T62">seulement dans les premières lueurs de son orage qui nous vient du </text:span><text:span text:style-name="T74">futur, dans l'aurore de son ampleur planétaire et dans la profondeur de </text:span><text:span text:style-name="T77">ses enjeux humains, que peuvent être découverts les principes éthiques, desquels se laissent déduire les nouvelles obligations </text:span><text:span text:style-name="T69">correspondant au pouvoir nouveau. [8] Cela, je l'appelle « </text:span><text:span text:style-name="T67">heuristique de la peur</text:span><text:span text:style-name="T69"> ». Seule la </text:span><text:span text:style-name="T67">prévision de la déformation de l'homme</text:span><text:span text:style-name="T69"> nous </text:span><text:span text:style-name="T47">fournit </text:span><text:span text:style-name="T46">le concept de l'homme</text:span><text:span text:style-name="T47"> qui permet de nous en prémunir. Nous </text:span><text:span text:style-name="T37">savons seulement </text:span><text:span text:style-name="T39">ce qui est </text:span><text:span text:style-name="T37">en jeu, dès lors </text:span><text:span text:style-name="T39">que </text:span><text:span text:style-name="T37">nous savons que cela</text:span><draw:frame draw:style-name="fr1" draw:name="Cadre6" text:anchor-type="char" svg:x="0.383cm" svg:y="0.004cm" svg:width="10.795cm" svg:height="0.432cm" draw:z-index="0"><draw:text-box><text:p text:style-name="P1"><text:span text:style-name="T5">14<text:tab/></text:span><text:span text:style-name="T9">LE PRINCIPE RESPONSABILITÉ</text:span></text:p></draw:text-box></draw:frame><text:span text:style-name="T37"> </text:span><text:span text:style-name="T55">est en jeu. Mais comme l'enjeu ne concerne pas seulement le sort de </text:span><text:span text:style-name="T80">l'homme, mais également l'image de l'homme, non seulement la </text:span><text:span text:style-name="T37">survie physique, mais aussi </text:span><text:span text:style-name="T40">l'intégrité de son essence</text:span><text:span text:style-name="T37">, l'éthique qui </text:span><text:span text:style-name="T55">doit garder l'un et l'autre doit être non seulement une éthique de la sagacité, mais aussi une éthique du respect.</text:span></text:p>
      <text:p text:style-name="P69"><text:span text:style-name="T105">La fondation d'une telle éthique, qui ne reste plus liée au domaine </text:span><text:span text:style-name="T108">immédiatement intersubjectif des contemporains, doit s'étendre </text:span><text:span text:style-name="T112">jusqu'à la métaphysique, qui seule permet de se demander pourquoi </text:span><text:span text:style-name="T117">des hommes doivent exister au monde : donc pourquoi vaut l'impératif </text:span><text:span text:style-name="T118">inconditionnel de préserver leur existence pour l'avenir. L'aventure de </text:span><text:span text:style-name="T122">la technologie, avec ses risques extrêmes, exige ce risque de la </text:span><text:span text:style-name="T123">réflexion extrême. Une telle fondation est tentée ici, à l'encontre de la résignation positiviste-analytique de la philosophie contemporaine. Du </text:span><text:span text:style-name="T126">point de vue ontologique sont déployées à nouveau les vieilles </text:span><text:span text:style-name="T127">questions du rapport de l'être et du devoir, de la cause et de la finalité, </text:span><text:span text:style-name="T118">de la nature et de la valeur, afin d'enraciner dans l'être, par-delà le </text:span><text:span text:style-name="T127">subjectivisme des valeurs, le nouveau devoir de l'homme qui vient </text:span><text:span text:style-name="T131">d'apparaître.</text:span></text:p>
      <text:p text:style-name="P75"><text:span text:style-name="T37">Mais le véritable thème est ce devoir nouvellement apparu lui-</text:span><text:span text:style-name="T69">même que résume le concept de </text:span><text:span text:style-name="T70">responsabilité</text:span><text:span text:style-name="T71">. </text:span><text:span text:style-name="T69">Sans doute n'est-ce pas </text:span><text:span text:style-name="T80">un phénomène nouveau dans la moralité. La responsabilité n'a </text:span><text:span text:style-name="T37">pourtant jamais eu un tel objet, de même qu'elle a peu occupé la </text:span><text:span text:style-name="T69">théorie éthique jusqu'ici. </text:span><text:span text:style-name="T67">Le savoir, aussi bien que le pouvoir, étaient </text:span><text:span text:style-name="T63">trop limités pour incorporer l'avenir plus lointain dans la prévision, </text:span><text:span text:style-name="T30">bien plus, pour inclure la planète entière dans la conscience de la causalité personnelle</text:span><text:span text:style-name="T31">. Plutôt que de deviner vainement les consé</text:span><text:span text:style-name="T47">quences tardives, relevant d'un destin inconnu, l'éthique se concentrait </text:span><text:span text:style-name="T31">sur la </text:span><text:span text:style-name="T30">qualité morale de l'acte momentané lui-même</text:span><text:span text:style-name="T31">, dans lequel on </text:span><text:span text:style-name="T62">doit respecter le droit du prochain qui partage notre vie. Sous [9] le </text:span><text:span text:style-name="T37">signe de la technologie par contre, l'éthique a affaire à des actes </text:span><text:span text:style-name="T31">(quoique ce ne soient plus ceux d'un sujet individuel), qui ont une </text:span><text:span text:style-name="T75">portée causale incomparable en direction de l'avenir</text:span><text:span text:style-name="T74"> et qui s'accompa</text:span><text:span text:style-name="T31">gnent d'un </text:span><text:span text:style-name="T30">savoir prévisionnel</text:span><text:span text:style-name="T31"> qui, peu importe son caractère in</text:span><text:span text:style-name="T69">complet, déborde lui aussi tout ce qu'on a connu autrefois. Il faut y </text:span><text:span text:style-name="T55">ajouter le simple ordre de grandeur des actions à long terme et très souvent également leur irréversibilité. Tout cela place la responsabilité </text:span><text:span text:style-name="T44">au centre de l'éthique, y compris les horizons d'espace et de temps qui </text:span><text:span text:style-name="T47">correspondent à ceux des actions. En ce sens la théorie de la respons</text:span><text:span text:style-name="T48">a</text:span><text:span text:style-name="T55">bilité qui fait encore défaut aujourd'hui, forme le centre de l'ouvrage.</text:span></text:p>
      <text:p text:style-name="P70"><text:span text:style-name="T105">De la perspective d'avenir élargie qui caractérise la responsabilité </text:span><text:span text:style-name="T131">actuelle se dégage le thème final : </text:span><text:span text:style-name="T132">l'utopie. </text:span><text:span text:style-name="T131">La dynamique mondiale du </text:span><text:span text:style-name="T118">progrès technologique contient en elle un utopisme implicite par sa </text:span><text:span text:style-name="T127">tendance, si ce n'est par son programme. Et alliée à la technique, une </text:span><text:span text:style-name="T133">des éthiques à perspective d'avenir globale qui existe déjà, le </text:span><text:span text:style-name="T119">marxisme, </text:span><text:span text:style-name="T118">a précisément élevé l'utopie au rang d'un but explicite. Cela</text:span><draw:custom-shape text:anchor-type="char" draw:z-index="1" draw:name="Forme1" draw:style-name="gr16" draw:text-style-name="P137" svg:width="10.796cm" svg:height="0.634cm" svg:x="0.002cm" svg:y="19.036cm"><text:p text:style-name="P16"><text:span text:style-name="T27">1. Cf. Hans JONAS, </text:span><text:span text:style-name="T28">Macla oder Ohrsmachl der Subjelaivia, </text:span><text:span text:style-name="T27">Frankfurt, Suhrkamp, 1981'.</text:span></text:p><draw:enhanced-geometry svg:viewBox="0 0 21600 21600" draw:type="mso-spt202" draw:enhanced-path="M 0 0 L 21600 0 21600 21600 0 21600 0 0 Z N"/></draw:custom-shape><text:span text:style-name="T118"> </text:span><text:span text:style-name="T135">nécessite une critique détaillée de l'idéal utopique. Puisque celui-ci a </text:span><text:span text:style-name="T108">en sa faveur les plus anciens rêves de l'humanité et qu'il semble </text:span><text:span text:style-name="T112">également disposer maintenant avec la technique des instruments permettant de traduire ce rêve dans une entreprise, l'utopisme, qui </text:span><text:span text:style-name="T126">jadis</text:span></text:p>
      <text:p text:style-name="P114"><text:span text:style-name="T126">fut vain, est devenu la plus dangereuse des tentations —</text:span><text:span text:style-name="T122">précisément parce que c'est la tentation la plus idéaliste — de </text:span><text:span text:style-name="T118">l'humanité actuelle. A l'immodeste fixation de ses buts, qui fait fausse </text:span><text:span text:style-name="T138">route tant du point de vue écologique que du point de vue </text:span><text:span text:style-name="T123">anthropologique (la première chose pouvant être prouvée, la seconde </text:span><text:span text:style-name="T139">pouvant être philosophiquement démontrée), le Principe </text:span><text:span text:style-name="T127">Responsabilité oppose la tâche plus modeste que nous ordonnent la </text:span><text:span text:style-name="T140">crainte et le respect : dans l'ambivalence durable de sa liberté, </text:span><text:span text:style-name="T123">qu'aucune transformation des circonstances ne saurait jamais abolir, </text:span><text:span text:style-name="T112">préserver pour l'homme l'intégrité de son monde et de son essence </text:span><text:span text:style-name="T127">contre les abus de son pouvoir.</text:span></text:p>
      <text:p text:style-name="P70"><text:span text:style-name="T112">Un « tractatus technologico-ethicus », tel qu'il est tenté ici, impose </text:span><text:span text:style-name="T140">ses exigences de rigueur qui touchent le lecteur, pas moins que </text:span><text:span text:style-name="T131">l'auteur. Ce qui doit approximativement rendre justice au thème, doit </text:span><text:span text:style-name="T118">ressembler à de l'acier et non à de l'ouate. Dans la réflexion éthique </text:span><text:span text:style-name="T135">contemporaine, il y a bien assez d'ouate dans les bonnes intentions </text:span><text:span text:style-name="T123">ainsi que [10] dans les motivations irréprochables, qui affirment qu'on </text:span><text:span text:style-name="T131">prend le parti des anges et qù'on est contre le péché, qu'on est pour la </text:span><text:span text:style-name="T105">prospérité et contre le déclin. Quelque chose de plus dur est nécessaire, </text:span><text:span text:style-name="T118">que l'on tente ici. L'intention est partout systématique et nulle part </text:span><text:span text:style-name="T144">homilétique et nulle motivation louable (qu'elle soit à temps ou à contre-temps) ne saurait servir d'excuse aux insuffisances philo</text:span><text:span text:style-name="T105">sophiques de l'argumentation. Le tout est un argument qui est déployé </text:span><text:span text:style-name="T127">par étapes — et, j'espère, pas trop péniblement pour le lecteur — à travers les six chapitres. J'ai moi-même conscience </text:span><text:span text:style-name="T128">d'une seule </text:span><text:span text:style-name="T127">lacune </text:span><text:span text:style-name="T118">dans la progression théorique du développement : entre le troisième et </text:span><text:span text:style-name="T105">le quatrième chapitre a été omise une analyse de « la puissance et de l'impuissance de la subjectivité », dans laquelle est abordé à nouveaux </text:span><text:span text:style-name="T133">frais le problème psycho-physique, et réfuté le déterminisme </text:span><text:span text:style-name="T118">naturaliste de la vie psychique. Bien qu'il soit nécessaire d'un point de vue systématique (car avec le déterminisme pas d'éthique, ou encore : </text:span><text:span text:style-name="T127">sans liberté pas de devoir), il a été décidé</text:span></text:p>
      <text:p text:style-name="P114"><text:span text:style-name="T127">pour ce volume, de détacher </text:span><text:span text:style-name="T118">ce traité de ce contexte et de le proposer ultérieurement sous forme </text:span><text:span text:style-name="T108">séparée'.</text:span></text:p>
      <text:p text:style-name="P69"><text:span text:style-name="T118">La même considération a conduit également à réserver pour une </text:span><text:span text:style-name="T140">publication séparée une partie « Applications », faisant suite à </text:span><text:span text:style-name="T108">l'analyse systématique. Celle-ci a pour objet d'illustrer le nouveau </text:span><text:span text:style-name="T123">type de questions et d'obligations éthiques par une sélection de thèmes </text:span><text:span text:style-name="T127">choisis qui dès à présent sont concrets</text:span><text:span text:style-name="T158">2</text:span><text:span text:style-name="T127">. Actuellement il est impossible </text:span><text:span text:style-name="T117">de tenter davantage qu'une telle casuistique provisoire. Le temps d'une </text:span><text:span text:style-name="T118">théorie systématique des obligations (qui devrait être visée en fin de </text:span><text:span text:style-name="T126">compte) n'est pas encore venu, compte tenu du caractère « en </text:span><text:span text:style-name="T127">devenir » des « choses » dont elle traite.</text:span></text:p>
      <text:p text:style-name="P69"><text:span text:style-name="T105">Le présent ouvrage parut d'abord en allemand en 1979. Sa genèse </text:span><text:span text:style-name="T135">remonte à l'année 1959 où, dans une conférence intitulée : « The </text:span><text:span text:style-name="T127">Practical Uses of Theory », je me rendis compte pour la première fois de la transformation du rapport de la théorie et de la pratique qui </text:span><text:span text:style-name="T117">distingue le savoir moderne de la nature du savoir ancien. La méthode </text:span><text:span text:style-name="T127">analytique et expérimentale qui s'impose au xvir siècle et qui n'a plus </text:span><text:span text:style-name="T112">une attitude contemplative, mais agressive, à l'égard de son objet, </text:span><text:span text:style-name="T135">contient déjà dans son esprit l'habilitation à, et dans ses résultats la </text:span><text:span text:style-name="T118">voie vers un rapport actif au connu. La possibilité d'une application </text:span><text:span text:style-name="T123">pratique fait partie de l'essence théorique des sciences modernes de la nature elles-mêmes ; c'est-à-dire que le potentiel technologique lui est </text:span><text:span text:style-name="T147">intrinsèquement inné et son actualisation accompagne chaque pas de sa </text:span><text:span text:style-name="T127">croissance. La domination prend la place de la contemplation de la </text:span><text:span text:style-name="T112">nature. Ainsi se trouvait entamé le thème du pouvoir et de son usage </text:span><text:span text:style-name="T118">qui se propulse lui-même et qui se rend indispensable.</text:span></text:p>
      <text:p text:style-name="P79"><text:span text:style-name="T140">Entre-temps la dialectique abyssale de cet usage est devenue </text:span><text:span text:style-name="T127">toujours plus visible. La conscience croissante</text:span></text:p>
      <text:p text:style-name="P119"><text:span text:style-name="T127">d'une crise qui nous </text:span><text:span text:style-name="T135">menace suscite des livres tels que celui-ci. Quelle que soit la faiblesse </text:span><text:span text:style-name="T112">de la parole face à la contrainte des choses et face à la poussée des intérêts, elle peut néanmoins contribuer à ce que cette conscience </text:span><text:span text:style-name="T135">franchisse le pas de la crainte vers la responsabilité pour l'avenir menacé et que nous devenions ainsi un peu plus disponibles pour ce </text:span><text:span text:style-name="T133">que la cause de l'humanité exigera de nous avec une urgence </text:span><text:span text:style-name="T127">croissante.</text:span><draw:line text:anchor-type="char" draw:z-index="6" draw:name="Forme2" draw:style-name="gr12" draw:text-style-name="P138" svg:x1="0.111cm" svg:y1="0.014cm" svg:x2="1.845cm" svg:y2="0.014cm"><text:p/></draw:line></text:p>
      <text:p text:style-name="P28">CHAPITRE PREMIER</text:p>
      <text:p text:style-name="P37">LA TRANSFORMATION DE L'ESSENCE <text:line-break/>DE L'AGIR HUMAIN</text:p>
      <text:p text:style-name="P80"><text:span text:style-name="T44">[15] </text:span><text:span text:style-name="T45">Toute éthique jusqu'à présent</text:span><text:span text:style-name="T44"> — que ce soit à titre d'injonction </text:span><text:span text:style-name="T47">directe de faire certaines choses et de ne pas en faire d'autres ou bien à </text:span><text:span text:style-name="T55">titre de la détermination des principes de telles injonctions, ou enfin à </text:span><text:span text:style-name="T37">titre de la mise en évidence d'un fondement de l'obligation d'obéir à </text:span><text:span text:style-name="T44">de tels principes — admettait tacitement les </text:span><text:span text:style-name="T45">présuppositions</text:span><text:span text:style-name="T44"> suivantes, reliées entre elles : (1) La condition humaine, donnée par la nature de </text:span><text:span text:style-name="T62">l'homme et par la nature des choses, est établie une fois pour toutes </text:span><text:span text:style-name="T55">dans ses traits fo</text:span><text:span text:style-name="T57">n</text:span><text:span text:style-name="T55">damentaux. (2) Sur cette base ce qui est bon pour </text:span><text:span text:style-name="T37">l'homme se laisse déterminer sans difficulté et de manière évidente. </text:span><text:span text:style-name="T47">(3) La portée de l'agir humain et par conséquent celle de la responsabi­</text:span><text:span text:style-name="T62">lité humaine est étroitement définie. C'est le but des exposés qui sui­</text:span><text:span text:style-name="T41">vent de montrer que </text:span><text:span text:style-name="T42">ces présuppositions ne valent plus</text:span><text:span text:style-name="T41">, et de </text:span><text:span text:style-name="T42">se </text:span><text:span text:style-name="T46">demander ce que cela veut dire pour notre situation morale</text:span><text:span text:style-name="T47">. Formulée </text:span><text:span text:style-name="T69">plus spécifiquement, mon affirmation est que </text:span><text:span text:style-name="T67">par suite de certains </text:span><text:span text:style-name="T30">développements de notre pouvoir l'essence de l'agir humain s'est </text:span><text:span text:style-name="T40">transformée</text:span><text:span text:style-name="T37"> ; et </text:span><text:span text:style-name="T40">comme l'éthique a affaire à l'agir</text:span><text:span text:style-name="T37">, l'affirmation </text:span><text:span text:style-name="T74">ultérieure doit être que </text:span><text:span text:style-name="T75">la transformation de la nature de l'agir humain </text:span><text:span text:style-name="T40">rend également nécessaire une transformation de l'éthique</text:span><text:span text:style-name="T37">. Non </text:span><text:span text:style-name="T47">seulement au sens où de nouveaux objets de l'agir ont matériellement </text:span><text:span text:style-name="T37">élargi le domaine des cas auxquels il faut appliquer les règles</text:span></text:p>
      <text:p text:style-name="P120"><text:span text:style-name="T37">de </text:span><text:span text:style-name="T31">conduite en vigueur, mais au sens bien plus radical que la nature </text:span><text:span text:style-name="T37">qualitativement inédite de certaines de nos actions a dégagé</text:span><text:span text:style-name="T40"> une </text:span><text:span text:style-name="T42">dimension intégralement nouvelle de la signification éthique qui </text:span><text:span text:style-name="T63">n'était pas prévue dans les points de vue et les canons de l'éthique </text:span><text:span text:style-name="T46">traditionnelle</text:span><text:span text:style-name="T47">.</text:span></text:p>
      <text:p text:style-name="P64"><text:span text:style-name="T37">Les facultés nouvelles que j'ai en vue sont naturellement celles de la </text:span><text:span text:style-name="T40">technique</text:span><text:span text:style-name="T37"> moderne. Mon premier point est donc de demander </text:span><text:span text:style-name="T40">en</text:span><draw:custom-shape text:anchor-type="char" draw:z-index="2" draw:name="Forme3" draw:style-name="gr15" draw:text-style-name="P137" svg:width="10.796cm" svg:height="0.451cm" svg:x="0.374cm" svg:y="0.004cm"><text:p text:style-name="P2"><text:span text:style-name="T2">18<text:tab/></text:span><text:span text:style-name="T10">LE PRINCIPE RESPONSABILITÉ</text:span></text:p><draw:enhanced-geometry svg:viewBox="0 0 21600 21600" draw:type="mso-spt202" draw:enhanced-path="M 0 0 L 21600 0 21600 21600 0 21600 0 0 Z N"/></draw:custom-shape><text:span text:style-name="T40"> </text:span><text:span text:style-name="T42">quel sens la technique affecte la nature de notre agir</text:span><text:span text:style-name="T41">, dans quelle </text:span><text:span text:style-name="T69">mesure elle rend l'agir qui est placé sous son signe [16] différent de ce </text:span><text:span text:style-name="T47">qu'il a </text:span><text:span text:style-name="T50">été </text:span><text:span text:style-name="T47">de tout temps. Comme pendant toutes ces périodes l'homme </text:span><text:span text:style-name="T69">n'était jamais sans technique, ma question vise la différence humaine </text:span><text:span text:style-name="T55">entre la technique moderne et celle des temps antérieurs.</text:span></text:p>
      <text:p text:style-name="P58">[17]</text:p>
      <text:p text:style-name="P135">I. L'EXEMPLE DE L'ANTIQUITÉ</text:p>
      <text:p text:style-name="P81"><text:span text:style-name="T69">Commençons par une voix ancienne, parlant du pouvoir et du faire </text:span><text:span text:style-name="T47">de l'homme, une voix qui en un sens archétypique rend pour ainsi dire </text:span><text:span text:style-name="T62">elle-même déjà une note technologique — le célèbre chant du chœur </text:span><text:span text:style-name="T41">de </text:span><text:span text:style-name="T43">l'Antigone </text:span><text:span text:style-name="T41">de Sophocle.</text:span></text:p>
      <text:p text:style-name="P45"><text:span text:style-name="T62">Il est bien des merveilles en ce monde, il n'en est pas de plus grande que </text:span><text:span text:style-name="T80">l'homme. Il est l'être qui sait traverser les flots gris, à l'heure où soufflent </text:span><text:span text:style-name="T41">les vents du Sud et ses orages,</text:span></text:p>
      <text:p text:style-name="P41"><text:span text:style-name="T41">et qui va son chemin au creux des hautes vagues qui lui couvrent l'abîme. </text:span><text:span text:style-name="T37">Il est </text:span><text:span text:style-name="T40">l'être qui tourmente la déesse auguste entre toutes, la Terre, </text:span><text:span text:style-name="T30">la Terre éternelle et infatigable</text:span><text:span text:style-name="T31">, avec ses charrues qui vont sans répit la </text:span><text:span text:style-name="T37">sillonnant chaque année, celui qui la fait labourer par les produits de ses </text:span><text:span text:style-name="T41">cavales.</text:span></text:p>
      <text:p text:style-name="P40">Oiseaux étourdis, animaux sauvages, poissons peuplant les mers, tous, il les enserre et les prend</text:p>
      <text:p text:style-name="P46"/>
      <text:p text:style-name="P102">dans les mailles de ses filets, l'homme à l'esprit ingénieux.</text:p>
      <text:p text:style-name="P101"><text:span text:style-name="T41">Par ses engins, il est le maître des bêtes indomptées qui courent par les monts, et, le moment venu, il </text:span><text:span text:style-name="T55">ploiera sous un joug enveloppant leur col et le cheval à l'épaisse crinière et </text:span><text:span text:style-name="T31">l'infatigable taureau des montagnes.</text:span></text:p>
      <text:p text:style-name="P47"><text:span text:style-name="T35">Parole, pensée prompte comme le vent, aspirations d'où naissent les </text:span><text:span text:style-name="T41">cités, tout cela, il se l'est enseigné à lui-même, aussi bien qu'il a su, en se </text:span><text:span text:style-name="T31">faisant un gîte,</text:span></text:p>
      <text:p text:style-name="P48">échapper aux traits du gel, de la pluie, cruels à ceux qui n'ont d'autre toit que le ciel. Bien armé contre tout, il n'est désarmé contre rien</text:p>
      <text:p text:style-name="P44"><text:span text:style-name="T62">de ce que lui peut offrir l'avenir. </text:span><text:span text:style-name="T63">Contre la mort seule il n'aura jamais de </text:span><text:span text:style-name="T36">charme permettant de lui échapper</text:span><text:span text:style-name="T35">, bien qu'il ait déjà su, contre les </text:span><text:span text:style-name="T37">maladies les plus opiniâtres, imaginer plus d'un remède.</text:span></text:p>
      <text:p text:style-name="P42"/>
      <text:p text:style-name="P43"><draw:custom-shape text:anchor-type="char" draw:z-index="3" draw:name="Forme4" draw:style-name="gr14" draw:text-style-name="P137" svg:width="10.796cm" svg:height="0.359cm" svg:x="0.367cm" svg:y="0.009cm"><text:p text:style-name="P4"><text:span text:style-name="T98">TRANSFORMATION DE L'ESSENCE DE L'AGIR HUMAIN<text:tab/></text:span><text:span text:style-name="T99">19</text:span></text:p><draw:enhanced-geometry svg:viewBox="0 0 21600 21600" draw:type="mso-spt202" draw:enhanced-path="M 0 0 L 21600 0 21600 21600 0 21600 0 0 Z N"/></draw:custom-shape>Mais, ainsi maître d'un savoir dont les ingénieuses ressources dépassent</text:p>
      <text:p text:style-name="P59"><text:span text:style-name="T31">toute espérance, il peut </text:span><text:span text:style-name="T32">pr</text:span><text:span text:style-name="T31">endre ensuite la route du mal tout comme du bien. </text:span><text:span text:style-name="T82">Qu'il fasse donc, dans </text:span><text:span text:style-name="T83">ce </text:span><text:span text:style-name="T82">savoir, une part aux lois de sa ville, et à la </text:span><text:span text:style-name="T80">justice des dieux à laquelle il a juré foi ; il montera alors très haut dans sa </text:span><text:span text:style-name="T41">cité ; tandis qu'il s'exclut de cette cité, du jour où il laisse le crime </text:span><text:span text:style-name="T62">le contaminer, par bravade.</text:span></text:p>
      <text:p text:style-name="P38"><text:span text:style-name="T160">1</text:span>. L'homme et la nature</text:p>
      <text:p text:style-name="P84"><text:span text:style-name="T69">Cet hommage oppressé au pouvoir oppressant de l'homme raconte </text:span><text:span text:style-name="T53">son </text:span><text:span text:style-name="T54">irruption violente et engendrant la violence dans l'ordre cosmique</text:span><text:span text:style-name="T53">, </text:span><text:span text:style-name="T84">l'invasion audacieuse des différents domaines naturels par </text:span><text:span text:style-name="T44">l'intelligence infatigable ; mais en même temps est raconté qu'</text:span><text:span text:style-name="T45">avec les </text:span><text:span text:style-name="T61">capacités du discours, de la pensée et du sens social qu'il a apprises de </text:span><text:span text:style-name="T87">son propre chef, l'homme construit une demeure pour son être humain</text:span></text:p>
      <text:p text:style-name="P122"><text:span text:style-name="T46">authentique</text:span><text:span text:style-name="T47"> — à savoir l'artefact de la cité. Le viol de la nature et son </text:span><text:span text:style-name="T74">auto-éducation marchent la main dans la main. L'un et l'autre tiennent </text:span><text:span text:style-name="T69">tête aux éléments, le premier en s'aventurant dans ceux-ci et en se </text:span><text:span text:style-name="T55">soumettant ses créatures, l'autre en érigeant dans le refuge de la cité et </text:span><text:span text:style-name="T31">de ses lois une enclave contre celle-ci. L'homme est le créateur de sa </text:span><text:span text:style-name="T55">vie en tant que vie humaine ; il plie les circonstances à son vouloir et à </text:span><text:span text:style-name="T62">son besoin et, sauf contre la mort, il n'est jamais dépourvu de res­</text:span><text:span text:style-name="T41">source.</text:span></text:p>
      <text:p text:style-name="P87"><text:span text:style-name="T69">Pourtant on perçoit dans ce chant d'éloge de la merveille qu'est </text:span><text:span text:style-name="T53">l'homme </text:span><text:span text:style-name="T54">un ton réservé, anxieux même</text:span><text:span text:style-name="T53">, et personne ne peut y voir une </text:span><text:span text:style-name="T37">vantardise immodeste. Ce qui est non dit, mais ce qui lui est sous-</text:span><text:span text:style-name="T31">jacent comme allant de soi à cette époque, c'est le savoir [19] que </text:span><text:span text:style-name="T61">nonobstant toute la grandeur de son ingéniosité illimitée, l'homme, comparé aux éléments, est toujours encore petit</text:span><text:span text:style-name="T55"> ; c'est cela qui donne </text:span><text:span text:style-name="T74">toute son audace à ses incursions dans ceux-ci et ce qui leur permet de </text:span><text:span text:style-name="T37">tolérer son impertinence. Toutes les libertés qu'il prend avec les </text:span><text:span text:style-name="T53">habitants de la terre, de la mer et de l'air laissent pourtant inchangée la </text:span><text:span text:style-name="T31">nature englobante de ces </text:span><text:span text:style-name="T85">règnes et </text:span><text:span text:style-name="T31">ne diminuent pas leurs forces </text:span><text:span text:style-name="T74">créatrices. Il ne leur fait pas vraiment mal lorsqu'il découpe son petit </text:span><text:span text:style-name="T37">royaume dans leur grand royaume. Eux perdurent alors que ses </text:span><text:span text:style-name="T55">entreprises prennent leur envol éphémère. Même si année après année </text:span><text:span text:style-name="T62">il accable la terre avec sa charrue — elle est sans âge et infatigable —il peut et il doit faire confiance à sa patience persévérante et se plier à</text:span><draw:custom-shape text:anchor-type="char" draw:z-index="4" draw:name="Forme6" draw:style-name="gr13" draw:text-style-name="P137" svg:width="10.796cm" svg:height="0.435cm" svg:x="0.369cm" svg:y="0.004cm"><text:p text:style-name="P5"><text:span text:style-name="T2">20<text:tab/></text:span><text:span text:style-name="T26">LE PRINCIPE RESPONSABILITÉ</text:span></text:p><draw:enhanced-geometry svg:viewBox="0 0 21600 21600" draw:type="mso-spt202" draw:enhanced-path="M 0 0 L 21600 0 21600 21600 0 21600 0 0 Z N"/></draw:custom-shape><text:span text:style-name="T62"> </text:span><text:span text:style-name="T31">son cycle. Et pareillement la mer elle aussi est sans âge. Nulle rapine </text:span><text:span text:style-name="T62">de son engeance ne peut en épuiser la fécondité, nul sillage de navires </text:span><text:span text:style-name="T35">ne saurait l'endommager, nul déchet ne saurait en souiller les </text:span><text:span text:style-name="T53">profondeurs. Et quel que soit le nombre des maladies contre lesquelles </text:span><text:span text:style-name="T62">l'homme puisse trouver un remède, la mortalité elle-même ne se plie </text:span><text:span text:style-name="T69">pas à sa ruse.</text:span></text:p>
      <text:p text:style-name="P67"><text:span text:style-name="T69">Tout ceci vaut parce qu'avant notre époque les interventions de </text:span><text:span text:style-name="T41">l'homme dans la nature, tel que lui-même les voyait, étaient </text:span><text:span text:style-name="T74">essentiellement de nature superficielle et sans pouvoir d'en perturber </text:span><text:span text:style-name="T55">l'équilibre</text:span></text:p>
      <text:p text:style-name="P111"><text:span text:style-name="T55">arrêté. (Le regard rétrospectif découvre que la vérité ne fut pas toujours aussi inoffensive.) De même, ni dans le chant du chœur </text:span><text:span text:style-name="T71">d'Antigone, </text:span><text:span text:style-name="T69">ni nulle part ailleurs, ne trouve-t-on une allusion que ceci </text:span><text:span text:style-name="T74">n'est qu'un </text:span><text:span text:style-name="T76">commencement </text:span><text:span text:style-name="T74">et que des choses plus grandes en matière d'artefact et de pouvoir sont encore à venir — que l'homme est engagé </text:span><text:span text:style-name="T47">dans une carrière de conquête illimitée. C'est seulement jusque-là qu'il </text:span><text:span text:style-name="T31">s'est aventuré dans la domestication de la nécessité, c'est seulement </text:span><text:span text:style-name="T37">cela qu'il a appris à lui arracher grâce à son astuce pour rendre </text:span><text:span text:style-name="T31">humaine sa vie, et en y songeant, il s'est senti envahi par le frisson de </text:span><text:span text:style-name="T44">sa propre audace.</text:span></text:p>
      <text:p text:style-name="P52">[20]</text:p>
      <text:p text:style-name="P136">2. L’œuvre humaine de la « cité »</text:p>
      <text:p text:style-name="P85"><text:span text:style-name="T105">L'espace qu'il avait ainsi créé pour lui-même était rempli par la cité </text:span><text:span text:style-name="T118">des hommes — dont ce fut la destination d'enclore, et non de s'étendre — et de cette manière fut établi un nouvel équilibre à l'intérieur de </text:span><text:span text:style-name="T105">l'équilibre plus vaste de l'ensemble. Quel que soit le bonheur ou et le </text:span><text:span text:style-name="T126">malheur vers lequel le pousse à chaque fois l'art ingénieux de </text:span><text:span text:style-name="T118">l'homme, ils prennent place à l'intérieur de l'enclave humaine et ne touchent pas la nature des choses.</text:span></text:p>
      <text:p text:style-name="P73"><text:span text:style-name="T118">L'invulnérabilité de l'ensemble, dont les profondeurs ne sont pas </text:span><text:span text:style-name="T112">perturbées par l'importunité humaine, c'est-à-dire l'immutabilité </text:span><text:span text:style-name="T105">essentielle de la nature en tant qu'ordre cosmique, fut de fait l'arrière-</text:span><text:span text:style-name="T127">plan de toutes les entreprises de l'homme mortel, y compris de ses </text:span><text:span text:style-name="T131">interventions dans cet ordre lui-même. Sa vie se déroulait entre ce qui </text:span><text:span text:style-name="T127">demeure et ce qui change : ce qui demeure, ce fut la nature ; ce qui </text:span><text:span text:style-name="T105">change, ce furent ses propres œuvres. La plus grande de ces œuvres fut </text:span><text:span text:style-name="T118">la cité et à celle-ci il pouvait donner un certain degré de permanence, grâce aux lois qu'il inventait pour elle et qu'il se proposait d'honorer.</text:span></text:p>
      <text:p text:style-name="P117"><text:span text:style-name="T135">Mais cette permanence artificiellement produite n'offrait aucune </text:span><text:span text:style-name="T118">certitude à long terme. En tant qu'artefact menacé, la configuration </text:span><text:span text:style-name="T112">culturelle peut s'épuiser ou faire fausse route. Pas même à l'intérieur </text:span><text:span text:style-name="T144">de son espace artificiel, en dépit de toute la liberté qu'il accorde à </text:span><text:span text:style-name="T105">l'auto-détermination, l'arbitraire ne saurait jamais tenir en échec les </text:span><text:span text:style-name="T122">données fondamentales de l'existence humaine. Et même, c'est </text:span><text:span text:style-name="T112">précisément l'inconsistance du destin humain qui garantit la con­sistance de la condition humaine. Le hasard, la chance et la stupidité, </text:span><text:span text:style-name="T118">les grands compensateurs dans les affaires humaines, agissent comme </text:span><text:span text:style-name="T105">une espèce d'entropie et finissent par faire converger tous les projets </text:span><text:span text:style-name="T112">déterminés vers la norme éternelle. Les États connaissent l'ascension </text:span><text:span text:style-name="T131">et le déclin, les dominations vont et viennent, les familles prospèrent et </text:span><text:span text:style-name="T127">dégénèrent — nul changement n'est voué à la permanence et à la fin, </text:span><text:span text:style-name="T135">par la compensation réciproque de toutes les déviations passagères, </text:span><text:span text:style-name="T118">[21] la condition de l'homme est ce qu'elle fut depuis toujours. Ainsi, </text:span><text:span text:style-name="T127">même ici, dans son propre artefact, le monde social, le contrôle de </text:span><text:span text:style-name="T118">l'homme est faible et sa nature permanente finit par s'imposer.</text:span></text:p>
      <text:p text:style-name="P64"><text:span text:style-name="T31">Toujours est-il que </text:span><text:span text:style-name="T30">cette citadelle de sa propre création</text:span><text:span text:style-name="T31"> qui fut </text:span><text:span text:style-name="T62">clairement distinguée du reste des choses et confiée à ses soins, </text:span><text:span text:style-name="T63">forme </text:span><text:span text:style-name="T67">le domaine complet et unique de la responsabilité humaine</text:span><text:span text:style-name="T69">. La nature ne fut pas un objet de la responsabilité humaine — elle prenait soin </text:span><text:span text:style-name="T62">d'elle-méme et, en y mettant la persuasion et l'insistance nécessaires, </text:span><text:span text:style-name="T55">elle prenait également soin de l'homme : à son égard étaient indiquées non l'éthique, mais l'intelligence et l'inventivité. Mais dans la « cité », </text:span><text:span text:style-name="T37">c'est-à-dire dans l'artefact social où les hommes ont commerce avec </text:span><text:span text:style-name="T69">les hommes, l'intelligence doit se marier à la moralité, car celle-ci est </text:span><text:span text:style-name="T37">l'âme de son existence. C'est bien ce cadre interhumain qu'habite </text:span><text:span text:style-name="T44">toute éthique traditionnelle et elle est adaptée aux dimensions de l'agir </text:span><text:span text:style-name="T47">humain déterminées de cette façon.</text:span></text:p>
      <text:p text:style-name="P49">[22]</text:p>
      <text:p text:style-name="P105">II. SIGNES DISTINCTIFS DE L'ÉTHIQUE JUSQU'À PRÉSENT</text:p>
      <text:p text:style-name="P89"><text:span text:style-name="T69">Empruntons à ce qui précède les signes distinctifs de l'agir humain </text:span><text:span text:style-name="T47">qui importent pour une comparaison avec l'état de choses actuel.</text:span></text:p>
      <text:p text:style-name="P67"><text:span text:style-name="T47">1. </text:span><text:span text:style-name="T46">Tout commerce avec le monde extra-humain</text:span><text:span text:style-name="T47">, ce qui veut dire avec </text:span><text:span text:style-name="T69">le domaine entier de la </text:span><text:span text:style-name="T71">technè (l'art) était — </text:span><text:span text:style-name="T69">à l'exception de la méde­</text:span><text:span text:style-name="T74">cine — </text:span><text:span text:style-name="T75">neutre du point de vue éthique</text:span><text:span text:style-name="T74"> — tant du point de vue de l'</text:span><text:span text:style-name="T75">objet</text:span><text:span text:style-name="T74"> que de celui du </text:span><text:span text:style-name="T75">sujet</text:span><text:span text:style-name="T74"> d'un tel agir : </text:span><text:span text:style-name="T75">du point de vue de l'objet</text:span><text:span text:style-name="T74">, parce que </text:span><text:span text:style-name="T75">l'art n'affectait la nature des choses</text:span><text:span text:style-name="T74">, qui se préservait elle-même, </text:span><text:span text:style-name="T75">que </text:span><text:span text:style-name="T30">superficiellement</text:span><text:span text:style-name="T31">, de sorte que la question d'un endommagement </text:span><text:span text:style-name="T62">définitif de l'intégrité de son objet, de l'ordre naturel en sa totalité, ne </text:span><text:span text:style-name="T47">se posait pas ; </text:span><text:span text:style-name="T46">du point de vue du sujet agissant</text:span><text:span text:style-name="T47">, parce que la </text:span><text:span text:style-name="T50">technè en </text:span><text:span text:style-name="T47">tant qu'activité se comprenait elle-même comme </text:span><text:span text:style-name="T46">un tribut limité payé à </text:span><text:span text:style-name="T81">la nécessité</text:span><text:span text:style-name="T80"> </text:span><text:span text:style-name="T81">et non comme</text:span><text:span text:style-name="T80"> le progrès autojustificateur vers </text:span><text:span text:style-name="T81">le but</text:span><draw:custom-shape text:anchor-type="char" draw:z-index="5" draw:name="Forme7" draw:style-name="gr3" draw:text-style-name="P137" svg:width="10.796cm" svg:height="0.431cm" svg:x="0.369cm" svg:y="0cm"><text:p text:style-name="P5"><text:span text:style-name="T2">22<text:tab/></text:span><text:span text:style-name="T26">LE PRINCIPE RESPONSABILITÉ</text:span></text:p><draw:enhanced-geometry svg:viewBox="0 0 21600 21600" draw:type="mso-spt202" draw:enhanced-path="M 0 0 L 21600 0 21600 21600 0 21600 0 0 Z N"/></draw:custom-shape><text:span text:style-name="T81"> </text:span><text:span text:style-name="T67">principal de l'humanité</text:span><text:span text:style-name="T69">, dans la poursuite duquel sont engagés l'effort et la participation suprêmes de l'homme. La véritable vocation de </text:span><text:span text:style-name="T55">l'homme se trouve ailleurs. Bref, la répercussion sur des objets non </text:span><text:span text:style-name="T47">humains ne formait pas un domaine de la signification éthique.</text:span></text:p>
      <text:p text:style-name="P67"><text:span text:style-name="T49">2. </text:span><text:span text:style-name="T69">La signification éthique faisait partie du commerce direct de </text:span><text:span text:style-name="T44">l'homme avec l'homme, y compris le commerce avec soi-même ; toute </text:span><text:span text:style-name="T47">éthique traditionnelle est </text:span><text:span text:style-name="T50">anthropocentrique.</text:span></text:p>
      <text:p text:style-name="P67"><text:span text:style-name="T52">3</text:span><text:span text:style-name="T51">. </text:span><text:span text:style-name="T69">Pour l'agir dans cette sphère on estimait que l'entité « homme » (et sa condition fondamentale) est constante en son essence et qu'elle </text:span><text:span text:style-name="T55">n'est pas elle-même un objet de la </text:span><text:span text:style-name="T60">technè </text:span><text:span text:style-name="T55">transformatrice (art).</text:span></text:p>
      <text:p text:style-name="P67"><text:span text:style-name="T58">4. </text:span><text:span text:style-name="T55">Le bien-être et le mal-être dont l'agir devait s'occuper étaient </text:span><text:span text:style-name="T74">proches de l'action, soit dans la</text:span></text:p>
      <text:p text:style-name="P111"><text:span text:style-name="T76">praxis elle-même, </text:span><text:span text:style-name="T74">soit dans sa portée </text:span><text:span text:style-name="T31">immédiate et ils n'étaient pas affaire de planification à long terme. </text:span><text:span text:style-name="T47">Cette </text:span><text:span text:style-name="T46">proximité des buts</text:span><text:span text:style-name="T47"> valait pour le temps aussi bien que pour l'es­</text:span><text:span text:style-name="T69">pace. </text:span><text:span text:style-name="T67">La portée efficiente de l'action était petite, le laps de temps pour </text:span><text:span text:style-name="T46">la prévision, la détermination des buts et pour l'imputabilité était court, </text:span><text:span text:style-name="T75">le contrôle des circonstances était limité</text:span><text:span text:style-name="T74">. La conduite juste avait ses cri­</text:span><text:span text:style-name="T69">tères immédiats et avait son achèvement presque immédiat. Le long </text:span><text:span text:style-name="T88">cours des conséquences était abandonné au hasard, au destin ou à la pro­</text:span><text:span text:style-name="T89">vidence. Pareillement, </text:span><text:span text:style-name="T90">l'éthique avait affaire à l'ici et au maintenant</text:span><text:span text:style-name="T89">, aux </text:span><text:span text:style-name="T44">occasions telles qu'elles se présentent entre les hommes, aux situations </text:span><text:span text:style-name="T47">répétitives et typiques de la vie privée et publique. L'homme bon était celui qui répondait à ces occasions avec vertu et sagesse, qui en cultivait la faculté en lui-même et qui par ailleurs se résignait à l'inconnu.</text:span></text:p>
      <text:p text:style-name="P67"><text:span text:style-name="T47">Tous les commandements et toutes les maximes de l'éthique tradi­</text:span><text:span text:style-name="T31">tionnelle, quelle que soit la différence de leurs contenus, présentent </text:span><text:span text:style-name="T55">cette restriction à l'environnement immédiat de l'action. « Aime ton </text:span><text:span text:style-name="T62">prochain comme toi-même » ; « Fais aux autres ce que tu souhaites qu'ils te fassent » ; « Instruis ton enfant dans le chemin de la vérité » ; </text:span><text:span text:style-name="T44">« Recherche la perfection par le développement et la réalisation de tes </text:span><text:span text:style-name="T62">meilleures possibilités en tant qu'homme » ; « Subordonne ton bien-</text:span><text:span text:style-name="T53">être personnel au bien-être commun » ; « Ne traite jamais ton prochain </text:span><text:span text:style-name="T55">comme un simple moyen, mais toujours également comme une fin en </text:span><text:span text:style-name="T41">elle-même » ; et ainsi de suite. Remarquons que dans toutes ces </text:span><text:span text:style-name="T62">maximes l'acteur et « l'autre » de son action partagent un présent </text:span><text:span text:style-name="T41">commun. Ce sont les vivants actuels et qui, d'une façon ou d'une </text:span><text:span text:style-name="T44">autre, ont commerce avec moi qui ont droit à mon comportement pour </text:span><text:span text:style-name="T62">autant qu'il les affecte par le faire ou par l'omission. </text:span><text:span text:style-name="T63">L'univers moral </text:span><text:span text:style-name="T61">se compose de contemporains</text:span><text:span text:style-name="T55"> et son horizon d'avenir se limite à leur </text:span><text:span text:style-name="T69">durée de vie prévisible. Il en va de même de l'horizon spatial du lieu </text:span><text:span text:style-name="T62">dans lequel l'acteur et l'autre se rencontrent comme voisins, comme </text:span><text:span text:style-name="T37">amis ou ennemis, comme supérieur hiérar-</text:span></text:p>
      <text:p text:style-name="P113"><draw:frame draw:style-name="fr1" draw:name="Cadre7" text:anchor-type="char" svg:x="0.474cm" svg:y="-0.014cm" svg:width="10.795cm" svg:height="0.43cm" draw:z-index="19"><draw:text-box><text:p text:style-name="P6"><text:span text:style-name="T2">22<text:tab/></text:span><text:span text:style-name="T26">LE PRINCIPE RESPONSABILITÉ</text:span></text:p></draw:text-box></draw:frame><text:span text:style-name="T13">chique et subordonné, </text:span><text:span text:style-name="T14">comme le plus fort et le plus faible et dans tous les autres rôles dans </text:span><text:span text:style-name="T15">lesquels les hommes ont affaire les uns aux autres. Toute moralité était </text:span><text:span text:style-name="T14">ciblée sur ce cercle rapproché de l'agir.</text:span></text:p>
      <text:p text:style-name="P118"><text:span text:style-name="T6"><text:tab/></text:span><text:span text:style-name="T11">[23] Il s'ensuit que </text:span><text:span text:style-name="T12">le </text:span><text:span text:style-name="T17">savoir </text:span><text:span text:style-name="T12">qui est requis à côté de la </text:span><text:span text:style-name="T17">volonté </text:span><text:span text:style-name="T25">morale afin de garantir la moralité de l'action correspondait à ces </text:span><text:span text:style-name="T21">limitations : ce n'est pas le savoir du scientifique ou de l'expert, mais </text:span><text:span text:style-name="T19">un savoir d'un type accessible à tous les hommes de bonne volonté</text:span><text:span text:style-name="T18">. </text:span><text:span text:style-name="T22">Kant allait jusqu'à dire « qu'en matière de morale la raison humaine, </text:span><text:span text:style-name="T14">même dans l'intelligence la plus commune, peut être aisément portée à </text:span><text:span text:style-name="T13">un haut degré d'exactitude et de perfection »</text:span><text:span text:style-name="T100">2</text:span><text:span text:style-name="T13"> ; « qu'il n'est besoin ni </text:span><text:span text:style-name="T22">de science ni de philosophie pour savoir ce qu'on a à faire, pour être </text:span><text:span text:style-name="T23">honnête et bon, même sage et vertueux » [...] que [l'intelligence </text:span><text:span text:style-name="T18">commune] « peut [...] espérer y toucher juste tout aussi bien que peut </text:span><text:span text:style-name="T20">se le promettre n'importe quel philosophe »</text:span><text:span text:style-name="T101">3</text:span><text:span text:style-name="T20"> ; « [Pour savoir] ce que </text:span><text:span text:style-name="T22">j'ai à faire, pour que ma volonté soit morale, je n'ai besoin d'aucune </text:span><text:span text:style-name="T18">ingéniosité qui va chercher loin. Inexpérimenté en considération du </text:span><text:span text:style-name="T20">cours des événements du monde </text:span><text:span text:style-name="T16">(Weltlaufs), </text:span><text:span text:style-name="T20">incapable de rester impassible face aux événements qui y surgissent, je suis encore ca­</text:span><text:span text:style-name="T24">pable de savoir comment je peux agir en accord avec la loi morale ».</text:span></text:p>
      <text:p text:style-name="P92"><text:span text:style-name="T127">Tous les théoriciens de l'éthique n'allaient pas aussi loin dans la </text:span><text:span text:style-name="T112">diminution de l'aspect cognitif de l'agir moral. Mais même lorsque </text:span><text:span text:style-name="T127">celui-ci recevait une importance plus grande, comme chez Aristote, où </text:span><text:span text:style-name="T144">la connaissance de la situation et de ce qui lui convient demande </text:span><text:span text:style-name="T123">beaucoup d'expérience et de jugement, un tel savoir n'a pourtant rien à </text:span><text:span text:style-name="T118">voir avec la science théorique. Sans doute renferme-t-il un concept </text:span><text:span text:style-name="T140">universel du bien humain en tant que tel, référé aux constantes supposées de la nature et de la situation humaine et ce concept </text:span><text:span text:style-name="T131">universel peut-il le cas échéant être élaboré ou non dans le cadre d'une </text:span><text:span text:style-name="T144">théorie appropriée. Mais sa</text:span></text:p>
      <text:p text:style-name="P124"><text:span text:style-name="T144">traduction dans la pratique exige la </text:span><text:span text:style-name="T105">connaissance de l'ici et du maintenant et celle-ci est entièrement non </text:span><text:span text:style-name="T127">théorique. Cette connaissance propre à la vertu (celle de savoir où, quand, comment et ce qu'on doit faire) s'en tient à la circonstance immédiate dans le contexte défini de laquelle l'action prend son cours </text:span><text:span text:style-name="T118">[25] en tant qu'action de l'acteur individuel lui-même et elle trouve également sa fin en lui. Le « bien » ou le « mauvais » de l'action est entièrement décidé à l'intérieur de ce contexte de courte durée. Savoir </text:span><text:span text:style-name="T105">qui en est l'auteur est une question qui ne se pose jamais et sa qualité </text:span><text:span text:style-name="T135">morale l'habite immédiatement. Personne n'était tenu responsable </text:span><text:span text:style-name="T131">pour les effets ultérieurs non voulus de son acte bien intentionné, bien </text:span><text:span text:style-name="T112">réfléchi, et bien exécuté. Le bras court du pouvoir humain n'exigeait </text:span><text:span text:style-name="T131">pas le bras long du savoir prédictif ; la brièveté de l'un n'était pas plus </text:span><text:span text:style-name="T118">coupable que la longueur de l'autre. Précisément parce que le bien humain, connu en son universalité, est le même pour tous les temps, sa</text:span><draw:line text:anchor-type="char" draw:z-index="8" draw:name="Forme5" draw:style-name="gr10" draw:text-style-name="P138" svg:x1="0.132cm" svg:y1="0.021cm" svg:x2="1.861cm" svg:y2="0.021cm"><text:p/></draw:line><draw:custom-shape text:anchor-type="char" draw:z-index="7" draw:name="Forme8" draw:style-name="gr11" draw:text-style-name="P137" svg:width="10.796cm" svg:height="0.429cm" svg:x="329.953cm" svg:y="0cm"><text:p text:style-name="P7"><text:span text:style-name="T2">24<text:tab/></text:span><text:span text:style-name="T10">LE PRINCIPE RESPONSABILITÉ</text:span></text:p><draw:enhanced-geometry svg:viewBox="0 0 21600 21600" draw:type="mso-spt202" draw:enhanced-path="M 0 0 L 21600 0 21600 21600 0 21600 0 0 Z N"/></draw:custom-shape><text:span text:style-name="T108"> </text:span><text:span text:style-name="T127">réalisation ou sa transgression a lieu de tout temps et son lieu complet </text:span><text:span text:style-name="T105">est toujours le présent.</text:span></text:p>
      <text:p text:style-name="P53">[26]</text:p>
      <text:p text:style-name="P60">III. NOUVELLES DIMENSIONS DE LA RESPONSABILITÉ</text:p>
      <text:p text:style-name="P93"><text:span text:style-name="T74">Tout cela s'est transformé de manière décisive.</text:span><text:span text:style-name="T75"> La technique moderne a introduit des actions d'un ordre de grandeur tellement nouveau, avec </text:span><text:span text:style-name="T67">des objets tellement inédits et des conséquences tellement inédites, que </text:span><text:span text:style-name="T61">le cadre de l'éthique antérieure ne peut plus les contenir</text:span><text:span text:style-name="T55">. Le chœur </text:span><text:span text:style-name="T64">d'Antigone, </text:span><text:span text:style-name="T62">évoquant l'inquiétant pouvoir de l'homme, devrait au­</text:span><text:span text:style-name="T55">jourd'hui être formulé différemment sous le signe de l'inquiétant tout </text:span><text:span text:style-name="T62">autre ; et l'exhortation adressée à l'individu de respecter les lois ne serait plus suffisante. D'ailleurs depuis belle</text:span></text:p>
      <text:p text:style-name="P125"><text:span text:style-name="T62">lurette les dieux ne sont </text:span><text:span text:style-name="T77">plus présents, permettant que l'invocation de leur droit puisse </text:span><text:span text:style-name="T69">s'opposer à l'inquiétant du faire humain. Sans doute </text:span><text:span text:style-name="T67">les anciennes </text:span><text:span text:style-name="T42">prescriptions de l'éthique du « prochain » -</text:span><text:span text:style-name="T41"> les prescriptions de la </text:span><text:span text:style-name="T47">justice, de la miséricorde, de l'honnêteté, etc. —, </text:span><text:span text:style-name="T46">en leur immédiateté </text:span><text:span text:style-name="T63">intime, sont-elles toujours valables pour la sphère la plus proche, </text:span><text:span text:style-name="T61">quotidienne, de l'inter</text:span><text:span text:style-name="T103">-</text:span><text:span text:style-name="T61">action humaine</text:span><text:span text:style-name="T55">. </text:span><text:span text:style-name="T61">Mais cette sphère est surplom­</text:span><text:span text:style-name="T63">bée par le domaine croissant de l'agir collectif</text:span><text:span text:style-name="T62"> dans lequel l'acteur, </text:span><text:span text:style-name="T77">l'acte et l'effet ne sont plus les mêmes que dans la sphère de la </text:span><text:span text:style-name="T55">proximité et qui par l'énormité de ses forces impose à l'éthique une nouvelle dimension de responsabilité jamais imaginée auparavant.</text:span></text:p>
      <text:p text:style-name="P29">1. La vulnérabilité de la nature</text:p>
      <text:p text:style-name="P83"><text:span text:style-name="T69">Qu'on considère par exemple, comme </text:span><text:span text:style-name="T67">première modification ma</text:span><text:span text:style-name="T63">jeure</text:span><text:span text:style-name="T62"> survenue à l'image héritée, la </text:span><text:span text:style-name="T66">vulnérabilité </text:span><text:span text:style-name="T63">critique de la nature </text:span><text:span text:style-name="T40">par l'intervention technique de l'homme</text:span><text:span text:style-name="T37"> — une vulnérabilité qui n'avait jamais été pressentie avant qu'elle ne se soit manifestée à </text:span><text:span text:style-name="T31">travers les dommages déjà causés. Cette découverte, dont le choc </text:span><text:span text:style-name="T74">conduisait au concept et aux débuts d'une science de l'environnement </text:span><text:span text:style-name="T44">(écologie), modifiait toute la représentation de nous-mêmes en tant que </text:span><text:span text:style-name="T55">facteur causal [27] dans le système plus vaste des choses. Par les effets </text:span><text:span text:style-name="T53">elle fait apparaître au grand jour que non seulement la nature de l'agir </text:span><text:span text:style-name="T55">humain </text:span><text:span text:style-name="T60">s'est </text:span><text:span text:style-name="T55">modifiée </text:span><text:span text:style-name="T59">de facto </text:span><text:span text:style-name="T55">et qu'un objet d'un type entièrement </text:span><text:span text:style-name="T62">nouveau, rien de moins que la biosphère entière de la planète, s'est </text:span><text:span text:style-name="T37">ajouté à ce pour quoi nous devons être responsables parce que nous</text:span><text:span text:style-name="T91"> </text:span><text:span text:style-name="T55">avons pouvoir sur lui. Et un objet de quelle taille bouleversante, en </text:span><text:span text:style-name="T44">comparaison duquel tous les objets antérieurs de l'agir humain ressem­</text:span><text:span text:style-name="T62">blent à des nains ! La nature en tant qu'objet de la responsabilité </text:span><text:span text:style-name="T69">humaine est certainement une nou-</text:span></text:p>
      <text:p text:style-name="P127"><text:span text:style-name="T69">veauté à laquelle la théorie éthique </text:span><text:span text:style-name="T74">doit réfléchir. Quel type d'obligation s'y manifeste ? Est-ce plus qu'un </text:span><text:span text:style-name="T69">intérêt utilitaire ? Est-ce simplement la prudence qui recommande de </text:span><text:span text:style-name="T55">ne pas tuer la poule aux oeufs d'or ou de ne pas scier la branche sur </text:span><text:span text:style-name="T62">laquelle on est assis ? Mais le « on » qui y est assis et qui tombe peut-</text:span><text:span text:style-name="T31">être dans l'abîme sans fond qui est-ce ? Et quel est </text:span><text:span text:style-name="T34">mon </text:span><text:span text:style-name="T31">intérêt à ce </text:span><text:span text:style-name="T62">qu'il soit assis ou qu'il tombe ?</text:span></text:p>
      <text:p text:style-name="P96"><text:span text:style-name="T69">Pour autant que l'ultime pôle de référence qui fait de l'intérêt pour </text:span><text:span text:style-name="T37">la conservation de la nature un intérêt </text:span><text:span text:style-name="T39">moral </text:span><text:span text:style-name="T37">est le destin de </text:span><text:span text:style-name="T39">homme </text:span><text:span text:style-name="T65">en </text:span><text:span text:style-name="T62">tant qu'il dépend de l'état de la nature, l'orientation anthropo­</text:span><text:span text:style-name="T69">centrique de l'éthique classique est encore conservée ici. Mais même </text:span><text:span text:style-name="T53">dans ce cas, la différence est grande. La clôture de la proximité et de la simultanéité a disparu, emportée par l'extension spatiale et la longueur </text:span><text:span text:style-name="T69">temporelle des séries causales que la praxis technique met en route, </text:span><text:span text:style-name="T55">même quand elles sont entreprises en vue de fins rapprochées. Son </text:span><text:span text:style-name="T45">irréversibilité</text:span><text:span text:style-name="T44">, alliée à son ordre de grandeur récapitulatif, introduit un </text:span><text:span text:style-name="T47">autre facteur inédit dans l'équation morale. S'y ajoute son </text:span><text:span text:style-name="T46">caractère </text:span><text:span text:style-name="T63">cumulatif </text:span><text:span text:style-name="T62">: ses effets s'additionnent de telle sorte que la situation de l'agir et de l'être ultérieur n'est plus la même que celle du premier </text:span><text:span text:style-name="T69">acteur mais qu'elle devient progressivement de plus en plus différente et de plus en plus un résultat de ce qui fut déjà fait. Toute éthique </text:span><text:span text:style-name="T44">traditionnelle comptait seulement sur un comportement non-cumulatif</text:span><text:span text:style-name="T104">4</text:span><text:span text:style-name="T44">. </text:span><text:span text:style-name="T74">La situation interhumaine fondamentale dans laquelle la vertu [28] doit être éprouvée et où le vice doit se démasquer, reste toujours la même et </text:span><text:span text:style-name="T55">avec elle chaque acte</text:span></text:p>
      <text:p text:style-name="P128"><text:span text:style-name="T55">recommence à zéro. Les occasions répétées qui, </text:span><text:span text:style-name="T53">selon leur classe d'appartenance, proposent leurs alternatives d'agir —</text:span><text:span text:style-name="T47">courage ou lâcheté, modération ou excès, vérité ou mensonge, etc. —</text:span><text:span text:style-name="T77">restituent à chaque fois les conditions d'origine. Celles-ci sont </text:span><text:span text:style-name="T31">indépassables. Mais l'autoprocréation cumulative de la mutation </text:span><text:span text:style-name="T62">technologique du monde déborde en permanence les conditions de </text:span><text:span text:style-name="T31">chacun des actes qui y contribuent et elle traverse seulement des situations sans précédent, devant lesquelles les enseignements de l'expérience sont impuissants. Et même, le cumul comme tel, non content de modifier son origine pour la rendre méconnaissable, peut</text:span><draw:custom-shape text:anchor-type="char" draw:z-index="9" draw:name="Forme9" draw:style-name="gr8" draw:text-style-name="P137" svg:width="10.796cm" svg:height="0.447cm" svg:x="303.579cm" svg:y="0.004cm"><text:p text:style-name="P8"><text:span text:style-name="T2">26<text:tab/></text:span><text:span text:style-name="T9">LE PRINCIPE RESPONSABILITÉ</text:span></text:p><draw:enhanced-geometry svg:viewBox="0 0 21600 21600" draw:type="mso-spt202" draw:enhanced-path="M 0 0 L 21600 0 21600 21600 0 21600 0 0 Z N"/></draw:custom-shape><text:span text:style-name="T31"> </text:span><text:span text:style-name="T77">dévorer la condition fondamentale de toute la série, sa propre </text:span><text:span text:style-name="T47">présupposition. Tout ceci devrait être voulu dans la volonté de l'acte </text:span><text:span text:style-name="T69">individuel si celui-ci doit être moralement responsable.</text:span></text:p>
      <text:p text:style-name="P34">2. Le rôle nouveau du savoir en morale</text:p>
      <text:p text:style-name="P86"><text:span text:style-name="T112">Dans ces circonstances le savoir devient une obligation prioritaire au-delà de tout ce qui était dans le passé revendiqué comme son rôle, </text:span><text:span text:style-name="T105">et le savoir doit être du même ordre de grandeur que l'ampleur causale </text:span><text:span text:style-name="T144">de notre agir. Or le fait qu'il ne </text:span><text:span text:style-name="T145">peut </text:span><text:span text:style-name="T144">pas réellement être du même </text:span><text:span text:style-name="T118">ordre de grandeur, ce qui veut dire que le savoir prévisionnel reste en </text:span><text:span text:style-name="T131">deçà du savoir technique qui donne son pouvoir à notre agir, prend lui-</text:span><text:span text:style-name="T118">même une signification éthique. Le gouffre entre la force du savoir </text:span><text:span text:style-name="T127">prévisionnel et le pouvoir du faire engendre un nouveau problème </text:span><text:span text:style-name="T144">éthique. Reconnaître l'ignorance devient ainsi l'autre versant de </text:span><text:span text:style-name="T135">l'obligation de savoir et cette reconnaissance devient ainsi une partie </text:span><text:span text:style-name="T126">de l'éthique qui doit enseigner le contrôle de soi toujours plus </text:span><text:span text:style-name="T117">nécessaire de notre pouvoir excessif. Nulle éthique antérieure n'avait à </text:span><text:span text:style-name="T112">prendre en considération la condition globale de la vie humaine et </text:span><text:span text:style-name="T140">l'avenir loin-</text:span></text:p>
      <text:p text:style-name="P123"><text:span text:style-name="T140">tain et l'existence de l'espèce elle-même. Le fait que </text:span><text:span text:style-name="T112">l'enjeu présent porte précisément là-dessus exige, pour le dire en un mot, une nouvelle conception [29] des droits et des obligations, dont </text:span><text:span text:style-name="T131">nulle éthique et nulle métaphysique du passé n'offrent ne fût-ce que les </text:span><text:span text:style-name="T118">simples principes, sans parler d'une doctrine achevée.</text:span></text:p>
      <text:p text:style-name="P31">3. Un droit éthique autonome de la nature ?</text:p>
      <text:p text:style-name="P86"><text:span text:style-name="T118">Et si le nouveau type de l'agir humain voulait dire qu'il faut prendre en considération davantage que le seul intérêt « de l'homme » — que </text:span><text:span text:style-name="T123">notre devoir s'étend plus loin et que la limitation anthropocentrique de </text:span><text:span text:style-name="T112">toute éthique du passé ne vaut plus ? Du moins n'est-il plus dépourvu </text:span><text:span text:style-name="T140">de sens de demander si l'état de la nature extra-humaine, de la </text:span><text:span text:style-name="T135">biosphère dans sa totalité et dans ses parties qui sont maintenant </text:span><text:span text:style-name="T127">soumises à notre pouvoir, n'est pas devenu par le fait même un bien </text:span><text:span text:style-name="T112">confié à l'homme et qu'elle a quelque chose comme une prétention </text:span><text:span text:style-name="T123">morale à noire égard — non seulement pour notre propre bien, mais </text:span><text:span text:style-name="T105">également pour son propre bien et de son propre droit. Si c'était le cas, </text:span><text:span text:style-name="T144">cela réclamerait une révision non négligeable des fondements de </text:span><text:span text:style-name="T112">l'éthique. Cela voudrait dire chercher non seulement le bien humain, </text:span><text:span text:style-name="T118">mais également le bien des choses extra-humaines, c'est-à-dire étendre </text:span><text:span text:style-name="T131">la reconnaissance de « fins en soi » au-delà de la sphère de l'homme et </text:span><text:span text:style-name="T135">intégrer cette sollicitude dans le concept du bien humain. Aucune </text:span><text:span text:style-name="T112">éthique du passé (mise à part la religion) ne nous a préparés à ce rôle </text:span><text:span text:style-name="T127">de chargés d'affaires — et moins encore la conception scientifique dominante de la </text:span><text:span text:style-name="T129">nature. </text:span><text:span text:style-name="T127">Cette dernière nous refuse même décidément </text:span><text:span text:style-name="T112">tout droit théorique de penser encore à la nature comme à quelque </text:span><text:span text:style-name="T144">chose qui mérite le respect puisqu'elle réduit celle-ci à l'indifférence </text:span><text:span text:style-name="T127">de la nécessité et du hasard et qu'elle l'a</text:span></text:p>
      <text:p text:style-name="P123"><text:span text:style-name="T127">dépouillée de toute la dignité </text:span><text:span text:style-name="T135">des fins. Et pourtant : un appel muet qu'on préserve son intégrité </text:span><text:span text:style-name="T108">semble émaner de la plénitude du monde de la vie, là où elle est </text:span><text:span text:style-name="T126">menacée. Devons-nous l'entendre, devons-nous reconnaître la </text:span><text:span text:style-name="T135">légitimité de sa prétention, sanctionnée par la nature des choses [30] </text:span><text:span text:style-name="T105">ou devons-nous y voir simplement un sentiment de notre part, auquel </text:span><text:span text:style-name="T123">nous pouvons céder quand nous le voulons et dans la mesure où nous </text:span><text:span text:style-name="T118">pouvons nous le permettre ? Prise au sérieux dans ses implications </text:span><text:span text:style-name="T105">théoriques la première thèse nous obligerait à élargir considérablement la conversion de la pensée mentionnée au-delà de la doctrine de l'agir, </text:span><text:span text:style-name="T126">c'est-à-dire l'éthique, vers la doctrine de l'être, c'est-à-dire la </text:span><text:span text:style-name="T135">métaphysique, dans laquelle en dernière instance toute éthique doit </text:span><text:span text:style-name="T133">être fondée. Je ne veux pas en dire davantage ici de cet objet </text:span><text:span text:style-name="T105">spéculatif, si ce n'est que nous devrions rester ouverts à l'idée que les </text:span><text:span text:style-name="T118">sciences de la nature ne livrent pas toute la vérité au sujet de la nature.</text:span></text:p>
      <text:p text:style-name="P54">[31]</text:p>
      <text:p text:style-name="P39"><text:span text:style-name="T148">IV. LA</text:span><text:span text:style-name="T147"> TECHNOLOGIE COMME « VOCATION » <text:line-break/>DE L'HUMANITÉ</text:span></text:p>
      <text:p text:style-name="P33"><text:span text:style-name="T112">1. </text:span><text:span text:style-name="T113">L'homo </text:span><text:span text:style-name="T115">faber </text:span><text:span text:style-name="T112">au-dessus de </text:span><text:span text:style-name="T113">l'homo </text:span><text:span text:style-name="T115">sapiens</text:span></text:p>
      <text:p text:style-name="P90"><text:span text:style-name="T112">Si nous revenons à des considérations strictement inter-humaines il </text:span><text:span text:style-name="T118">y a encore un autre aspect éthique dans le fait que la </text:span><text:span text:style-name="T120">technè en </text:span><text:span text:style-name="T118">tant </text:span><text:span text:style-name="T131">qu'effort humain dépasse les fins pragmatiquement limitées des temps </text:span><text:span text:style-name="T112">antérieurs. Dans ces temps anciens la technique était, comme nous l'avons vu, une concession adéquate à la nécessité et non la route vers </text:span><text:span text:style-name="T149">le but électif de l'humanité — un moyen avec un degré fini </text:span><text:span text:style-name="T127">d'adéquation à des fins proches, nettement définies. Aujourd'hui, sous </text:span><text:span text:style-name="T144">la forme de la technique moderne, la </text:span><text:span text:style-name="T145">technè </text:span><text:span text:style-name="T144">s'est trans-</text:span></text:p>
      <text:p text:style-name="P130"><text:span text:style-name="T144">formée en </text:span><text:span text:style-name="T105">poussée en avant infinie de l'espèce et en son entreprise la plus impor­</text:span><text:span text:style-name="T112">tante. On serait tenté de croire que la vocation de l'homme consiste dans la progression, en perpétuel dépassement de soi, vers des choses</text:span><draw:custom-shape text:anchor-type="char" draw:z-index="10" draw:name="Forme10" draw:style-name="gr6" draw:text-style-name="P137" svg:width="10.796cm" svg:height="0.454cm" svg:x="316.401cm" svg:y="58.889cm"><text:p text:style-name="P9"><text:span text:style-name="T2">28<text:tab/></text:span><text:span text:style-name="T9">LE PRINCIPE RESPONSABILITÉ</text:span></text:p><draw:enhanced-geometry svg:viewBox="0 0 21600 21600" draw:type="mso-spt202" draw:enhanced-path="M 0 0 L 21600 0 21600 21600 0 21600 0 0 Z N"/></draw:custom-shape><text:span text:style-name="T112"> </text:span><text:span text:style-name="T131">toujours plus grandes et la réussite d'une domination maximale sur les </text:span><text:span text:style-name="T127">choses et sur l'homme lui-même semblerait être l'accomplissement de </text:span><text:span text:style-name="T118">sa vocation. Ainsi le triomphe de </text:span><text:span text:style-name="T119">l'homo (aber </text:span><text:span text:style-name="T118">sur son objet externe </text:span><text:span text:style-name="T112">signifie-t-il en même temps son triomphe dans la constitution interne </text:span><text:span text:style-name="T123">de </text:span><text:span text:style-name="T124">l'homo sapiens, </text:span><text:span text:style-name="T123">dont il était autrefois une partie servile. En d'autres </text:span><text:span text:style-name="T133">termes : indépendamment même de ses oeuvres objectives, la </text:span><text:span text:style-name="T108">technologie reçoit une signification éthique par la place centrale </text:span><text:span text:style-name="T123">qu'elle occupe désormais dans la vie subjective des fins humaines. Sa </text:span><text:span text:style-name="T117">création cumulative, à savoir l'environnement artificiel qui se propage, </text:span><text:span text:style-name="T112">renforce par un perpétuel effet rétroactif les forces particulières qui </text:span><text:span text:style-name="T118">l'ont engendrée : le déjà créé oblige à leur mise en oeuvre inventive </text:span><text:span text:style-name="T139">toujours recommencée, dans sa conservation et dans son </text:span><text:span text:style-name="T127">développement ultérieur et elle la récompense par un succès accru —qui de nouveau contribue à sa prétention souveraine. Ce feed-back </text:span><text:span text:style-name="T131">positif de la nécessité fonctionnelle et de la récompense [32] — dans la </text:span><text:span text:style-name="T117">dynamique duquel il ne faut pas oublier l'orgueil de la performance —</text:span><text:span text:style-name="T123">nourrit la prédominance croissante d'un des côtés de la nature humaine </text:span><text:span text:style-name="T112">sur tous les autres et elle le fait inévitablement à leurs dépens. Si rien </text:span><text:span text:style-name="T127">ne réussit tant que la réussite, rien ne rend davantage captif que la </text:span><text:span text:style-name="T112">réussite. Quels que soient les autres éléments qui font partie de la </text:span><text:span text:style-name="T118">plénitude de l'homme, ils sont dépassés en prestige par le rayonnement </text:span><text:span text:style-name="T135">de l'extension de son pouvoir et ainsi cette extension, dans la mesure </text:span><text:span text:style-name="T108">où elle rattache toujours davantage de forces de l'homme à son </text:span><text:span text:style-name="T118">entreprise, s'accompagne-t-elle d'un rétrécissement du concept que </text:span><text:span text:style-name="T144">l'homme a de lui-même ainsi que de son être. Dans l'image de lui-</text:span><text:span text:style-name="T123">même qu'il cultive — la représentation programmatique qui détermine </text:span><text:span text:style-name="T118">son </text:span><text:span text:style-name="T121">être </text:span><text:span text:style-name="T118">actuel autant qu'elle le reflète —, l'homme est maintenant de plus en plus le</text:span></text:p>
      <text:p text:style-name="P130"><text:span text:style-name="T118">producteur de ce qu'il a produit et le faiseur de ce qu'il sait faire, et plus encore le préparateur de ce qu'il sera bientôt capable de faire. Mais « lui », qui est-il ? Non pas vous ou moi : c'est l'acteur </text:span><text:span text:style-name="T112">collectif et l'acte collectif, non l'acteur individuel ou l'acte individuel </text:span><text:span text:style-name="T135">qui jouent ici un rôle ; et c'est l'avenir indéterminé, bien plus que </text:span><text:span text:style-name="T131">l'espace contemporain de l'action, qui fournit l'horizon pertinent de la </text:span><text:span text:style-name="T127">responsabilité. Cela réclame des impératifs d'un type nouveau. Si la </text:span><text:span text:style-name="T118">sphère de la production a investi l'espace de l'agir essentiel, alors la </text:span><text:span text:style-name="T144">moralité doit investir la sphère du produire dont elle s'est tenue </text:span><text:span text:style-name="T112">éloignée autrefois, et elle doit le faire sous la forme de la politique </text:span><text:span text:style-name="T123">publique. Jamais dans le passé la politique publique n'avait eu affaire à </text:span><text:span text:style-name="T112">des questions de cette ampleur et recouvrant de telles latitudes de </text:span><text:span text:style-name="T144">l'anticipation projective. En effet, l'essence transformée de l'agir </text:span><text:span text:style-name="T127">humain modifie l'essence fondamentale de la politique.</text:span></text:p>
      <text:p text:style-name="P61">2. La cité universelle comme seconde nature et le devoir être <text:line-break/>de l'homme dans le monde</text:p>
      <text:p text:style-name="P90"><text:span text:style-name="T112">Car la frontière entre «</text:span><text:span text:style-name="T159">.</text:span><text:span text:style-name="T112">État » </text:span><text:span text:style-name="T113">(polis) et « </text:span><text:span text:style-name="T112">naturg » a été abolie : la </text:span><text:span text:style-name="T118">cité des hommes, jadis une enclave à l'intérieur du monde non humain, </text:span><text:span text:style-name="T105">se répand sur la totalité de la nature terrestre et usurpe sa place. La </text:span><text:span text:style-name="T108">différence de l'artificiel et du naturel a disparu, le naturel a été </text:span><text:span text:style-name="T118">englouti par la sphère de l'artificiel ; et en même temps l'artefact total, </text:span><text:span text:style-name="T127">les oeuvres de l'homme devenues monde, en agissant sur lui-même et </text:span><text:span text:style-name="T118">par lui-même, engendre une nouvelle espèce de « nature », c'est-à-dire </text:span><text:span text:style-name="T144">une nécessité dynamique propre, à laquelle la liberté humaine se </text:span><text:span text:style-name="T118">trouve confrontée en un sens entièrement nouveau.</text:span></text:p>
      <text:p text:style-name="P71"><text:span text:style-name="T135">Naguère on pouvait dire : </text:span><text:span text:style-name="T136">flat iustitia, pereat mundus, « </text:span><text:span text:style-name="T135">que justice </text:span><text:span text:style-name="T140">se fasse, même si le monde doit périr » — le « monde » voulant </text:span><text:span text:style-name="T118">naturellement dire l'enclave renou-</text:span></text:p>
      <text:p text:style-name="P115"><text:span text:style-name="T118">velable à l'intérieur de la totalité impérissable ; cette formule ne peut plus être utilisée, pas même en un </text:span><text:span text:style-name="T105">sens rhétorique, dès lors que la perdition de la totalité par les oeuvres, </text:span><text:span text:style-name="T118">justes ou injustes, de l'homme est devenue une possibilité réelle. Des questions qui jamais auparavant ne faisaient l'objet de la législation </text:span><text:span text:style-name="T144">entrent dans le cadre des lois que la « cité » globale doit se donner </text:span><text:span text:style-name="T105">pour qu'existe un monde pour les générations humaines futures.</text:span></text:p>
      <text:p text:style-name="P71"><text:span text:style-name="T105">Qu'un tel monde </text:span><text:span text:style-name="T106">doive </text:span><text:span text:style-name="T105">exister à jamais dans l'avenir — un monde </text:span><text:span text:style-name="T118">approprié à l'habitation humaine — et que toujours à l'avenir il doive </text:span><text:span text:style-name="T140">être habité par une humanité digne de ce nom, on le concédera </text:span><text:span text:style-name="T127">volontiers comme un axiome universel ou comme un but souhaitable très plausible de l'imagination spéculative (aussi plausible et aussi </text:span><text:span text:style-name="T135">indémontrable que la proposition que l'existence d'un monde en soi </text:span><text:span text:style-name="T122">est préférable à l'existence d'aucun monde) ; mais en tant que </text:span><text:span text:style-name="T118">proposition </text:span><text:span text:style-name="T119">morale, à </text:span><text:span text:style-name="T118">savoir en tant </text:span><text:span text:style-name="T119">qu'obligation </text:span><text:span text:style-name="T118">pratique à l'égard de </text:span><text:span text:style-name="T105">la postérité [34] appartenant à un avenir lointain et en tant que principe </text:span><text:span text:style-name="T117">de décision pour l'action présente, la proposition est très différente des </text:span><text:span text:style-name="T105">impératifs de l'éthique de la simultanéité d'autrefois ; et il n'est apparu sur la scène morale qu'avec nos nouveaux pouvoirs et avec la portée </text:span><text:span text:style-name="T123">nouvelle de notre savoir prévisionnel. </text:span><text:span text:style-name="T124">La présence de l' homme dans le </text:span><text:span text:style-name="T130">monde </text:span><text:span text:style-name="T127">était une donnée première, ne posant pas question, d'où toute </text:span><text:span text:style-name="T131">idée de l'obligation dans le comportement humain prenait son départ. </text:span><text:span text:style-name="T140">Désormais elle est devenue elle-même un </text:span><text:span text:style-name="T141">objet </text:span><text:span text:style-name="T140">d'obligation — à </text:span><text:span text:style-name="T105">savoir l'obligation de garantir pour l'avenir la première prémisse de </text:span><text:span text:style-name="T135">l'obligation, c'est-à-dire justement la simple présence de candidats </text:span><text:span text:style-name="T140">pour l'existence d'un univers moral au sein du monde physique ; </text:span><text:span text:style-name="T127">et cela veut dire entre autres préserver le monde physique de manière</text:span><draw:custom-shape text:anchor-type="char" draw:z-index="12" draw:name="Forme11" draw:style-name="gr1" draw:text-style-name="P137" svg:width="10.796cm" svg:height="0.449cm" svg:x="0.367cm" svg:y="4717.189cm"><text:p text:style-name="P10"><text:span text:style-name="T2">30<text:tab/></text:span><text:span text:style-name="T26">LE PRINCIPE RESPONSABILITÉ</text:span></text:p><draw:enhanced-geometry svg:viewBox="0 0 21600 21600" draw:type="mso-spt202" draw:enhanced-path="M 0 0 L 21600 0 21600 21600 0 21600 0 0 Z N"/></draw:custom-shape><draw:custom-shape text:anchor-type="char" draw:z-index="13" draw:name="Forme12" draw:style-name="gr9" draw:text-style-name="P137" svg:width="10.796cm" svg:height="0.706cm" svg:x="0.002cm" svg:y="7551.572cm"><text:p text:style-name="P17"><text:span text:style-name="T29">5. En cette matière le Dieu biblique a changé d'avis après le déluge en faveur d'un </text:span><text:span text:style-name="T27">oui englobant.</text:span></text:p><draw:enhanced-geometry svg:viewBox="0 0 21600 21600" draw:type="mso-spt202" draw:enhanced-path="M 0 0 L 21600 0 21600 21600 0 21600 0 0 Z N"/></draw:custom-shape><text:span text:style-name="T127"> </text:span><text:span text:style-name="T135">que les conditions d'une telle présence restent intactes ; et cela veut </text:span><text:span text:style-name="T123">dire protéger leur vulnérabilité contre la menace d'une atteinte portée à ces conditions. Je veux illustrer par un exemple la différence que cela </text:span><text:span text:style-name="T105">entraîne pour l'éthique.</text:span></text:p>
      <text:p text:style-name="P76"/>
      <text:list xml:id="list3796029424" text:style-name="WWNum4">
        <text:list-item>
          <text:p text:style-name="P62"><text:span text:style-name="T109"><text:s/></text:span><text:span text:style-name="T150">V. ANCIENS ET NOUVEAUX IMPÉRATIFS</text:span></text:p>
        </text:list-item>
      </text:list>
      <text:p text:style-name="P97"><text:span text:style-name="T112">1. L'impératif catégorique de Kant affirmait : « Agis de telle sorte </text:span><text:span text:style-name="T123">que tu puisses également vouloir que ta maxime devienne une loi uni­</text:span><text:span text:style-name="T127">verselle. » Le « que tu puisses » invoqué ici est celui de la raison et de </text:span><text:span text:style-name="T123">son accord avec elle-même : à </text:span><text:span text:style-name="T125">supposer </text:span><text:span text:style-name="T123">l'existence d'une communauté </text:span><text:span text:style-name="T127">d'acteurs humains (d'êtres raisonnables actifs), l'action doit être telle </text:span><text:span text:style-name="T140">que, sans se contredire, elle se laisse présenter comme exercice </text:span><text:span text:style-name="T105">universel de cette communauté. Remarquons qu'ici la considération </text:span><text:span text:style-name="T112">fondamentale de la morale n'est pas elle-même morale mais logique : </text:span><text:span text:style-name="T135">le « </text:span><text:span text:style-name="T137">pouvoir </text:span><text:span text:style-name="T135">vouloir » ou le « ne pas pouvoir » exprime la compatibi­</text:span><text:span text:style-name="T127">lité ou l'incompatibilité logique, non l'approbation ou la désapproba­</text:span><text:span text:style-name="T112">tion morale. Mais l'idée qu'un jour l'humanité puisse cesser d'exister </text:span><text:span text:style-name="T135">ne contient aucune </text:span><text:span text:style-name="T137">autocontradiction </text:span><text:span text:style-name="T135">et de même l'idée que le bonheur de la génération présente ou des générations suivantes puisse être </text:span><text:span text:style-name="T123">acheté au prix du malheur, voire de l'inexistence des générations ulté­</text:span><text:span text:style-name="T118">rieures, ne contient pas non plus d'autocontradiction — pas plus que </text:span><text:span text:style-name="T127">l'idée inverse que l'existence et le bonheur des générations ultérieures </text:span><text:span text:style-name="T151">est achetée au prix du malheur et même en partie au prix de </text:span><text:span text:style-name="T118">l'extermination des générations présentes. </text:span><text:span text:style-name="T120">Logiquement le </text:span><text:span text:style-name="T118">sacrifice de </text:span><text:span text:style-name="T127">l'avenir au profit du présent n'est pas plus contestable que le sacrifice du présent en faveur de l'avenir. La différence est seulement que dans </text:span><text:span text:style-name="T118">un cas la série continue alors qu'elle ne le fait pas dans l'autre. Mais le </text:span><text:span text:style-name="T108">fait qu'elle </text:span><text:span text:style-name="T110">doive continuer, </text:span><text:span text:style-name="T108">quoi qu'il en soit de la répartition du </text:span><text:span text:style-name="T131">bonheur et du malheur et même alors que le malheur l'emporte sur le </text:span><text:span text:style-name="T118">bonheur et même l'immoralité sur la moralités ne se laisse pas</text:span></text:p>
      <text:p text:style-name="P133"><text:span text:style-name="T118">déduire </text:span><text:span text:style-name="T105">de la règle de la cohérence à </text:span><text:span text:style-name="T107">l'intérieur </text:span><text:span text:style-name="T105">de la série, quelle qu'en soit la </text:span><text:span text:style-name="T127">longueur ou la brièveté : c'est un commandement venant du dehors et </text:span><text:span text:style-name="T108">la précédant, un commandement d'une tout autre espèce qui en </text:span><text:span text:style-name="T105">dernière instance ne peut être fondé que métaphysiquement.</text:span></text:p>
      <text:list xml:id="list224523482295147" text:continue-numbering="true" text:style-name="WWNum4">
        <text:list-item>
          <text:p text:style-name="P27">2. Un impératif adapté au nouveau type de l'agir humain et qui</text:p>
          <text:p text:style-name="P26"><text:span text:style-name="T62">s'adresse au nouveau type de sujets de l'agir s'énoncerait à peu près ainsi : </text:span><text:span text:style-name="T63">« Agis de façon que les effets de ton action soient compatibles avec la permanence d'une vie authentiquement humaine sur terre »</text:span><text:span text:style-name="T62"> ; </text:span><text:span text:style-name="T74">ou pour l'exprimer négativement : </text:span><text:span text:style-name="T75">« Agis de façon que les effets de ton </text:span><text:span text:style-name="T63">action ne soient pas destructeurs pour la possibilité future d'une telle vie »</text:span><text:span text:style-name="T62"> ; ou simplement : « Ne compromets pas les conditions pour la </text:span><text:span text:style-name="T31">survie indéfinie de l'humanité sur terre » ; ou encore, formulé de </text:span><text:span text:style-name="T55">nouveau positivement : « Inclus dans ton choix actuel l'intégrité future </text:span><text:span text:style-name="T69">de l'homme comme objet secondaire de ton vouloir ».</text:span></text:p>
        </text:list-item>
      </text:list>
      <text:p text:style-name="P71"><text:span text:style-name="T135">3. On voit sans peine que l'atteinte portée à ce type d'impératif </text:span><text:span text:style-name="T131">n'inclut aucune contradiction d'ordre rationnel. Je </text:span><text:span text:style-name="T132">peux </text:span><text:span text:style-name="T131">vouloir le bien </text:span><text:span text:style-name="T112">actuel en sacrifiant le bien futur. De même que je peux vouloir ma </text:span><text:span text:style-name="T118">propre disparition, je peux aussi vouloir la disparition de l'humanité. </text:span><text:span text:style-name="T108">Sans me contredire moi-même je peux, dans mon cas personnel comme dans celui de l'humanité, préférer un bref feu d'artifice </text:span><text:span text:style-name="T131">d'extrême accomplissement de soi-même à l'ennui d'une continuation </text:span><text:span text:style-name="T118">indéfinie dans la médiocrité.</text:span></text:p>
      <text:p text:style-name="P98"><text:span text:style-name="T118">Or le nouvel impératif affirme précisément que nous avons bien le </text:span><text:span text:style-name="T130">droit </text:span><text:span text:style-name="T127">de risquer notre propre vie, mais non celle de l'humanité ; et </text:span><text:span text:style-name="T105">qu'Achille avait certes le droit de choisir pour lui-même une vie brève, </text:span><text:span text:style-name="T144">faite d'exploits glorieux, plutôt qu'une longue vie de sécurité sans </text:span><text:span text:style-name="T112">gloire (sous la présupposition tacite qu'il y aurait une postérité qui saura raconter ses exploits), mais que nous n'avons pas le droit de </text:span><text:span text:style-name="T144">choisir le non-être des générations futures à cause de l'être de la </text:span><text:span text:style-name="T140">génération actuelle et que nous n'a</text:span><text:span text:style-name="T143">v</text:span><text:span text:style-name="T140">ons même pas le droit de le </text:span><text:span text:style-name="T118">risquer. Ce n'est pas du tout facile, et peut-</text:span></text:p>
      <text:p text:style-name="P134"><text:span text:style-name="T118">être impossible sans recours </text:span><text:span text:style-name="T135">à la religion, de légitimer en théorie pourquoi nous n'avons pas ce </text:span><text:span text:style-name="T118">droit, pourquoi au contraire nous avons une obligation à l'égard de ce </text:span><text:span text:style-name="T127">qui n'existe même pas encore et ce qui « de soi » ne doit pas non plus </text:span><text:span text:style-name="T112">être, ce qui du moins n'a pas </text:span><text:span text:style-name="T113">droit à </text:span><text:span text:style-name="T112">l'existence, puisque cela n'existe </text:span><text:span text:style-name="T123">pas. Notre impératif le prend d'abord comme un axiome sans justifica­</text:span><text:span text:style-name="T108">tion.</text:span></text:p>
      <text:p text:style-name="P71"><text:span text:style-name="T126">[37] 4. D'autre part il est manifeste que le nouvel impératif </text:span><text:span text:style-name="T108">s'adresse beaucoup plus à la politique publique qu'à la conduite </text:span><text:span text:style-name="T144">privée, cette dernière n'étant pas la dimension causale à laquelle il </text:span><text:span text:style-name="T108">peut s'appliquer. L'impératif catégorique de Kant s'adressait à </text:span><text:span text:style-name="T112">l'individu et son critère était instantané. Il exhortait chacun d'entre </text:span><text:span text:style-name="T123">nous à considérer ce qui se passerait </text:span><text:span text:style-name="T124">si </text:span><text:span text:style-name="T123">la </text:span><text:span text:style-name="T124">maxime </text:span><text:span text:style-name="T123">de son acte présent </text:span><text:span text:style-name="T118">devenait le principe d'une législation universelle ou s'il l'était déjà à </text:span><text:span text:style-name="T122">l'instant même : la cohérence ou l'incohérence d'une telle uni­</text:span><text:span text:style-name="T112">versalisation </text:span><text:span text:style-name="T113">hypothétique </text:span><text:span text:style-name="T112">devient la pierre de touche de mon choix </text:span><text:span text:style-name="T146">privé. </text:span><text:span text:style-name="T144">Mais qu'il puisse y avoir une quelconque vraisemblance que </text:span><text:span text:style-name="T108">mon choix privé devienne effectivement une loi générale ou qu'il </text:span><text:span text:style-name="T105">puisse seulement contribuer à une telle généralisation, n'était pas une </text:span><text:span text:style-name="T127">partie intégrante de ce raisonnement. En effet les conséquences </text:span><text:span text:style-name="T130">réelles </text:span><text:span text:style-name="T140">ne sont nullement envisagées et le principe n'est pas celui de la </text:span><text:span text:style-name="T117">responsabilité objective mais celui de la constitution subjective de mon </text:span><text:span text:style-name="T118">autodétermination. Le nouvel impératif invoque une autre cohérence :</text:span><draw:custom-shape text:anchor-type="char" draw:z-index="14" draw:name="Forme13" draw:style-name="gr8" draw:text-style-name="P137" svg:width="10.796cm" svg:height="0.447cm" svg:x="0.367cm" svg:y="7543.703cm"><text:p text:style-name="P11"><text:span text:style-name="T2">32<text:tab/></text:span><text:span text:style-name="T26">LE PRINCIPE RESPONSABILITÉ</text:span></text:p><draw:enhanced-geometry svg:viewBox="0 0 21600 21600" draw:type="mso-spt202" draw:enhanced-path="M 0 0 L 21600 0 21600 21600 0 21600 0 0 Z N"/></draw:custom-shape><text:span text:style-name="T118"> </text:span><text:span text:style-name="T112">non celle de l'acte en accord avec lui-même, mais celle de ses </text:span><text:span text:style-name="T115">effets </text:span><text:span text:style-name="T127">ultimes en accord avec la survie de l'activité humaine clans l'avenir. Et </text:span><text:span text:style-name="T144">« l'universalisation » qu'il envisage n'est nullement hypothétique —</text:span><text:span text:style-name="T140">ce n'est pas un simple transfert du moi individuel à un « tous » </text:span><text:span text:style-name="T144">imaginaire, sans connexion causale avec lui (« si tout le monde en </text:span><text:span text:style-name="T135">faisait autant ») : au contraire, les actions soumises au nouvel im­</text:span><text:span text:style-name="T127">pératif, à savoir les actions de l'ensemble collectif, ont la référence </text:span><text:span text:style-name="T153">universelle dans la mesure effective de leur efficience : elles se </text:span><text:span text:style-name="T123">« totalisent » elles-mêmes dans la progression de leur impulsion et ne</text:span></text:p>
      <text:p text:style-name="P115"><text:span text:style-name="T112">peuvent pas faire autrement que déboucher sur la configuration de l'état de choses universel. Or ceci ajoute au calcul moral l'horizon </text:span><text:span text:style-name="T120">temporel </text:span><text:span text:style-name="T118">qui est totalement absent dans l'opération logique instantanée </text:span><text:span text:style-name="T112">de l'impératif kantien : alors que ce dernier s'extrapole [38] vers un </text:span><text:span text:style-name="T118">ordre toujours présent de la compatibilité abstraite, notre impératif s'extrapole vers un avenir calculable qui forme la dimension inachevée </text:span><text:span text:style-name="T127">de notre responsabilité.</text:span></text:p>
      <text:p text:style-name="P50">[39]</text:p>
      <text:p text:style-name="P63">VI. LES FORMES ANTÉRIEURES DE « L'ÉTHIQUE DU FUTUR »</text:p>
      <text:p text:style-name="P90"><text:span text:style-name="T117">Or, on pourrait objecter qu'avec Kant nous avons choisi un exemple </text:span><text:span text:style-name="T112">extrême d'éthique de la conviction et que notre thèse du caractère </text:span><text:span text:style-name="T153">présent de toute éthique antérieure en tant qu'éthique de la </text:span><text:span text:style-name="T118">simultanéité pourrait être réfutée par différentes formes éthiques du </text:span><text:span text:style-name="T112">passé. On peut penser aux trois exemples suivants : la conduite de la </text:span><text:span text:style-name="T135">vie terrestre allant jusqu'au sacrifice du bonheur personnel dans </text:span><text:span text:style-name="T118">l'optique du salut éternel de l'âme ; le souci prévoyant du législateur et </text:span><text:span text:style-name="T123">de l'homme politique pour le bien commun à venir ; et la politique de </text:span><text:span text:style-name="T154">l'utopie, comprenant la disponibilité à utiliser les vivants </text:span><text:span text:style-name="T118">d'aujourd'hui comme un simple moyen pour réaliser un but qui les </text:span><text:span text:style-name="T112">dépasse ou à les éliminer comme l'obstacle qui empêche la réalisation </text:span><text:span text:style-name="T122">de ce but — ce dont le marxisme révolutionnaire est l'exemple </text:span><text:span text:style-name="T108">éminent.</text:span></text:p>
      <text:p text:style-name="P35">1. L'éthique de l'accomplissement dans l'au-delà</text:p>
      <text:p text:style-name="P90"><text:span text:style-name="T112">Parmi ces trois cas, le premier et le troisième ont en commun de </text:span><text:span text:style-name="T123">placer l'avenir comme lieu possible de la valeur absolue au-dessus du </text:span><text:span text:style-name="T135">présent et de réduire le présent à une simple préparation de l'avenir.</text:span><text:span text:style-name="T156"> </text:span><text:span text:style-name="T123">Une différence importante est que dans le cas religieux l'agir actuel ne </text:span><text:span text:style-name="T122">saurait provoquer l'état futur de manière causale, mais il doit </text:span><text:span text:style-name="T105">simplement qualifier la personne pour lui, à savoir aux yeux de Dieu, à </text:span><text:span text:style-name="T127">qui la foi doit abandonner sa réalisation. Or la qualification consiste </text:span><text:span text:style-name="T131">dans une vie agréable à Dieu, au sujet de laquelle on peut globalement </text:span><text:span text:style-name="T112">supposer que c'est en soi déjà la meilleure vie et la plus digne d'être </text:span><text:span text:style-name="T133">vécue et qu'elle ne doit donc nullement être choisie en vue de </text:span><text:span text:style-name="T112">l'éventuelle béatitude éternelle — que cette motivation principale </text:span><text:span text:style-name="T135">diminuerait même sa valeur et son aptitude à la qualification. Cela </text:span><text:span text:style-name="T144">veut dire [40] que cette dernière est d'autant meilleure qu'elle est </text:span><text:span text:style-name="T155">moins intentionnelle. Mais si l'on demande en quoi consiste </text:span><text:span text:style-name="T112">matériellement la qualification, on doit examiner les règles de vie </text:span><text:span text:style-name="T133">correspondantes et alors on découvrira peut-être que ce sont </text:span><text:span text:style-name="T131">précisément les prescriptions de la justice, de l'amour du prochain, de </text:span><text:span text:style-name="T112">l'honnêteté, etc., qu'une éthique immanente de style classique pre­</text:span><text:span text:style-name="T149">scrirait ou pourrait prescrire tout aussi bien. Dans la version </text:span><text:span text:style-name="T123">« modérée » de la foi au salut de l'âme qu'est, si je ne me trompe, par </text:span><text:span text:style-name="T118">exemple la foi juive, nous avons donc de nouveau affaire à une éthique </text:span><text:span text:style-name="T135">de la simultanéité et de l'immédiateté ; et de quelle éthique il s'agit </text:span><text:span text:style-name="T131">dans le cas particulier ne résulte pas de la fin transcendante en tant que </text:span><text:span text:style-name="T118">telle, dont de toutes façons on ne peut se faire une représentation, mais </text:span><text:span text:style-name="T135">de la </text:span><text:span text:style-name="T136">manière </text:span><text:span text:style-name="T135">dont la vie agréable à Dieu qui est censée en être la </text:span><text:span text:style-name="T105">condition, était déterminée matériellement dans chaque cas particulier.</text:span></text:p>
      <text:p text:style-name="P74">Or sans doute la condition peut-elle être détermi-</text:p>
      <text:p text:style-name="P115"><text:span text:style-name="T127">née matériellement — et elle le devient dans les formes « extrêmes » de la foi au salut de </text:span><text:span text:style-name="T144">l'âme — de manière à ce que son accomplissement ne doive être </text:span><text:span text:style-name="T140">considéré dans aucun cas comme une valeur en soi, mais exclu­</text:span><text:span text:style-name="T123">sivement comme mise dans un pari, dont la perte, c'est-à-dire la non-obtention du gain éternel, ferait tout perdre. Car dans le cas — élaboré </text:span><text:span text:style-name="T105">par Pascal — du sinistre pari métaphysique, la mise est la vie terrestre </text:span><text:span text:style-name="T112">tout entière avec toutes ses possibilités de bonheur et d'accomplisse­</text:span><text:span text:style-name="T105">ment, dont le </text:span><text:span text:style-name="T106">renoncement </text:span><text:span text:style-name="T105">devient précisément la condition du salut </text:span><text:span text:style-name="T112">éternel. En font partie toutes les formes radicales de l'ascèse morti­</text:span><text:span text:style-name="T135">fiante des sens et négatrice de la vie, dont les adeptes auraient tout </text:span><text:span text:style-name="T122">perdu dans l'hypothèse de l'échec de leur attente. Ce calcul se </text:span><text:span text:style-name="T127">distingue du calcul ordinaire, immanent et hédoniste, avec ses risques </text:span><text:span text:style-name="T135">et ses renoncements bien pesés et ses délais momentanés, seulement </text:span><text:span text:style-name="T118">par la totalité de son </text:span><text:span text:style-name="T119">quid pro quo </text:span><text:span text:style-name="T118">et par la disproportion de la chance </text:span><text:span text:style-name="T112">face à la mise. Mais cette disproportion même fait sortir l'entreprise </text:span><text:span text:style-name="T118">tout entière du domaine de l'éthique. Entre le fini et l'infini, entre le </text:span><text:span text:style-name="T105">temporel et l'éternel [41] il n'y a aucune commensurabilité et donc pas non plus de corrélation sensée (cela veut dire ni un sens qualitatif ni un sens calculatoire, permettant de préférer l'un à l'autre) ; et quant à la </text:span><text:span text:style-name="T119">valeur </text:span><text:span text:style-name="T118">du but, dont l'appréciation en connaissance de cause devrait </text:span><text:span text:style-name="T144">pourtant former une pièce essentielle de la décision </text:span><text:span text:style-name="T146">éthique, </text:span><text:span text:style-name="T144">il n'y a</text:span><draw:custom-shape text:anchor-type="char" draw:z-index="15" draw:name="Forme14" draw:style-name="gr7" draw:text-style-name="P137" svg:width="10.796cm" svg:height="0.436cm" svg:x="0.363cm" svg:y="12453.911cm"><text:p text:style-name="P3"><text:span text:style-name="T2">34<text:tab/></text:span><text:span text:style-name="T26">LE PRINCIPE RESPONSABILITÉ</text:span></text:p><draw:enhanced-geometry svg:viewBox="0 0 21600 21600" draw:type="mso-spt202" draw:enhanced-path="M 0 0 L 21600 0 21600 21600 0 21600 0 0 Z N"/></draw:custom-shape><text:span text:style-name="T144"> </text:span><text:span text:style-name="T112">rien de plus que l'affirmation vide que c'est précisément la valeur </text:span><text:span text:style-name="T108">absolue. Il manque également le lien </text:span><text:span text:style-name="T111">causal </text:span><text:span text:style-name="T108">entre l'action et son résultat (espéré), nécessaire au moins à la pensée </text:span><text:span text:style-name="T111">éthique </text:span><text:span text:style-name="T108">que le </text:span><text:span text:style-name="T118">renoncement ici-bas ne saurait causer, mais dont l'exaucement en un </text:span><text:span text:style-name="T127">autre lieu est censé n'être qu'un simple dédommagement.</text:span></text:p>
      <text:p text:style-name="P71"><text:span text:style-name="T118">Si donc l'on demande </text:span><text:span text:style-name="T119">pourquoi </text:span><text:span text:style-name="T118">le renoncement radical ici-bas est </text:span><text:span text:style-name="T117">considéré comme suffisamment méritoire pour pouvoir s'attendre à ce </text:span><text:span text:style-name="T105">dédommagement ou à cette récompense, </text:span><text:span text:style-name="T106">une </text:span><text:span text:style-name="T105">réponse peut être que la </text:span><text:span text:style-name="T135">chair est pécheresse, que le plaisir est mauvais et que le monde est impur et dans ce cas (comme dans</text:span></text:p>
      <text:p text:style-name="P115"><text:span text:style-name="T135">celui, légèrement différent, où </text:span><text:span text:style-name="T112">l'individuation comme telle est censée être mauvaise) l'ascèse com­</text:span><text:span text:style-name="T105">porte malgré tout de nouveau une instrumentalité authentique de l'agir </text:span><text:span text:style-name="T123">et un chemin de la réalisation interne des fins par l'agir personnel — à </text:span><text:span text:style-name="T144">savoir le chemin qui mène de l'impureté à la pureté, de l'état de </text:span><text:span text:style-name="T135">pécheur à la sainteté, de l'état servile à la liberté, de l'égoïsme au </text:span><text:span text:style-name="T127">renoncement à soi : pour autant qu'elle est tout cela, sous de telles </text:span><text:span text:style-name="T126">conditions métaphysiques, l'ascèse elle-même est donc déjà la </text:span><text:span text:style-name="T119">meilleure </text:span><text:span text:style-name="T118">des manières de vivre. Mais de cette façon nous serions de </text:span><text:span text:style-name="T127">nouveau revenus à l'éthique de l'immédiateté et de la simultanéité —</text:span><text:span text:style-name="T118">une forme sans doute hautement égoïste et extrêmement individualiste </text:span><text:span text:style-name="T127">de l'éthique de la perfection de soi, à laquelle il est également donné, </text:span><text:span text:style-name="T144">dans des moments d'illumination spirituelle auxquels ses efforts </text:span><text:span text:style-name="T140">peuvent aboutir, de jouir déjà de la récompense éternelle dans </text:span><text:span text:style-name="T112">l'expérience mystique de l'absolu.</text:span></text:p>
      <text:p text:style-name="P71"><text:span text:style-name="T136">In summa, </text:span><text:span text:style-name="T135">pouvons-nous dire, pour autant que ce complexe de l'orientation vers un but transcendant relève de l'éthique — ce qu'il </text:span><text:span text:style-name="T131">fait en particulier dans la forme « modérée » d'une vie agréable à Dieu </text:span><text:span text:style-name="T135">comme condition [42] de la récompense éternelle, mentionnée en premier lieu — il confirme lui aussi notre thèse selon laquelle toutes </text:span><text:span text:style-name="T112">les éthiques précédentes ne se déploient que dans le présent.</text:span></text:p>
      <text:p text:style-name="P32">2. La responsabilité de l'homme politique pour l'avenir</text:p>
      <text:p text:style-name="P90"><text:span text:style-name="T135">Mais qu'en est-il des exemples d'une éthique d'avenir </text:span><text:span text:style-name="T136">immanente </text:span><text:span text:style-name="T135">qui seuls font réellement partie de l'éthique rationnelle ? En second </text:span><text:span text:style-name="T112">lieu nous avions mentionné le souci prévoyant du législateur et de </text:span><text:span text:style-name="T108">l'homme d'État pour le bien futur de la communauté civile. Sur </text:span><text:span text:style-name="T151">l'aspect </text:span><text:span text:style-name="T152">temporel </text:span><text:span text:style-name="T151">qui nous intéresse ici la théorie antique est </text:span><text:span text:style-name="T112">entièrement muette, mais ce</text:span></text:p>
      <text:p text:style-name="P130"><text:span text:style-name="T112">silence est déjà instructif et en dehors de </text:span><text:span text:style-name="T144">la philosophie quelques enseignements se dégagent de l'éloge des </text:span><text:span text:style-name="T118">grands législateurs tels Solon et Lycurgue ou du blâme d'un homme </text:span><text:span text:style-name="T108">d'État tel que Périclès. Sans doute l'éloge du législateur inclut-il la</text:span><text:span text:style-name="T157"> </text:span><text:span text:style-name="T118">permanence de sa création, mais non sa planification par avance de </text:span><text:span text:style-name="T140">quelque chose qui doit seulement devenir réalité pour ceux qui </text:span><text:span text:style-name="T105">viennent après et qui est encore inaccessible à ceux qui actuellement </text:span><text:span text:style-name="T118">partagent sa vie. Il s'efforce de créer une configuration politique viable </text:span><text:span text:style-name="T127">et la preuve de sa viabilité se trouve dans la durée de ce qui est créé —</text:span><text:span text:style-name="T144">si possible une durée sans changement. Le meilleur état, c'était là </text:span><text:span text:style-name="T105">l'idée, est également le meilleur à l'avenir, précisément parce que dans son équilibre interne de tout temps actuel il est le garant de l'avenir en tant que tel et qu'ensuite il est naturellement également le meilleur d </text:span><text:span text:style-name="T131">l'avenir, parce que les critères d'un bon ordre (dont la permanence fait </text:span><text:span text:style-name="T118">partie) ne changent pas. Et ils ne changent pas parce que la nature </text:span><text:span text:style-name="T112">humaine ne change pas, elle qui est comprise avec ses imperfections dans la conception d'un ordre politique viable, ce que doit être la </text:span><text:span text:style-name="T123">conception d'un législateur sage. Aussi celle-ci ne vise-t-elle pas l'État </text:span><text:span text:style-name="T112">idéalement parfait, c'est-à-dire le meilleur des États possibles, mais </text:span><text:span text:style-name="T135">l'État réellement le meilleur qui aujourd'hui est tout aussi possible, </text:span><text:span text:style-name="T118">mais également tout aussi menacé, qu'à l'avenir. Cette menace même, </text:span><text:span text:style-name="T131">qui guette tout ordre du fait [43] du désordre des passions humaines ré­</text:span><text:span text:style-name="T117">clame par-delà la sagesse unique et fondatrice du législateur la sagesse </text:span><text:span text:style-name="T118">constante, exerçant le gouvernement, de l'homme politique. Mais le reproche que Socrate adresse à l'art politique de Périclès n'est pas que </text:span><text:span text:style-name="T105">ses entreprises grandioses ont échoué plus tard après sa mort, mais que </text:span><text:span text:style-name="T123">ces projets grandioses (y compris leurs succès initiaux) ont déjà de son </text:span><text:span text:style-name="T112">vivant fait tourner la tête aux Athéniens et ont perverti les vertus </text:span><text:span text:style-name="T127">civiques. Le malheur actuel d'Athènes n'est pas attribué à l'échec de </text:span><text:span text:style-name="T112">cette politique, mais au caractère mauvais de sa source que même </text:span><text:span text:style-name="T105">l'hypothèse d'un « succès » n'aurait pas rendue meilleure. Ce qui fut</text:span></text:p>
      <text:p text:style-name="P130"><text:span text:style-name="T127">autrefois un bien serait aujourd'hui encore le bien et aurait perduré </text:span><text:span text:style-name="T105">selon la plus grande probabilité jusqu'à aujourd'hui.</text:span></text:p>
      <text:p text:style-name="P71"><text:span text:style-name="T135">La prévoyance de l'homme politique consiste donc dans la sagesse </text:span><text:span text:style-name="T127">et dans la mesure qu'il consacre au </text:span><text:span text:style-name="T129">présent. </text:span><text:span text:style-name="T127">Ce présent n'est pas là en </text:span><text:span text:style-name="T105">vue d'un avenir différent mais dans le cas le plus favorable, il fait ses </text:span><text:span text:style-name="T127">preuves dans un avenir semblable au présent et il doit déjà comporter </text:span><text:span text:style-name="T112">en lui-même sa propre justification, tout comme le présent lui-même. </text:span><text:span text:style-name="T118">La durée résulte comme effet secondaire du bien déjà actuel et valable </text:span><text:span text:style-name="T127">de tout temps. Sans doute l'agir politique couvre-t-il une extension </text:span><text:span text:style-name="T144">temporelle de l'effet et de la responsabilité plus vaste que celle de </text:span><text:span text:style-name="T118">l'agir privé, mais dans la conception pré-moderne son éthique n'est </text:span><text:span text:style-name="T133">nullement autre que l'éthique de la présence, appliquée à des </text:span><text:span text:style-name="T118">formations de vie de plus grande durée.</text:span></text:p>
      <text:p text:style-name="P36"><draw:custom-shape text:anchor-type="char" draw:z-index="16" draw:name="Forme15" draw:style-name="gr6" draw:text-style-name="P137" svg:width="10.796cm" svg:height="0.454cm" svg:x="10.165cm" svg:y="14373.904cm"><text:p text:style-name="P12"><text:span text:style-name="T2">36<text:tab/></text:span><text:span text:style-name="T9">LE PRINCIPE RESPONSABILITÉ</text:span></text:p><draw:enhanced-geometry svg:viewBox="0 0 21600 21600" draw:type="mso-spt202" draw:enhanced-path="M 0 0 L 21600 0 21600 21600 0 21600 0 0 Z N"/></draw:custom-shape>3. L'utopie moderne</text:p>
      <text:p text:style-name="P94"><text:span text:style-name="T135">I. Cette situation change seulement avec le troisième exemple, ce </text:span><text:span text:style-name="T118">que j'ai appelé la politique de l'utopie, qui est un phénomène entière­ment moderne et qui présuppose une eschatologie de l'histoire dyna­</text:span><text:span text:style-name="T131">mique, inconnue au préalable. Les eschatologies religieuses des temps </text:span><text:span text:style-name="T105">antérieurs ne représentent pas encore ce cas, même si elles le préparent. Le messianisme par exemple n'ordonne pas de politique messianique, </text:span><text:span text:style-name="T112">mais il abandonne la venue [44] du Messie à la décision divine — et il </text:span><text:span text:style-name="T118">ne la propose au comportement humain que pour autant que celui-ci peut se montrer digne de cet événement en remplissant les normes qui </text:span><text:span text:style-name="T123">lui incombent, même en dehors d'une telle perspective. Ici se vérifie à </text:span><text:span text:style-name="T135">l'échelle collective ce qui fut dit à l'échelle personnelle au sujet de </text:span><text:span text:style-name="T153">l'attente de l'au-delà : l'ici et le maintenant sont sans doute </text:span><text:span text:style-name="T135">surplombés par l'attente finale, mais sa réalisation active ne leur est</text:span></text:p>
      <text:p text:style-name="P95"><text:span text:style-name="T118">pas confiée. Ils la servent d'autant mieux qu'ils restent fidèles à la loi </text:span><text:span text:style-name="T112">divine, dont l'accomplissement dépend entièrement de celle-ci.</text:span></text:p>
      <text:p text:style-name="P71"><text:span text:style-name="T133">2. Certes, il y a ici aussi une forme extrême : ceux qui veulent </text:span><text:span text:style-name="T135">« hâter la fin » en prennent eux-mêmes en main la réalisation ; ils </text:span><text:span text:style-name="T112">veulent provoquer par une ultime secousse de l'action humaine le </text:span><text:span text:style-name="T127">royaume messianique ou le royaume millénaire, dont ils estiment le temps venu. En effet certains mouvements chiliastiques, en particulier </text:span><text:span text:style-name="T131">au début des temps modernes, conduisent déjà dans les parages d'une politique utopique, en particulier lorsqu'ils ne se contentent pas d'une </text:span><text:span text:style-name="T118">secousse et de la préparation du chemin, mais qu'ils font déjà posi­</text:span><text:span text:style-name="T112">tivement les premiers pas avec l'établissement du royaume de Dieu, </text:span><text:span text:style-name="T123">dont ils ont une représentation </text:span><text:span text:style-name="T124">matérielle. </text:span><text:span text:style-name="T123">Pour autant que dans cette </text:span><text:span text:style-name="T135">représentation les idées d'égalité et de justice sociales jouent un rôle, </text:span><text:span text:style-name="T108">la motivation spécifique de l'éthique utopique moderne est déjà </text:span><text:span text:style-name="T118">présente. Mais non encore le gouffre béant du maintenant et de l'alors, du moyen et de la fin, de l'action et du but, s'étendant sur des généra­</text:span><text:span text:style-name="T135">tions, qui est le signe distinctif de l'eschatologie sécularisée, c'est-à-</text:span><text:span text:style-name="T108">dire de l'utopisme politique moderne. C'est toujours encore une </text:span><text:span text:style-name="T118">éthique du présent et non une éthique de l'avenir. L'homme authenti­</text:span><text:span text:style-name="T112">que est déjà là et au sein de la petite « communauté des saints » le </text:span><text:span text:style-name="T135">royaume de Dieu l'est également, dès l'instant où ils le réalisent déjà </text:span><text:span text:style-name="T112">en leur milieu, comme ils l'avaient exigé et cru possible. Mais l'af­</text:span><text:span text:style-name="T123">frontement des puissances du monde qui en empêchent encore la diffu­</text:span><text:span text:style-name="T118">sion s'effectue dans l'attente d'un miracle de Jéricho, non comme un </text:span><text:span text:style-name="T105">procès médiatisé de causalité historique. Le dernier pas [45] vers une éthique de l'histoire intramondaine-utopique restait encore à franchir.</text:span></text:p>
      <text:p text:style-name="P71"><text:span text:style-name="T105">3. C'est seulement avec le </text:span><text:span text:style-name="T106">progrès </text:span><text:span text:style-name="T105">moderne en tant que fait et idée, </text:span><text:span text:style-name="T123">qu'apparaît la possibilité de considérer que tout ce qui précède est une </text:span><text:span text:style-name="T112">étape préparatoire vers l'actuel et que tout ce qui est actuel est une </text:span><text:span text:style-name="T105">étape préparatoire vers ce qui doit venir. Lorsque cette repré-</text:span></text:p>
      <text:p text:style-name="P115"><text:span text:style-name="T105">sentation </text:span><text:span text:style-name="T123">(qui, étant illimitée, ne privilégie aucun état comme définitif et laisse à </text:span><text:span text:style-name="T126">chacun son immédiateté de présent) s'allie à une eschatologie </text:span><text:span text:style-name="T140">sécularisée qui assigne à l'absolu défini en termes d'ici-bas une </text:span><text:span text:style-name="T117">position précise dans le temps et que s'y ajoute la représentation d'une </text:span><text:span text:style-name="T135">dynamique téléologique du processus qui conduit à un état définitif, </text:span><text:span text:style-name="T133">les préalables conceptuels d'une politique utopique sont donnés. </text:span><text:span text:style-name="T144">« Édifier le royaume des cieux déjà sur terre » (Heine), cela pré­</text:span><text:span text:style-name="T127">suppose une représentation de ce en quoi consisterait un tel royaume </text:span><text:span text:style-name="T112">des cieux (du moins c'est ce qu'on pourrait supposer — mais ici la </text:span><text:span text:style-name="T131">théorie montre une étrange lacune), et dans tous les cas, même à défaut d'une telle représentation, cela suppose une conception de l'événement </text:span><text:span text:style-name="T105">humain qui médiatise radicalement tout ce qui précède, c'est-à-dire qui </text:span><text:span text:style-name="T144">le condamne à un caractère provisoire, le dépouille de sa validité </text:span><text:span text:style-name="T112">propre ou, dans le meilleur des cas, en fait le véhicule permettant </text:span><text:span text:style-name="T135">d'atteindre le but authentique encore à venir, le moyen en vue d'une </text:span><text:span text:style-name="T118">fin future qui est la seule qui compte.</text:span></text:p>
      <text:p text:style-name="P71"><text:span text:style-name="T112">Ici en effet il y a une rupture </text:span><text:span text:style-name="T113">avec </text:span><text:span text:style-name="T112">le passé et ce que nous avons dit </text:span><text:span text:style-name="T135">du caractère présent de l'éthique antérieure et de la stabilité de la </text:span><text:span text:style-name="T127">nature humaine qu'elle présuppose, ne s'applique plus à la théorie qui </text:span><text:span text:style-name="T112">la manifeste le plus purement, à savoir la philosophie marxiste de </text:span><text:span text:style-name="T135">l'histoire et l'éthique de l'action qui lui correspond. L'agir se fait en </text:span><text:span text:style-name="T127">vue d'un avenir dont ne bénéficieront ni les acteurs, ni les victimes, ni </text:span><text:span text:style-name="T135">les contemporains ; l'obligation qui s'adresse au maintenant procède </text:span><text:span text:style-name="T149">de cet avenir et non du bien-être ou du mal-être du monde </text:span><text:span text:style-name="T118">contemporain ; et les normes de l'agir sont aussi provisoires et même </text:span><text:span text:style-name="T144">aussi « inauthentiques » qu'est la situation qu'il est censé abolir afin </text:span><text:span text:style-name="T135">de l'élever à une situation supérieure. L'éthique de l'eschatologie </text:span><text:span text:style-name="T108">révolutionnaire [46] se voit elle-même comme une éthique de la </text:span><text:span text:style-name="T135">transition, alors que l'éthique authentique (qui pour l'essentiel est </text:span><text:span text:style-name="T118">encore inconnue) est censée entrer dans ses droits seulement une fois qu'elle en aura créé les conditions et que par le fait même l'éthique révolutionnaire se sera abolie.</text:span></text:p>
      <text:p text:style-name="P77"/>
      <text:p text:style-name="P71"><text:span text:style-name="T105">Il existe donc déjà le cas d'une éthique de l'avenir comportant une </text:span><text:span text:style-name="T154">distance de la prévision et une extension temporelle de la </text:span><text:span text:style-name="T112">responsabilité assumée, une ampleur de l'objet (l'humanité future entière) et la profondeur du dessein (l'essence entière de l'homme à </text:span><text:span text:style-name="T127">venir) et, comme nous pouvons ajouter dès maintenant, la prise au sérieux des pouvoirs de la technique — qui ne le cèdent en rien à tous </text:span><text:span text:style-name="T144">les objectifs de l'éthique dont nous voudrions nous faire l'avocat ici. </text:span><text:span text:style-name="T118">Il est d'autant plus important de déterminer le rapport de ces deux </text:span><text:span text:style-name="T122">éthiques qui ont tant de choses en commun en comparaison avec</text:span><draw:custom-shape text:anchor-type="char" draw:z-index="17" draw:name="Forme16" draw:style-name="gr5" draw:text-style-name="P137" svg:width="10.796cm" svg:height="0.465cm" svg:x="0.356cm" svg:y="12613.793cm"><text:p text:style-name="P13"><text:span text:style-name="T2">38<text:tab/></text:span><text:span text:style-name="T10">LE PRINCIPE RESPONSABILITÉ</text:span></text:p><draw:enhanced-geometry svg:viewBox="0 0 21600 21600" draw:type="mso-spt202" draw:enhanced-path="M 0 0 L 21600 0 21600 21600 0 21600 0 0 Z N"/></draw:custom-shape><text:span text:style-name="T122"> </text:span><text:span text:style-name="T144">l'éthique pré-moderne et qui pourtant, en tant que réponses à la </text:span><text:span text:style-name="T118">situation moderne sans précédent et spécialement à la technologie, sont </text:span><text:span text:style-name="T112">si profondément différentes. Cela doit attendre jusqu'à ce que nous </text:span><text:span text:style-name="T117">ayons appris davantage sur les tâches auxquelles est affrontée l'éthique </text:span><text:span text:style-name="T123">envisagée ici et qui lui sont imposées par le progrès monstrueux de la </text:span><text:span text:style-name="T127">technique : son pouvoir sur l'homme a dépassé celui du communisme lui-même qui, comme tout le monde, pensait simplement s'en servir. </text:span><text:span text:style-name="T135">Pour l'instant qu'il suffise de dire par anticipation qu'alors que les </text:span><text:span text:style-name="T108">deux « éthiques » ont affaire aux possibilités utopiques de cette </text:span><text:span text:style-name="T140">technologie, celle qui est cherchée ici n'est </text:span><text:span text:style-name="T141">pas </text:span><text:span text:style-name="T140">eschatologique et </text:span><text:span text:style-name="T127">qu'elle est antiutopique en un sens qui reste encore à déterminer.</text:span></text:p>
      <text:p text:style-name="P51">[47]</text:p>
      <text:p text:style-name="P100">VII. L'HOMME EN TANT QU'OBJET DE LA TECHNIQUE</text:p>
      <text:p text:style-name="P88"><text:span text:style-name="T55">Notre comparaison portait sur les formes historiques de l'éthique de </text:span><text:span text:style-name="T74">la simultanéité et de l'immédiateté, pour lesquelles l'éthique kantienne </text:span><text:span text:style-name="T47">servait simplement d'exemple. Ce n'est pas leur validité dans leur do­</text:span><text:span text:style-name="T69">maine propre, mais leur suffisance pour les</text:span></text:p>
      <text:p text:style-name="P129"><text:span text:style-name="T69">nouvelles dimensions de </text:span><text:span text:style-name="T62">l'agir humain, qui débordent ce domaine, qui est en question. Notre </text:span><text:span text:style-name="T47">thèse est que </text:span><text:span text:style-name="T46">les nouveaux types et les nouvelles dimensions de l'agir </text:span><text:span text:style-name="T63">réclament une éthique de la prévision et de la responsabilité qui leur </text:span><text:span text:style-name="T54">soit commensurable et qui est aussi nouvelle que le sont les éventualités </text:span><text:span text:style-name="T67">auxquelles elle a affaire</text:span><text:span text:style-name="T69">. Nous avons vu que ce sont là les éventualités </text:span><text:span text:style-name="T41">qui surgissent des œuvres de </text:span><text:span text:style-name="T43">l'homo faber à </text:span><text:span text:style-name="T41">l'âge de la technique. </text:span><text:span text:style-name="T69">Mais parmi ces œuvres nouvelles nous n'avons pas encore mentionné </text:span><text:span text:style-name="T80">la classe potentiellement la plus néfaste. Nous avons envisagé la </text:span><text:span text:style-name="T78">technè </text:span><text:span text:style-name="T77">seulement dans son application au domaine </text:span><text:span text:style-name="T78">non </text:span><text:span text:style-name="T77">humain. </text:span><text:span text:style-name="T55">Mais </text:span><text:span text:style-name="T61">l'homme lui-même a commencé à faire partie des objets de la </text:span><text:span text:style-name="T67">technique</text:span><text:span text:style-name="T69">. </text:span><text:span text:style-name="T71">L'homo faber </text:span><text:span text:style-name="T69">applique son art à lui-même et s'apprête à </text:span><text:span text:style-name="T62">inventer une nouvelle fabrication de l'inventeur et du fabricateur de tout le reste. Cet achèvement de son pouvoir de domination qui peut </text:span><text:span text:style-name="T69">très bien signifier la victoire sur l'homme, cette ultime installation de </text:span><text:span text:style-name="T31">l'art au-dessus de la nature, provoque l'ultime effort de la pensée </text:span><text:span text:style-name="T47">éthique qui jamais auparavant n'avait eu à envisager des alternatives </text:span><text:span text:style-name="T31">faisant l'objet d'un choix, face à ce qui était considéré comme les </text:span><text:span text:style-name="T62">données définitives de la constitution de l'homme.</text:span></text:p>
      <text:p text:style-name="P132"><text:span text:style-name="T37"><text:tab/></text:span><text:span text:style-name="T69">1. La prolongation de la vie</text:span></text:p>
      <text:p text:style-name="P99"><text:span text:style-name="T74">Qu'on prenne l'exemple de la plus fondamentale de ces données, la </text:span><text:span text:style-name="T55">mortalité de l'homme. Qui dans le passé avait à se prononcer sur sa </text:span><text:span text:style-name="T62">mesure souhaitable et pouvant faire l'objet d'un choix ? Sa limite </text:span><text:span text:style-name="T37">supérieure, les [48] « soixante-dix ans et dans le meilleur des cas, </text:span><text:span text:style-name="T55">quatre-vingts » ne faisait pas l'objet d'un choix. Son caractère impla­</text:span><text:span text:style-name="T69">cable était un objet de plainte, de résignation ou de rêves oiseux, pour </text:span><text:span text:style-name="T55">ne pas dire stupides, d'exceptions possibles — étrangement il ne fut </text:span><text:span text:style-name="T62">presque jamais un objet de consentement. L'imagination d'un</text:span></text:p>
      <text:p text:style-name="P126"><text:span text:style-name="T62">G.B. </text:span><text:span text:style-name="T31">Shaw</text:span><text:span text:style-name="T31"><text:note text:id="ftn1" text:note-class="footnote"><text:note-citation>1</text:note-citation><text:note-body><text:p text:style-name="Footnote"><text:span text:style-name="T161">En remontant à Mathusalem </text:span>?</text:p></text:note-body></text:note></text:span><text:span text:style-name="T31"> ou d'un Jonathan Swift</text:span><text:span text:style-name="T31"><text:note text:id="ftn0" text:note-class="footnote"><text:note-citation>2</text:note-citation><text:note-body><text:p text:style-name="P19">Dans les <text:span text:style-name="T161">Voyages de Gulliver</text:span><text:span text:style-name="T162"> : rencontre des struldbruggs = hommes immortels, mais qui vieillissent toujours. Finissent aveugles et chauves. </text:span></text:p></text:note-body></text:note></text:span><text:span text:style-name="T31"> spécule sur ce qu'on gagne à ne pas </text:span><text:span text:style-name="T53">devoir mourir ou sur la malédiction du ne pas pouvoir mourir (avec ce </text:span><text:span text:style-name="T55">dernier thème Swift était le plus intelligent des deux). Le mythe et la légende jouaient avec de tels thèmes, sur l'arrière-plan jamais contesté </text:span><text:span text:style-name="T41">de l'immuable qui laissait l'homme sérieux prier avec le psalmiste : </text:span><text:span text:style-name="T47">« Apprends-nous à compter nos jours afin d'acquérir un cœur sage. » </text:span><text:span text:style-name="T92">Rien de cela ne relevait du domaine du faire et de la décision </text:span><text:span text:style-name="T55">efficiente. La question était simplement de savoir quelle attitude on </text:span><text:span text:style-name="T47">adopterait face au donné.</text:span></text:p>
      <text:p text:style-name="P68"><text:span text:style-name="T55">Aujourd'hui en revanche, certains </text:span><text:span text:style-name="T61">progrès de la biologie cellulaire</text:span><text:span text:style-name="T55"> </text:span><text:span text:style-name="T44">nous font miroiter la perspective pratique de pouvoir </text:span><text:span text:style-name="T45">contrecarrer les </text:span><text:span text:style-name="T46">processus biochimiques du vieillissement et de prolonger la durée de la </text:span><text:span text:style-name="T97">vie humaine, peut-être même de l'étendre pour une durée </text:span><text:span text:style-name="T67">indéterminée</text:span><text:span text:style-name="T69">. La mort n'apparaît plus comme une nécessité faisant </text:span><text:span text:style-name="T41">partie de la nature du vivant, mais comme un défaut organique </text:span><text:span text:style-name="T77">évitable, susceptible au moins en principe de faire l'objet d'un </text:span><text:span text:style-name="T55">traitement, et pouvant être longuement différé. Une nostalgie éternelle </text:span><text:span text:style-name="T31">de l'humanité semble être plus proche d'être exaucée. Et pour la </text:span><text:span text:style-name="T82">première fois nous avons à nous poser sérieusement la question </text:span><text:span text:style-name="T74">« </text:span><text:span text:style-name="T75">Dans quelle mesure cela est-il désirable ? Dans quelle mesure est-ce </text:span><text:span text:style-name="T36">désirable pour l'individu, dans quelle mesure pour l'espèce ?</text:span><text:span text:style-name="T35"> » </text:span><text:span text:style-name="T62">Ces questions touchent à rien de moins qu'au sens entier de notre finitude, à l'attitude face à la mort, et à la signification biologique </text:span><text:span text:style-name="T44">générale de l'équilibre de la mort et de la procréation. Mais antérieure­</text:span><text:span text:style-name="T69">ment même à ces questions ultimes se posent les questions plus pra­</text:span><text:span text:style-name="T47">tiques de savoir qui doit bénéficier de la bénédiction apparente : des </text:span><text:span text:style-name="T53">personnes particulièrement valables et méritoires, ayant un rôle et une </text:span><text:span text:style-name="T31">importance social</text:span><text:span text:style-name="T33">e</text:span><text:span text:style-name="T31"> éminents ? Ceux qui ont les moyens de payer ? </text:span><text:span text:style-name="T47">Tout le monde ? Il semblerait que [49] la dernière réponse soit la seule </text:span><text:span text:style-name="T55">juste. Mais cela devrait être payé à l'autre extrémité, à la source. Car </text:span><text:span text:style-name="T61">il </text:span><text:span text:style-name="T40">est clair qu'à l'échelle démographique le prix pour une extension de</text:span><draw:custom-shape text:anchor-type="char" draw:z-index="18" draw:name="Forme17" draw:style-name="gr4" draw:text-style-name="P137" svg:width="10.796cm" svg:height="0.452cm" svg:x="0.377cm" svg:y="10565.698cm"><text:p text:style-name="P14"><text:span text:style-name="T2">40<text:tab/></text:span><text:span text:style-name="T9">LE PRINCIPE RESPONSABILITÉ</text:span></text:p><draw:enhanced-geometry svg:viewBox="0 0 21600 21600" draw:type="mso-spt202" draw:enhanced-path="M 0 0 L 21600 0 21600 21600 0 21600 0 0 Z N"/></draw:custom-shape><text:span text:style-name="T40"> </text:span><text:span text:style-name="T45">l'âge est un ralentissement proportionnel</text:span></text:p>
      <text:p text:style-name="P112"><text:span text:style-name="T45">de la relève</text:span><text:span text:style-name="T44">, autrement dit un </text:span><text:span text:style-name="T62">apport moindre de vie nouvelle. Le résultat serait une proportion </text:span><text:span text:style-name="T55">décroissante de jeunes dans une population de plus en plus âgée. Quel </text:span><text:span text:style-name="T86">bien ou quel mal cela représenterait-il pour l'état général de l'homme ? </text:span><text:span text:style-name="T69">L'espèce y gagnerait-elle ou y perchait-elle ? Et dans quelle mesure </text:span><text:span text:style-name="T62">aurait-on </text:span><text:span text:style-name="T64">droit </text:span><text:span text:style-name="T62">ou tort de barrer la place des jeunes en occupant les postes ? La mortalité n'est que l'envers de la source permanente de la « natalité » </text:span><text:span text:style-name="T64">(Gebetigkeit </text:span><text:span text:style-name="T62">pour utiliser une formulation de Hannah </text:span><text:span text:style-name="T55">Arendt). Il en a toujours été ainsi ; maintenant il faut en repenser la </text:span><text:span text:style-name="T62">signification dans l'espace de la décision.</text:span></text:p>
      <text:p text:style-name="P66"><text:span text:style-name="T44">Allons jusqu'au bout : </text:span><text:span text:style-name="T45">en éliminant la mort, nous devons également </text:span><text:span text:style-name="T46">éliminer la procréation</text:span><text:span text:style-name="T47"> car cette dernière est la réponse de la vie à la première et ainsi nous aurions un monde composé de vieux mais sans </text:span><text:span text:style-name="T62">jeunes et un monde d'individus déjà connus, sans la surprise de ceux </text:span><text:span text:style-name="T69">qui n'ont encore jamais existé. Mais peut-être est-ce précisément la </text:span><text:span text:style-name="T77">sagesse de la loi sévère de notre mortalité qu'elle nous offre la </text:span><text:span text:style-name="T35">promesse toujours renouvelée, contenue dans l'initialité, dans </text:span><text:span text:style-name="T62">l'immédiateté et dans l'ardeur de la jeunesse, en même temps que </text:span><text:span text:style-name="T74">l'apport permanent d'altérité en tant que telle. Il n'y a pas d'équivalent </text:span><text:span text:style-name="T55">pour cela dans l'accumulation accrue d'expérience prolongée : jamais </text:span><text:span text:style-name="T47">elle ne peut reconquérir le privilège unique de voir le monde pour la </text:span><text:span text:style-name="T55">première fois et avec des yeux nouveaux, jamais elle ne peut revivre </text:span><text:span text:style-name="T37">l'étonnement qui, selon Platon, est le commencement de la philo­</text:span><text:span text:style-name="T69">sophie, jamais la curiosité de l'enfant qui, assez rarement, devient soif de savoir chez l'adulte, en attendant de s'y paralyser elle aussi. Ce perpétuel recommencement qu'il est seulement possible d'obtenir au </text:span><text:span text:style-name="T92">prix du perpétuel achèvement, peut très bien être l'espoir de </text:span><text:span text:style-name="T31">l'humanité, la protection qui l'empêche de sombrer dans l'ennui et </text:span><text:span text:style-name="T69">[50] dans la routine, sa chance de conserver la spontanéité de la vie.</text:span></text:p>
      <text:p text:style-name="P65"><text:span text:style-name="T69">Il faut en outre réfléchir au rôle du </text:span><text:span text:style-name="T71">memento mor</text:span><text:span text:style-name="T72">i</text:span><text:span text:style-name="T71"> </text:span><text:span text:style-name="T69">dans la vie de </text:span><text:span text:style-name="T62">l'individu et se demander comment l'affecterait son affaiblissement à </text:span><text:span text:style-name="T74">la faveur d'une dis-</text:span></text:p>
      <text:p text:style-name="P110"><text:span text:style-name="T74">tance indéterminée. </text:span><text:span text:style-name="T75">Peut-être chacun de nous a-t-il </text:span><text:span text:style-name="T67">besoin d'une limite immuable de notre attente de vie pour nous inciter </text:span><text:span text:style-name="T61">à compter nos jours et à faire en sorte qu'ils comptent</text:span><text:span text:style-name="T55">.</text:span></text:p>
      <text:p text:style-name="P66"><text:span text:style-name="T62">Ainsi il se pourrait que ce qui dans son intention est un cadeau </text:span><text:span text:style-name="T44">philanthropique que la science fait à l'homme, la réalisation d'un désir </text:span><text:span text:style-name="T47">nourri depuis des temps immémoriaux — échapper à la malédiction de </text:span><text:span text:style-name="T62">la mortalité — tourne au désavantage de l'homme. Je ne me livre pas </text:span><text:span text:style-name="T47">ici à des prophéties et, en dépit de mon préjugé déclaré, je ne me livre </text:span><text:span text:style-name="T74">même pas à des jugements de valeur. Ma thèse est simplement que rien </text:span><text:span text:style-name="T55">que </text:span><text:span text:style-name="T61">la perspective du cadeau soulève déjà des questions qui jamais </text:span><text:span text:style-name="T81">auparavant n'étaient posées dans l'espace du choix pratique et </text:span><text:span text:style-name="T45">qu'aucun principe de l'éthique d'autrefois, qui acceptait les constantes </text:span><text:span text:style-name="T40">humaines comme allant de soi, n'est à la hauteur de leur discussion</text:span><text:span text:style-name="T37">. </text:span><text:span text:style-name="T69">Et pourtant on est obligé de les discuter éthiquement et conformément </text:span><text:span text:style-name="T55">à des principes et non sous la pression des intérêts.</text:span></text:p>
      <text:p text:style-name="P30">2. Le contrôle du comportement</text:p>
      <text:p text:style-name="P82"><text:span text:style-name="T31">Il en va de même de toutes les autres possibilités quasi utopiques </text:span><text:span text:style-name="T35">que le progrès des sciences bio-médicales tantôt met déjà à la </text:span><text:span text:style-name="T37">disposition d'une traduction finale dans le savoir-faire technique, </text:span><text:span text:style-name="T55">tantôt promet. Parmi celles-ci le contrôle du comportement est déjà </text:span><text:span text:style-name="T69">beaucoup plus proche du stade du savoir-faire pratique que le cas </text:span><text:span text:style-name="T77">provisoirement encore hypothétique que je viens de discuter à </text:span><text:span text:style-name="T55">l'instant, et </text:span><text:span text:style-name="T61">les questions éthiques qu'il soulève sont moins profondes, </text:span><text:span text:style-name="T46">mais ont un rapport plus direct avec la conception morale de l'homm</text:span><text:span text:style-name="T47">e. </text:span><text:span text:style-name="T53">Ici encore le nouveau type d'intervention [51] outrepasse les anciennes </text:span><text:span text:style-name="T37">catégories éthiques. Celles-ci ne nous ont pas par exemple équipés </text:span><text:span text:style-name="T44">pour nous prononcer sur le </text:span><text:span text:style-name="T45">contrôle</text:span></text:p>
      <text:p text:style-name="P121"><text:span text:style-name="T45">du psychisme au moyen d'agents </text:span><text:span text:style-name="T40">chimiques ou par l'intervention directe sur le cerveau au moyen </text:span><text:span text:style-name="T63">d'électrodes implantées </text:span><text:span text:style-name="T62">— des interventions dont nous supposons </text:span><text:span text:style-name="T37">qu'elles sont effectuées dans des buts acceptables et même louables. </text:span><text:span text:style-name="T47">Le mélange des possibilités bienfaisantes et dangereuses est manifeste, </text:span><text:span text:style-name="T37">mais les limites ne sont pas faciles à tracer. Libérer des patients </text:span><text:span text:style-name="T47">malades mentaux de symptômes pénibles et qui perturbent certaines </text:span><text:span text:style-name="T55">fonctions semble être manifestement bienfaisant. Mais </text:span><text:span text:style-name="T61">du soulagement du patient </text:span><text:span text:style-name="T55">— un but parfaitement en accord avec la tradition médicale </text:span><text:span text:style-name="T41">— </text:span><text:span text:style-name="T42">une transition insensible mène au soulagement de la </text:span><text:span text:style-name="T96">société, </text:span><text:span text:style-name="T87">débarrassée du caractère difficilement supportable d'un comportement </text:span><text:span text:style-name="T40">individuel compliqué chez ses membres</text:span><text:span text:style-name="T37"> : cela signifie une transition de l'application médicale à l'application sociale ; et cela ouvre un </text:span><text:span text:style-name="T47">champ indéfinissable, comportant des </text:span><text:span text:style-name="T46">potentialités inquiétantes</text:span><text:span text:style-name="T47">. Les </text:span><text:span text:style-name="T69">problèmes rebelles de la domination et de l'anomie dans la société moderne de masse font que l'extension de ces méthodes de contrôle </text:span><text:span text:style-name="T62">devient une tentation extrême dans le but de la manipulation sociale. </text:span><text:span text:style-name="T61">De nombreuses questions liées aux droits de l'homme et à la dignité humaine surgissent ici</text:span><text:span text:style-name="T55"> ; le difficile problème de l'assistance sociale qui </text:span><text:span text:style-name="T47">met sous tutelle, face à celle qui affranchit, réclame des réponses con­</text:span><text:span text:style-name="T69">crètes. Devrions-nous induire des dispositions d'apprentissage auprès </text:span><text:span text:style-name="T82">des écoliers par l'administration massive de drogues et ainsi </text:span><text:span text:style-name="T41">contourner l'appel à une motivation individuelle ? Devons-nous </text:span><text:span text:style-name="T62">surmonter l'agression par la pacification électronique de certaines régions cérébrales ? Devons-nous susciter des sentiments de bonheur </text:span><text:span text:style-name="T47">ou du moins de plaisir par la stimulation indépendante des centres de </text:span><text:span text:style-name="T80">plaisir, c'est-à-dire indépendamment des objets de bonheur et de</text:span><draw:custom-shape text:anchor-type="char" draw:z-index="19" draw:name="Forme18" draw:style-name="gr3" draw:text-style-name="P137" svg:width="10.796cm" svg:height="0.431cm" svg:x="82.31cm" svg:y="10148.221cm"><text:p text:style-name="P7"><text:span text:style-name="T2">42<text:tab/></text:span><text:span text:style-name="T10">LE PRINCIPE RESPONSABILITÉ</text:span></text:p><draw:enhanced-geometry svg:viewBox="0 0 21600 21600" draw:type="mso-spt202" draw:enhanced-path="M 0 0 L 21600 0 21600 21600 0 21600 0 0 Z N"/></draw:custom-shape><text:span text:style-name="T80"> </text:span><text:span text:style-name="T69">plaisir et de leur obtention à travers la vie et la performance person­</text:span><text:span text:style-name="T41">nelles ? Les exemples se laisseraient multiplier. Des entreprises </text:span><text:span text:style-name="T62">pourraient être intéressées par certaines de ces techniques en vue </text:span><text:span text:style-name="T55">d'améliorer le rendement de leurs employés. Tout à fait indépendam</text:span><text:span text:style-name="T62">ment</text:span></text:p>
      <text:p text:style-name="P121"><text:span text:style-name="T62">de la question [52] de la contrainte et de celle du consentement, </text:span><text:span text:style-name="T47">et indépendamment même de la question des effets secondaires indé­</text:span><text:span text:style-name="T74">sirables — </text:span><text:span text:style-name="T75">chaque fois que nous contournons de cette manière la voie </text:span><text:span text:style-name="T46">humaine du traitement des problèmes humains et que nous la rempla­</text:span><text:span text:style-name="T63">çons par le court-circuit d'un mécanisme impersonnel, nous avons </text:span><text:span text:style-name="T61">enlevé quelque chose à la dignité de l'ipséité personnelle et nous avons </text:span><text:span text:style-name="T30">fait un pas de plus sur le chemin qui mène des sujets responsables à </text:span><text:span text:style-name="T61">des systèmes de comportement programmés</text:span><text:span text:style-name="T55">. Quelle que soit l'impor­</text:span><text:span text:style-name="T62">tance d'un fonctionnalisme social il n'est qu'un versant du problème. </text:span><text:span text:style-name="T55">La question de savoir de quel type d'individus se compose une société </text:span><text:span text:style-name="T35">pour donner du prix à son existence comme totalité revêt une </text:span><text:span text:style-name="T44">importance décisive. D'une façon ou d'une autre c'est selon la ligne de </text:span><text:span text:style-name="T31">l'accroissement de la manipulation sociale au détriment de l'auto­</text:span><text:span text:style-name="T62">nomie individuelle que doit se poser la question de la valeur du « cela </text:span><text:span text:style-name="T37">en vaut la peine » de l'entreprise humaine entière. Sa réponse se </text:span><text:span text:style-name="T62">conforme à l'image de l'homme dont nous estimons être tributaires. </text:span><text:span text:style-name="T74">Nous devons la réfléchir à nouveaux frais à la lumière de ce que nous </text:span><text:span text:style-name="T37">pouvons aujourd'hui faire avec elle ou de ce que nous pouvons lui </text:span><text:span text:style-name="T47">faire alors que nous ne pouvions jamais le faire auparavant.</text:span></text:p>
      <text:p text:style-name="P30">3. La manipulation génétique</text:p>
      <text:p text:style-name="P82"><text:span text:style-name="T47">Cela vaut encore à un degré supérieur pour le dernier objet d'une </text:span><text:span text:style-name="T69">technologie appliquée à l'homme — le contrôle génétique des hommes à venir. C'est là un objet trop important pour le traitement superficiel </text:span><text:span text:style-name="T62">de ces considérations préliminaires et un chapitre spécial lui sera </text:span><text:span text:style-name="T55">consacré dans une partie « Applications » qui paraîtra ultérieurement. </text:span><text:span text:style-name="T41">Ici on se contentera simplement d'attirer l'attention sur ce rêve </text:span><text:span text:style-name="T69">ambitieux de </text:span><text:span text:style-name="T71">l'homo faber </text:span><text:span text:style-name="T69">qui est résumé dans le slogan que</text:span></text:p>
      <text:p text:style-name="P121"><text:span text:style-name="T67">l'homme </text:span><text:span text:style-name="T87">veut prendre en main sa propre évolution</text:span><text:span text:style-name="T86">, dans le but non seulement de </text:span><text:span text:style-name="T55">conserver l'espèce en son intégrité mais de </text:span><text:span text:style-name="T61">son amélioration et de sa transformation conformément à son propre projet</text:span><text:span text:style-name="T55">. </text:span><text:span text:style-name="T61">Savoir si nous en </text:span><text:span text:style-name="T42">avons le droit</text:span><text:span text:style-name="T41">, [53] savoir si nous sommes qualifiés pour ce rôle </text:span><text:span text:style-name="T55">démiurgique, c'est là </text:span><text:span text:style-name="T61">la question la plus grave qui puisse se poser à l'homme qui se découvre subitement en possession d'un tel pouvoir </text:span><text:span text:style-name="T67">destina</text:span><text:span text:style-name="T68">l</text:span><text:span text:style-name="T69">. Quels seront les faiseurs « d'images », selon quels modèles et </text:span><text:span text:style-name="T74">sur la base de quel savoir ? La question du </text:span><text:span text:style-name="T75">droit moral d'expérimenter </text:span><text:span text:style-name="T63">avec des êtres humains à venir</text:span><text:span text:style-name="T62"> se pose également ici. Ces questions et </text:span><text:span text:style-name="T41">des questions semblables qui exigent une réponse </text:span><text:span text:style-name="T95">avant </text:span><text:span text:style-name="T41">de nous </text:span><text:span text:style-name="T55">embarquer pour une destination inconnue, montrent de la manière la </text:span><text:span text:style-name="T62">plus aiguë jusqu'à quel point notre pouvoir d'agir nous entraîne au-</text:span><text:span text:style-name="T69">delà des concepts de n'importe quelle éthique d'autrefois.</text:span></text:p>
      <text:p text:style-name="P55">[54]</text:p>
      <text:p text:style-name="P39"><text:span text:style-name="T116">VIII. LA</text:span><text:span text:style-name="T112"> DYNAMIQUE « UTOPIQUE » DU PROGRÈS <text:line-break/></text:span><text:span text:style-name="T135">TECHNIQUE ET L'EXCÈS DE LA RESPONSABILITÉ</text:span></text:p>
      <text:p text:style-name="P91"><text:span text:style-name="T147">La caractéristique commune, éthiquement importante, dans tous les </text:span><text:span text:style-name="T112">exemples cités est ce que nous pouvons appeler le trait « utopique » ou </text:span><text:span text:style-name="T117">sa dérive </text:span><text:span text:style-name="T142">(shift) </text:span><text:span text:style-name="T117">utopique qui habite notre agir sous les conditions de la </text:span><text:span text:style-name="T135">technique moderne — que celui-ci déploie ses effets sur la nature </text:span><text:span text:style-name="T112">humaine ou non humaine ou que « l'utopie » soit finalement planifiée </text:span><text:span text:style-name="T135">ou non planifiée. Par le type et la simple grandeur de ses effets boule </text:span><text:span text:style-name="T112">de neige le pouvoir technologique nous pousse en avant vers des buts </text:span><text:span text:style-name="T127">du même type de ceux qui formaient autrefois la réserve des utopies. Pour l'exprimer autrement : ce qui n'était que jeux hypothétiques</text:span></text:p>
      <text:p text:style-name="P131"><text:span text:style-name="T127">et </text:span><text:span text:style-name="T112">peut-être éclairants de la raison spéculative, le pouvoir technologique </text:span><text:span text:style-name="T127">les a transformés en des esquisses concurrentes de projets exécutables </text:span><text:span text:style-name="T108">et, en faisant notre choix, nous devons choisir entre les extrêmes </text:span><text:span text:style-name="T135">d'effets lointains et en grande partie inconnus. L'unique chose que nous puissions réellement savoir à leur sujet est leur extrémisme en </text:span><text:span text:style-name="T117">tant que tel, qu'ils concernent la situation globale de la nature sur notre </text:span><text:span text:style-name="T135">planète et l'espèce des créatures qui doivent ou ne doivent pas la </text:span><text:span text:style-name="T127">peupler. L'extension inévitablement « utopique » de la technologie </text:span><text:span text:style-name="T112">moderne fait que la distance salutaire entre desseins quotidiens et desseins ultimes, entre des occasions d'exercer l'intelligence ordinaire </text:span><text:span text:style-name="T135">et des occasions d'exercer une sagesse éclairée, se rétrécit en per­</text:span><text:span text:style-name="T123">manence. Étant donné que nous vivons aujourd'hui en permanence à l'ombre d'un utopisme non voulu, automatique, faisant partie de notre </text:span><text:span text:style-name="T127">mode de fonctionnement, nous sommes perpétuellement confrontés à </text:span><text:span text:style-name="T140">des perspectives finales dont le choix positif exige une suprême </text:span><text:span text:style-name="T112">sagesse — une situation impossible pour l'homme comme tel, parce </text:span><text:span text:style-name="T118">qu'il ne possède pas cette sagesse, et en particulier impossible pour </text:span><text:span text:style-name="T108">l'homme contemporain, qui nie l'existence même de son objet, à </text:span><text:span text:style-name="T135">savoir [55] l'existence d'une valeur absolue et d'une vérité objective. </text:span><text:span text:style-name="T127">La sagesse nous est le plus nécessaire précisément alors que nous y </text:span><text:span text:style-name="T135">croyons le moins.</text:span></text:p>
      <text:p text:style-name="P71"><text:span text:style-name="T117">Si donc la nature inédite de notre agir réclame une éthique de la res­</text:span><text:span text:style-name="T123">ponsabilité à long terme, commensurable à la portée de notre pouvoir, alors elle réclame également au nom même de cette responsabilité un </text:span><text:span text:style-name="T122">nouveau type d'humilité — non pas une humilité de la petitesse,</text:span><draw:custom-shape text:anchor-type="char" draw:z-index="20" draw:name="Forme19" draw:style-name="gr2" draw:text-style-name="P137" svg:width="10.796cm" svg:height="0.428cm" svg:x="27.159cm" svg:y="4378.329cm"><text:p text:style-name="P5"><text:span text:style-name="T10">44<text:tab/>LE PRINCIPE RESPONSABILITÉ</text:span></text:p><draw:enhanced-geometry svg:viewBox="0 0 21600 21600" draw:type="mso-spt202" draw:enhanced-path="M 0 0 L 21600 0 21600 21600 0 21600 0 0 Z N"/></draw:custom-shape><text:span text:style-name="T122"> </text:span><text:span text:style-name="T126">comme celle d'autrefois, mais l'humilité qu'exige la grandeur </text:span><text:span text:style-name="T112">excessive de notre pouvoir qui est un excès de notre pouvoir de faire </text:span><text:span text:style-name="T123">sur notre pouvoir de prévoir et sur notre pouvoir d'évaluer et de juger. </text:span><text:span text:style-name="T112">Face à ce potentiel quasi eschatologique de nos processus techniques, </text:span><text:span text:style-name="T108">la méconnaissance des effets ultimes devient elle-même la raison </text:span><text:span text:style-name="T127">d'une retenue responsable — le second meilleur bien après la sagesse </text:span><text:span text:style-name="T108">elle-même.</text:span></text:p>
      <text:p text:style-name="P78"/>
      <text:p text:style-name="P71"><text:span text:style-name="T112">Un autre aspect de l'éthique nouvelle de la responsabilité requise </text:span><text:span text:style-name="T131">pour un avenir lointain et requise pour se justifier face à celui-ci, mérite </text:span><text:span text:style-name="T118">d'être mentionné : le doute quant à la capacité d'un gouvernement </text:span><text:span text:style-name="T123">représentatif de rendre justice à ces nouvelles requêtes en suivant ses </text:span><text:span text:style-name="T127">principes ordinaires et ses procédures ordinaires. Car ces principes et </text:span><text:span text:style-name="T123">ces procédures permettent seulement à des intérêts </text:span><text:span text:style-name="T124">actuels </text:span><text:span text:style-name="T123">de se faire </text:span><text:span text:style-name="T122">entendre et de faire sentir leur poids et d'exiger d'être pris en </text:span><text:span text:style-name="T112">considération. C'est à eux que les autorités publiques ont des comptes </text:span><text:span text:style-name="T118">à rendre et c'est de cette manière que le respect des droits se réalise </text:span><text:span text:style-name="T108">concrètement (à la différence de leur reconnaissance abstraite). Or </text:span><text:span text:style-name="T112">« l'avenir » n'est représenté par aucun groupement, il n'est pas une </text:span><text:span text:style-name="T105">force qu'on puisse jeter dans la balance. Ce qui n'existe pas n'a pas de </text:span><text:span text:style-name="T135">lobby et ceux qui ne sont pas encore nés sont sans pouvoir : c'est </text:span><text:span text:style-name="T123">pourquoi les comptes qu'on leur doit ne sont pas encore adossés à une </text:span><text:span text:style-name="T144">réalité politique dans le processus actuel de décision et quand ils </text:span><text:span text:style-name="T118">peuvent les réclamer nous, les responsables, nous ne sommes plus là.</text:span></text:p>
      <text:p text:style-name="P71"><text:span text:style-name="T127">Cela soulève dans son extrême acuité la vieille question du pouvoir des sages ou [56] celle de la force des idées dans le corps politique dès </text:span><text:span text:style-name="T133">lors qu'elles ne sont plus alliées à l'égoïsme. Quelle </text:span><text:span text:style-name="T134">force </text:span><text:span text:style-name="T133">doit </text:span><text:span text:style-name="T122">représenter l'avenir dans le présent ? C'est là une question de </text:span><text:span text:style-name="T117">philosophie politique sur laquelle j'ai mes propres idées, probablement </text:span><text:span text:style-name="T131">chimériques et certainement impopulaires. Car avant même que cette </text:span><text:span text:style-name="T126">question de leur réalisation puisse devenir sérieuse en pratique, </text:span><text:span text:style-name="T118">la nouvelle éthique doit trouver sa théorie sur laquelle des comman­</text:span><text:span text:style-name="T105">dements et des interdits, un système de « tu dois » et « tu ne dois pas » </text:span><text:span text:style-name="T135">puisse être fondé. Cela veut dire qu'avant la question du pouvoir </text:span><text:span text:style-name="T123">d'exécution ou celle du pouvoir d'influencer vient la question : quelle </text:span><text:span text:style-name="T124">intuition </text:span><text:span text:style-name="T123">et quel </text:span><text:span text:style-name="T124">savoir des valeurs </text:span><text:span text:style-name="T123">doivent représenter l'avenir dans le </text:span><text:span text:style-name="T131">présent ?</text:span></text:p>
      <text:p text:style-name="P56"/>
      <text:p text:style-name="P57">[57]</text:p>
      <text:p text:style-name="P103">IX. LE VIDE ÉTHIQUE</text:p>
      <text:p text:style-name="P91"><text:span text:style-name="T127">Et c'est ici que je cale et que nous calons tous. Car précisément le </text:span><text:span text:style-name="T123">même mouvement qui nous a procuré la possession de ces forces dont </text:span><text:span text:style-name="T118">l'usage doit maintenant être réglé par des normes — le mouvement du </text:span><text:span text:style-name="T144">savoir moderne sous la forme des sciences de la nature — a emporté, </text:span><text:span text:style-name="T118">en vertu d'une complémentarité inscrite dans la force des choses, les fondements dont des normes pouvaient être déduites et a détruit l'idée </text:span><text:span text:style-name="T127">même d'une norme comme telle. Non pas, par bonheur, le sentiment de </text:span><text:span text:style-name="T105">la norme et même pas celui de normes déterminées, mais ce sentiment </text:span><text:span text:style-name="T118">commence à douter de lui-même, dès lors que le savoir supposé le con­</text:span><text:span text:style-name="T108">tredit ou du moins dès lors qu'il lui refuse toute sanction. De toute façon </text:span><text:span text:style-name="T111">ce sentiment </text:span><text:span text:style-name="T108">a une position assez difficile face aux requêtes </text:span><text:span text:style-name="T118">bruyantes de la convoitise et de la peur. A présent il doit en outre avoir </text:span><text:span text:style-name="T108">honte de son caractère non fondé et impossible à fonder face à la </text:span><text:span text:style-name="T105">supériorité du savoir. Pour commencer ce savoir avait « neutralisé » la </text:span><text:span text:style-name="T146">nature </text:span><text:span text:style-name="T144">sous l'angle de la valeur, ensuite ce fut le tour de l'homme. </text:span><text:span text:style-name="T127">Maintenant nous frissonnons dans le dénuement d'un nihilisme, dans </text:span><text:span text:style-name="T112">lequel le plus grand des pouvoirs s'accouple avec le plus grand vide, la </text:span><text:span text:style-name="T127">plus grande capacité avec le plus petit savoir du à quoi bon. C'est la </text:span><text:span text:style-name="T112">question de savoir si sans le rétablissement de la catégorie du sacré qui a été détruite de fond en comble par </text:span><text:span text:style-name="T113">l'Aufkl</text:span><text:span text:style-name="T114">ä</text:span><text:span text:style-name="T113">rung </text:span><text:span text:style-name="T112">scientifique nous </text:span><text:span text:style-name="T144">pouvons avoir une éthique capable d'entraver les pouvoirs extrêmes </text:span><text:span text:style-name="T127">que nous possédons aujourd'hui et que nous sommes presque forcés d'acquérir et de mettre constamment en oeuvre. Par rapport aux effets </text:span><text:span text:style-name="T112">qui nous menacent encore immédiatement nous-mêmes et que nous </text:span><text:span text:style-name="T118">subissons encore nous-mêmes, la peur, qui tant de fois est le meilleur</text:span></text:p>
      <text:p text:style-name="P131"><text:span text:style-name="T112">substitut de la vertu et de la sagesse véritable, peut jouer ce rôle ; mais </text:span><text:span text:style-name="T118">ce moyen échoue face aux perspectives plus lointaines qui importent </text:span><text:span text:style-name="T135">principalement ici, d'autant plus que la plupart du temps la modestie </text:span><text:span text:style-name="T108">des débuts semble innocente. Seule la crainte de porter atteinte à </text:span><text:span text:style-name="T118">quelque chose de sacré est à l'abri des [58] calculs de la peur et de la </text:span><text:span text:style-name="T108">consolation tirée du caractère incertain des conséquences encore </text:span><text:span text:style-name="T135">lointaines. Mais une religion absente ne saurait décharger l'éthique de </text:span><text:span text:style-name="T108">sa tâche ; et alors qu'on peut dire de la première qu'elle existe ou qu'elle n'existe pas comme fait exerçant une influence déterminante </text:span><text:span text:style-name="T112">sur les hommes, il faut dire de l'éthique qu'elle doit exister. Elle doit exister parce que les hommes agissent et l'éthique est là pour ordonner </text:span><text:span text:style-name="T144">les actions et pour réguler le pouvoir d'agir. Elle doit donc exister </text:span><text:span text:style-name="T112">d'autant plus que les pouvoirs de l'agir qu'elle doit réguler sont plus </text:span><text:span text:style-name="T135">grands ; et de même qu'il doit être ajusté à l'ordre de grandeur, le </text:span><text:span text:style-name="T108">principe de l'ordre doit également être ajusté au type de ce qui doit </text:span><text:span text:style-name="T112">être ordonné. C'est pourquoi des facultés d'agir d'un type nouveau </text:span><text:span text:style-name="T108">réclament de nouvelles règles de l'éthique et peut-être même une </text:span><text:span text:style-name="T118">éthique d'un type nouveau. Il fut dit : « Tu ne tueras pas » parce que </text:span><text:span text:style-name="T135">l'homme a le pouvoir de tuer, et souvent l'occasion et également la </text:span><text:span text:style-name="T112">tendance à tuer — bref, parce que de fait, on tue. C'est seulement sous </text:span><text:span text:style-name="T144">la </text:span><text:span text:style-name="T146">pression </text:span><text:span text:style-name="T144">d'habitudes d'action effectives et de manière générale du </text:span><text:span text:style-name="T133">fait qu'on agit déjà sans qu'il soit besoin de le commander que </text:span><text:span text:style-name="T122">l'éthique entre en scène comme la régulation d'un tel agir sous la</text:span></text:p>
      <text:p text:style-name="P72"><draw:custom-shape text:anchor-type="char" draw:z-index="21" draw:name="Forme20" draw:style-name="gr1" draw:text-style-name="P137" svg:width="10.796cm" svg:height="0.449cm" svg:x="0.37cm" svg:y="3678.865cm"><text:p text:style-name="P15"><text:span text:style-name="T2">46<text:tab/></text:span><text:span text:style-name="T9">LE PRINCIPE RESPONSABILITÉ</text:span></text:p><draw:enhanced-geometry svg:viewBox="0 0 21600 21600" draw:type="mso-spt202" draw:enhanced-path="M 0 0 L 21600 0 21600 21600 0 21600 0 0 Z N"/></draw:custom-shape><text:span text:style-name="T117">conduite du bien ou du permis. Une telle pression émane des nouveaux </text:span><text:span text:style-name="T123">pouvoirs d'agir technologiques de l'homme dont la mise en oeuvre est </text:span><text:span text:style-name="T127">donnée </text:span><text:span text:style-name="T129">avec </text:span><text:span text:style-name="T127">leur existence même. Si vraiment leur nature est aussi </text:span><text:span text:style-name="T133">nouvelle qu'on l'affirme ici et si vraiment leurs conséquences </text:span><text:span text:style-name="T118">potentielles ont aboli la neutralité morale, dont jouissait autrefois le </text:span><text:span text:style-name="T144">commerce technique avec la matière, alors leur pression signifie </text:span><text:span text:style-name="T118">chercher dans l'éthique quelque chose de nouveau susceptible d'en </text:span><text:span text:style-name="T140">prendre la direction mais tout d'abord chercher quelque chose </text:span><text:span text:style-name="T127">sus-</text:span></text:p>
      <text:p text:style-name="P116"><text:span text:style-name="T127">ceptible de faire valoir sa propre validité théorique face à cette </text:span><text:span text:style-name="T105">pression elle-même. Dans ce qui précède nous avons montré la validité </text:span><text:span text:style-name="T155">des présuppositions, à savoir que l'agir collectif-cumulatif­</text:span><text:span text:style-name="T112">technologique est d'un </text:span><text:span text:style-name="T115">type nouveau </text:span><text:span text:style-name="T112">par ses objets et par son ampleur </text:span><text:span text:style-name="T105">et que par ses effets, indépendamment de toute intention immédiate, il </text:span><text:span text:style-name="T135">n'est plus éthiquement </text:span><text:span text:style-name="T137">neutre. Mais avec </text:span><text:span text:style-name="T135">cela la véritable tâche, à sa­</text:span><text:span text:style-name="T118">voir celle de chercher une réponse, ne fait que commenc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 svg:font-family="Arial" style:font-family-generic="swiss"/>
    <style:font-face style:name="Times New Roman" svg:font-family="'Times New Roman'" style:font-family-generic="swiss"/>
    <style:font-face style:name="Liberation Serif" svg:font-family="'Liberation Serif'"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5.45cm" style:type="center"/>
          <style:tab-stop style:position="10.9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5.45cm" style:type="center"/>
          <style:tab-stop style:position="10.9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swiss" fo:font-size="10.5pt" fo:letter-spacing="-0.007cm" fo:language="fr" fo:country="FR" fo:font-weight="bold" style:font-size-asian="10.5pt" style:font-weight-asian="bold" style:text-scale="100%"/>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swiss" fo:font-size="8pt" fo:letter-spacing="-0.009cm" fo:language="fr" fo:country="FR" fo:font-weight="bold" style:font-size-asian="8pt" style:font-weight-asian="bold" style:text-scale="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swiss" fo:font-size="11pt" fo:letter-spacing="normal" fo:language="fr" fo:country="FR" style:font-size-asian="11pt" style:text-scale="105%"/>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style:num-format="1" text:start-value="2">
        <style:list-level-properties text:list-level-position-and-space-mode="label-alignment">
          <style:list-level-label-alignment text:label-followed-by="listtab" text:list-tab-stop-position="0.38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1" text:start-value="2">
        <style:list-level-properties text:list-level-position-and-space-mode="label-alignment">
          <style:list-level-label-alignment text:label-followed-by="listtab" text:list-tab-stop-position="0.38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format="1" text:start-value="35">
        <style:list-level-properties text:list-level-position-and-space-mode="label-alignment">
          <style:list-level-label-alignment text:label-followed-by="listtab" text:list-tab-stop-position="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11.532cm" fo:page-height="20.44cm" style:num-format="1" style:print-orientation="portrait" fo:margin-top="0.141cm" fo:margin-bottom="0.631cm" fo:margin-left="0.487cm" fo:margin-right="0.145cm" style:writing-mode="lr-tb" style:layout-grid-color="#c0c0c0" style:layout-grid-lines="1966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11.532cm" fo:page-height="20.44cm" style:num-format="1" style:print-orientation="portrait" fo:margin-top="0.436cm" fo:margin-bottom="0.06cm" fo:margin-left="0.383cm" fo:margin-right="0.249cm" style:writing-mode="lr-tb" style:layout-grid-color="#c0c0c0" style:layout-grid-lines="1994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1.532cm" fo:page-height="20.44cm" style:num-format="1" style:print-orientation="portrait" fo:margin-top="0.422cm" fo:margin-bottom="0.437cm" fo:margin-left="0.369cm" fo:margin-right="0.263cm" style:writing-mode="lr-tb" style:layout-grid-color="#c0c0c0" style:layout-grid-lines="1958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1.532cm" fo:page-height="20.44cm" style:num-format="1" style:print-orientation="portrait" fo:margin-top="0.448cm" fo:margin-bottom="0.095cm" fo:margin-left="0.37cm" fo:margin-right="0.261cm" style:writing-mode="lr-tb" style:layout-grid-color="#c0c0c0" style:layout-grid-lines="198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1.532cm" fo:page-height="20.44cm" style:num-format="1" style:print-orientation="portrait" fo:margin-top="0cm" fo:margin-bottom="3.242cm" fo:margin-left="0.312cm" fo:margin-right="0.319cm" style:writing-mode="lr-tb" style:layout-grid-color="#c0c0c0" style:layout-grid-lines="171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6">
      <style:page-layout-properties fo:page-width="11.532cm" fo:page-height="20.44cm" style:num-format="1" style:print-orientation="portrait" fo:margin-top="0.453cm" fo:margin-bottom="1.231cm" fo:margin-left="0.374cm" fo:margin-right="0.258cm" style:writing-mode="lr-tb" style:layout-grid-color="#c0c0c0" style:layout-grid-lines="1875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1.532cm" fo:page-height="20.44cm" style:num-format="1" style:print-orientation="portrait" fo:margin-top="0.367cm" fo:margin-bottom="0.113cm" fo:margin-left="0.367cm" fo:margin-right="0.265cm" style:writing-mode="lr-tb" style:layout-grid-color="#c0c0c0" style:layout-grid-lines="199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1.532cm" fo:page-height="20.44cm" style:num-format="1" style:print-orientation="portrait" fo:margin-top="0.437cm" fo:margin-bottom="0.06cm" fo:margin-left="0.369cm" fo:margin-right="0.263cm" style:writing-mode="lr-tb" style:layout-grid-color="#c0c0c0" style:layout-grid-lines="199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1.532cm" fo:page-height="20.44cm" style:num-format="1" style:print-orientation="portrait" fo:margin-top="0cm" fo:margin-bottom="0.095cm" fo:margin-left="0.369cm" fo:margin-right="0.263cm" style:writing-mode="lr-tb" style:layout-grid-color="#c0c0c0" style:layout-grid-lines="203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1.532cm" fo:page-height="20.44cm" style:num-format="1" style:print-orientation="portrait" fo:margin-top="0.43cm" fo:margin-bottom="0.06cm" fo:margin-left="0.369cm" fo:margin-right="0.263cm" style:writing-mode="lr-tb" style:layout-grid-color="#c0c0c0" style:layout-grid-lines="1995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1.532cm" fo:page-height="20.44cm" style:num-format="1" style:print-orientation="portrait" fo:margin-top="0.45cm" fo:margin-bottom="0.06cm" fo:margin-left="0.367cm" fo:margin-right="0.265cm" style:writing-mode="lr-tb" style:layout-grid-color="#c0c0c0" style:layout-grid-lines="199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11.532cm" fo:page-height="20.44cm" style:num-format="1" style:print-orientation="portrait" fo:margin-top="0cm" fo:margin-bottom="0.113cm" fo:margin-left="0.369cm" fo:margin-right="0.369cm" style:writing-mode="lr-tb" style:layout-grid-color="#c0c0c0" style:layout-grid-lines="2032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1.532cm" fo:page-height="20.44cm" style:num-format="1" style:print-orientation="portrait" fo:margin-top="0.436cm" fo:margin-bottom="0.095cm" fo:margin-left="0.363cm" fo:margin-right="0.268cm" style:writing-mode="lr-tb" style:layout-grid-color="#c0c0c0" style:layout-grid-lines="1990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1.532cm" fo:page-height="20.44cm" style:num-format="1" style:print-orientation="portrait" fo:margin-top="0cm" fo:margin-bottom="1.831cm" fo:margin-left="0.367cm" fo:margin-right="0.265cm" style:writing-mode="lr-tb" style:layout-grid-color="#c0c0c0" style:layout-grid-lines="1860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1.532cm" fo:page-height="20.44cm" style:num-format="1" style:print-orientation="portrait" fo:margin-top="0.453cm" fo:margin-bottom="0.06cm" fo:margin-left="0.367cm" fo:margin-right="0.265cm" style:writing-mode="lr-tb" style:layout-grid-color="#c0c0c0" style:layout-grid-lines="1992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1.532cm" fo:page-height="20.44cm" style:num-format="1" style:print-orientation="portrait" fo:margin-top="0cm" fo:margin-bottom="0.113cm" fo:margin-left="0.363cm" fo:margin-right="0.268cm" style:writing-mode="lr-tb" style:layout-grid-color="#c0c0c0" style:layout-grid-lines="2032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11.532cm" fo:page-height="20.44cm" style:num-format="1" style:print-orientation="portrait" fo:margin-top="0.473cm" fo:margin-bottom="1.831cm" fo:margin-left="0.356cm" fo:margin-right="0.275cm" style:writing-mode="lr-tb" style:layout-grid-color="#c0c0c0" style:layout-grid-lines="181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11.532cm" fo:page-height="20.44cm" style:num-format="1" style:print-orientation="portrait" fo:margin-top="0cm" fo:margin-bottom="0.095cm" fo:margin-left="0.367cm" fo:margin-right="0.265cm" style:writing-mode="lr-tb" style:layout-grid-color="#c0c0c0" style:layout-grid-lines="203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11.532cm" fo:page-height="20.44cm" style:num-format="1" style:print-orientation="portrait" fo:margin-top="0.455cm" fo:margin-bottom="0.272cm" fo:margin-left="0.377cm" fo:margin-right="0.254cm" style:writing-mode="lr-tb" style:layout-grid-color="#c0c0c0" style:layout-grid-lines="197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11.532cm" fo:page-height="20.44cm" style:num-format="1" style:print-orientation="portrait" fo:margin-top="0cm" fo:margin-bottom="0.095cm" fo:margin-left="0.356cm" fo:margin-right="0.275cm" style:writing-mode="lr-tb" style:layout-grid-color="#c0c0c0" style:layout-grid-lines="203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11.532cm" fo:page-height="20.44cm" style:num-format="1" style:print-orientation="portrait" fo:margin-top="0.43cm" fo:margin-bottom="0.06cm" fo:margin-left="0.369cm" fo:margin-right="0.369cm" style:writing-mode="lr-tb" style:layout-grid-color="#c0c0c0" style:layout-grid-lines="1995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11.532cm" fo:page-height="20.44cm" style:num-format="1" style:print-orientation="portrait" fo:margin-top="0cm" fo:margin-bottom="0.095cm" fo:margin-left="0.365cm" fo:margin-right="0.266cm" style:writing-mode="lr-tb" style:layout-grid-color="#c0c0c0" style:layout-grid-lines="203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11.532cm" fo:page-height="20.44cm" style:num-format="1" style:print-orientation="portrait" fo:margin-top="0.432cm" fo:margin-bottom="0.042cm" fo:margin-left="0.377cm" fo:margin-right="0.254cm" style:writing-mode="lr-tb" style:layout-grid-color="#c0c0c0" style:layout-grid-lines="1996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50</text:page-count></text:p>
      </style:footer>
    </style:master-page>
    <style:master-page style:name="Converted1" style:page-layout-name="Mpm2"/>
    <style:master-page style:name="Converted2" style:page-layout-name="Mpm3"/>
    <style:master-page style:name="Converted3" style:page-layout-name="Mpm4"/>
    <style:master-page style:name="Converted4" style:page-layout-name="Mpm5">
      <style:footer>
        <text:p text:style-name="Footer"/>
      </style:footer>
    </style:master-page>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11"/>
    <style:master-page style:name="Converted11" style:page-layout-name="Mpm12"/>
    <style:master-page style:name="Converted12" style:page-layout-name="Mpm13"/>
    <style:master-page style:name="Converted13" style:page-layout-name="Mpm14"/>
    <style:master-page style:name="Converted14" style:page-layout-name="Mpm15"/>
    <style:master-page style:name="Converted15" style:page-layout-name="Mpm16"/>
    <style:master-page style:name="Converted16" style:page-layout-name="Mpm17"/>
    <style:master-page style:name="Converted17" style:page-layout-name="Mpm18"/>
    <style:master-page style:name="Converted18" style:page-layout-name="Mpm19"/>
    <style:master-page style:name="Converted19" style:page-layout-name="Mpm20"/>
    <style:master-page style:name="Converted20" style:page-layout-name="Mpm21"/>
    <style:master-page style:name="Converted21" style:page-layout-name="Mpm22"/>
    <style:master-page style:name="Converted22" style:page-layout-name="Mpm23"/>
    <style:master-page style:name="Converted23" style:page-layout-name="Mpm1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1T22:45:22.998000000</dc:date>
    <dc:creator>Vivien Mirebeau</dc:creator>
    <meta:editing-duration>PT1H53M58S</meta:editing-duration>
    <meta:editing-cycles>8</meta:editing-cycles>
    <meta:generator>LibreOffice/7.1.2.2$Windows_X86_64 LibreOffice_project/8a45595d069ef5570103caea1b71cc9d82b2aae4</meta:generator>
    <meta:document-statistic meta:table-count="0" meta:image-count="0" meta:object-count="0" meta:page-count="50" meta:paragraph-count="176" meta:word-count="14244" meta:character-count="87791" meta:non-whitespace-character-count="73661"/>
  </office:meta>
</office:document-meta>
</file>